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ogle Sans" svg:font-family="'Google Sans', Roboto,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000000">
        <style:background-image/>
      </style:paragraph-properties>
    </style:style>
    <style:style style:name="P2" style:family="paragraph" style:parent-style-name="Standard">
      <style:paragraph-properties fo:background-color="#000000">
        <style:background-image/>
      </style:paragraph-properties>
      <style:text-properties fo:color="#ffffff" style:font-name="Times New Roman" fo:font-size="12pt" style:font-size-asian="12pt" style:font-size-complex="12pt"/>
    </style:style>
    <style:style style:name="P3" style:family="paragraph" style:parent-style-name="Standard">
      <style:paragraph-properties fo:background-color="#000000">
        <style:background-image/>
      </style:paragraph-properties>
      <style:text-properties fo:color="#ffffff" style:font-name="Times New Roman" fo:font-size="12pt" fo:font-style="italic" style:font-size-asian="12pt" style:font-style-asian="italic" style:font-size-complex="12pt" style:font-style-complex="italic"/>
    </style:style>
    <style:style style:name="P4" style:family="paragraph" style:parent-style-name="Standard">
      <style:paragraph-properties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5"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6" style:family="paragraph" style:parent-style-name="Standard">
      <style:paragraph-properties fo:text-align="center"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7"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background-color="#000000">
        <style:background-image/>
      </style:paragraph-properties>
      <style:text-properties fo:font-style="normal" style:font-style-asian="normal" style:font-style-complex="normal"/>
    </style:style>
    <style:style style:name="P9" style:family="paragraph" style:parent-style-name="Standard">
      <style:paragraph-properties fo:background-color="#000000">
        <style:background-image/>
      </style:paragraph-properties>
      <style:text-properties fo:font-variant="normal" fo:text-transform="none" fo:color="#ffffff" style:font-name="Times New Roman" fo:font-size="12pt" fo:letter-spacing="normal" fo:font-style="normal" fo:font-weight="bold" style:font-size-asian="12pt" style:font-style-asian="normal" style:font-size-complex="12pt" style:font-style-complex="normal"/>
    </style:style>
    <style:style style:name="P10" style:family="paragraph" style:parent-style-name="Standard">
      <style:paragraph-properties fo:text-align="start" style:justify-single-word="false" fo:background-color="#000000">
        <style:background-image/>
      </style:paragraph-properties>
    </style:style>
    <style:style style:name="P11"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variant="normal" fo:text-transform="none" fo:color="#ffffff" style:font-name="Times New Roman" fo:font-size="12pt" fo:letter-spacing="normal" fo:font-weight="normal" style:font-size-asian="12pt" style:font-size-complex="12pt"/>
    </style:style>
    <style:style style:name="T4" style:family="text">
      <style:text-properties fo:font-variant="normal" fo:text-transform="none" fo:color="#ffffff" style:font-name="Times New Roman" fo:font-size="12pt" fo:letter-spacing="normal" fo:font-style="normal" fo:font-weight="bold" style:font-size-asian="12pt" style:font-size-complex="12pt"/>
    </style:style>
    <style:style style:name="T5" style:family="text">
      <style:text-properties fo:font-variant="normal" fo:text-transform="none" fo:color="#ffffff" style:font-name="Times New Roman" fo:font-size="12pt" fo:letter-spacing="normal" style:font-size-asian="12pt" style:font-size-complex="12pt"/>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letter-spacing="normal" fo:font-style="normal" fo:font-weight="bold" style:font-style-asian="normal" style:font-style-complex="normal"/>
    </style:style>
    <style:style style:name="T8" style:family="text">
      <style:text-properties fo:font-variant="normal" fo:text-transform="none" fo:letter-spacing="normal" fo:font-style="normal" style:font-style-asian="normal" style:font-style-complex="normal"/>
    </style:style>
    <style:style style:name="T9" style:family="text">
      <style:text-properties fo:font-style="normal" style:font-style-asian="normal" style:font-style-complex="normal"/>
    </style:style>
    <style:style style:name="T10" style:family="text">
      <style:text-properties fo:color="#ffffff" style:font-name="Times New Roman" fo:font-size="12pt" fo:font-style="normal" style:font-size-asian="12pt" style:font-style-asian="normal" style:font-size-complex="12pt" style:font-style-complex="normal"/>
    </style:style>
    <style:style style:name="T11" style:family="text">
      <style:text-properties style:text-position="super 58%"/>
    </style:style>
    <style:style style:name="T12" style:family="text">
      <style:text-properties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steroids swept the space between Caris and the western marches this time of year. Caris was a bleak place, but the mineral rich minor planetoids made for fantastic mining. The rates the mines were willing to pay always brought captains and crews willing to risk their lives, and every year a dozen ships were punched through with boulders traveling a hundred times the speed of sound. They littered the passage- their twisted bodies like ancient leviathans thrown upon the shore. Some of the dead had been there for so long, their names served as markers in the passage. The Fire Sender, Gothic Lady, King Henry the 88<text:span text:style-name="T11">th</text:span>, Gods Own Hatred all hung as signposts and markers of hubris.<text:line-break/></text:p>
      <text:p text:style-name="P2">The Nostu (figure out what the fuck this thing is actually called) was alive. Her engines shown blue fire The only ship with engines in this graveyard. She passed the browns and blacks of the iron rich metors like a shining streak of blood in ocean of black. She was a Swordfish weaving past iron sharks, every moment one might strike and spill her open to the ravages of space. And then she too would be picked clean- scrappers hung on the edges and made homes in the depths of major asteroids - just waiting for a chance to pull an engine from a dying craft. But the Nostu would not die today. Her captain was too clever. <text:s/></text:p>
      <text:p text:style-name="P2"/>
      <text:p text:style-name="P2"><text:s text:c="2"/>Joaxi Quin was a captain able to risk the passage. Each time he passed the field he made a braid like incision on the command deck, and the port side steel floor glittered in the art of his travels. He was a Hantonese brand human. Five foot seven inches, lightly tan skin, and jet black hair- like most of his brand. He had been a starship captain since he was nineteen years old. And now he was thirty six. </text:p>
      <text:p text:style-name="P2"/>
      <text:p text:style-name="P2">“The Golden Gong sir” Said a crewman. <text:line-break/><text:line-break/>“We ring her once again” and the crew and families aboard the Notsu errupted in cheers. They'd made the passage.</text:p>
      <text:p text:style-name="P2"/>
      <text:p text:style-name="P2">The captain strode the deck and gave the command to land. A dozen crew people scattered about the bridge giving orders and preparing. The craft slowed in the inky darkness above the settlement on a planetoid far below. The Nostu heaved her sharp nose upward and then began to sink, engines down into the gravity and thin, tenous atmosphere below. </text:p>
      <text:p text:style-name="P2"/>
      <text:p text:style-name="P2">Are you quite sure we are on target Captain? Piped the Auditor. </text:p>
      <text:p text:style-name="P2"/>
      <text:p text:style-name="P2">I have landed this thrush on a hundred farms, water harvesters, and black market fiefs. Who are you to questions me? Thought the captain. But he said nothing. </text:p>
      <text:p text:style-name="P2"/>
      <text:p text:style-name="P2">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tounding. The company that owned it, that owned Captain Joaxi Quin for that matter, was a master of squeezing maximum performance with minimum capital investment. </text:p>
      <text:p text:style-name="P2"/>
      <text:p text:style-name="P2">What is engine coolant level? Asked Capitain Quin curtly.</text:p>
      <text:p text:style-name="P2"/>
      <text:p text:style-name="P2">Coolant is at 67% sir. </text:p>
      <text:p text:style-name="P2"/>
      <text:p text:style-name="P2">Increase thrust to 41%.</text:p>
      <text:p text:style-name="P2"/>
      <text:p text:style-name="P2">“Should you be operating at 67% coolant levels capitan? Isn’t that dangerous to the equipment?”</text:p>
      <text:p text:style-name="P2"><text:soft-page-break/></text:p>
      <text:p text:style-name="P2">The Copangyon company auditor had been flying at his side for the past six months. Taking detailed notes, questioning the capitan, his crew, and gobbling up every last ounce of leeway and freedom that being a captain on a far flung trader had granted. </text:p>
      <text:p text:style-name="P2"/>
      <text:p text:style-name="P2">“Zuoquo Pan thruster engine is one of best ever built. Can safely operate with coolant levels below 32% and heat at over 1300 degrees. How do you think we maintain cost effectiveness? Replace every bolt once the paint worn off? ”</text:p>
      <text:p text:style-name="P2"/>
      <text:p text:style-name="P2">The auditor was quiet but the crew laughed and Capitan Quin smilled his gap toothed, silver filled smile. His eyes flicked instinctively to the calendar. 152.083 days until vacation time. He crunched another anti-depresant, rage inhibitor between his teeth.</text:p>
      <text:p text:style-name="P2"/>
      <text:p text:style-name="P2">Engine coolant level? </text:p>
      <text:p text:style-name="P2"><text:s/>52%</text:p>
      <text:p text:style-name="P2"/>
      <text:p text:style-name="P2">Decrease thrust to 21 units. </text:p>
      <text:p text:style-name="P2"/>
      <text:p text:style-name="P2">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P2"/>
      <text:p text:style-name="P2">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eed the auditor in laughter. </text:p>
      <text:p text:style-name="P2"/>
      <text:p text:style-name="P2">“Boahui” cried one old woman, and others laughed even harder. The word translated to “land legged boy” </text:p>
      <text:p text:style-name="P2"/>
      <text:p text:style-name="P2"><text:s/>The auditor stood. “You filthy hantoese are so crude. Any chance to hoot like a monkey and you take it. You might have warned me.”</text:p>
      <text:p text:style-name="P2"/>
      <text:p text:style-name="P2">“I’m from new loa bong” thought the captain “not that this idiot would care” Most of the corporate structure didn’t take the time to learn any of the ethnic, social, religious, or historical facets <text:s/>that made each unique member of the hundred tribes corporate lumped under “hantoese brand.” Most just wore the digital translators that barked out common mandrin in stilted automated voices. And this auditor was no different. </text:p>
      <text:p text:style-name="P2"/>
      <text:p text:style-name="P2">Joaxi Quin was moving before the translator could even start it’s sentance.</text:p>
      <text:p text:style-name="P2"/>
      <text:p text:style-name="P2">“Captain- let’s go to the engine room- I want to inspect the equipment you say isn’t being damaged.” </text:p>
      <text:p text:style-name="P2"/>
      <text:p text:style-name="P2">He knew english, and could speak it when it pleased him, but any devide he could throw between himself and the auditor he would gladly use. </text:p>
      <text:p text:style-name="P2"/>
      <text:p text:style-name="P2">Laugher followed them, growing quieter as they climbed hand over hand dropping down the level of the space craft to the engines. The observation platforms were small and crowded. The heat was immense. The air smelled of coolant and fuel. </text:p>
      <text:p text:style-name="P2"><text:soft-page-break/></text:p>
      <text:p text:style-name="P2">“No touch” the captain said in mandrin, and grabbed the auditors hands. The rails were steaming hot and te captain had seen new engine workers grill the skin off their hands instantly.</text:p>
      <text:p text:style-name="P2"/>
      <text:p text:style-name="P2">Why do you let the engines leak this way capitan? </text:p>
      <text:p text:style-name="P2"/>
      <text:p text:style-name="P2">“When they stop leaking its the problem. means they are out of coolant.” </text:p>
      <text:p text:style-name="P2"/>
      <text:p text:style-name="P2">“These engines are worth more than you, more than your whole crew capitain. They must be treated with their best longevity in mind.”</text:p>
      <text:p text:style-name="P2"/>
      <text:p text:style-name="P2">“I only get 400,000 credits for maintenance. Full repairs makes no money.”</text:p>
      <text:p text:style-name="P2"/>
      <text:p text:style-name="P2">The capitan leaned agaist the outside plates, the coolest portion of this sweltering bay.</text:p>
      <text:p text:style-name="P2"/>
      <text:p text:style-name="P2">“You’ve just got to utilize the funds you’re given differently capitain. I’m sure you’re just squandering them somewhere, most captains are.”</text:p>
      <text:p text:style-name="P2"/>
      <text:p text:style-name="P2">“Cannot feed crew, maintain engine perfect, and make deadlines.” </text:p>
      <text:p text:style-name="P2"/>
      <text:p text:style-name="P2">“Well I assure you don’t have to do all those things.”</text:p>
      <text:p text:style-name="P2"/>
      <text:p text:style-name="P2">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P2"/>
      <text:p text:style-name="P2">Hmong Traditional Song plays now.</text:p>
      <text:p text:style-name="P2">https://www.youtube.com/watch?v=bGh-B09y5i0</text:p>
      <text:p text:style-name="P2"/>
      <text:p text:style-name="P2">He spoke to his father now. As the ship depresurized and the everpresent smell of pig flooded the engine room. </text:p>
      <text:p text:style-name="P2">Another ag slug on the nearly four year long journey round the outer asteroids of the fifth sun. </text:p>
      <text:p text:style-name="P2"><text:s text:c="2"/>“We never would have stood for this father. Not when we were together. Not when we had the oolong. </text:p>
      <text:p text:style-name="P2">Joaxi Quin looked at his stressor indicator wired under the skin of his wrist. . It was level 454. He chewed another tablet, and another.</text:p>
      <text:p text:style-name="P2"><text:s/>“You have seen many things father. But I hope your ship has not become one of the stariving ships. And I hope you still remember when we were one people. Not a brand bought and sold.”</text:p>
      <text:p text:style-name="P2"/>
      <text:p text:style-name="P2">As he walked to the decks where the new shipment was being unloaded he could almost hear his father speaking. </text:p>
      <text:p text:style-name="P2"/>
      <text:p text:style-name="P2">“What are the five duty’s of a captain?”</text:p>
      <text:p text:style-name="P2"/>
      <text:p text:style-name="P2">“Care for his crew as he would care for himself, as his family.”</text:p>
      <text:p text:style-name="P2"/>
      <text:p text:style-name="P2">“Be more clever than his enemy”</text:p>
      <text:p text:style-name="P2"><text:soft-page-break/></text:p>
      <text:p text:style-name="P2">“Become rich”</text:p>
      <text:p text:style-name="P2"/>
      <text:p text:style-name="P2">“Leave the gods and ancestors their due”</text:p>
      <text:p text:style-name="P2"/>
      <text:p text:style-name="P2">“Train the next captains to their duty.” </text:p>
      <text:p text:style-name="P2"/>
      <text:p text:style-name="P2">“Father how can I do these duties with the corporates wires in me telling them everything? And the pills to keep me calm and docile and</text:p>
      <text:p text:style-name="P2"><text:s/>the engines rigged to gas everyone aboard if we steal them? </text:p>
      <text:p text:style-name="P2"/>
      <text:p text:style-name="P2">You must simply be more clever than your enemy. </text:p>
      <text:p text:style-name="P2"/>
      <text:p text:style-name="P2">With enemies like the Copangyoung company that was harder and harder to do. </text:p>
      <text:p text:style-name="P2"/>
      <text:p text:style-name="P2">The capitain touched his fingers to his temple. A sign of respect to his father. I will see what I can do father. I will see what I can do.</text:p>
      <text:p text:style-name="P2"/>
      <text:p text:style-name="P2">A few fast steps and a slide down the latter railing and he was at the loading dock. He could hear the auditor.</text:p>
      <text:p text:style-name="P2"><text:s/>Complaining to the air in English “What a crude machine. Doesn’t even have lifts! Ladders imagine. Suppose its good enough for these animals.”</text:p>
      <text:p text:style-name="P2"/>
      <text:p text:style-name="P2">The doors to the loading section opened with a screech. Crew and cargo pressed in close. They were almost done with their </text:p>
      <text:p text:style-name="P2">loop and the thrush was full to the brim. Men pressed forward with meagre trading goods the thrush would exchange for the bounty of</text:p>
      <text:p text:style-name="P2"><text:s/>agricultural products waiting on the surface. </text:p>
      <text:p text:style-name="P2"/>
      <text:p text:style-name="P2">The captain watched with pleasure as a market bloomed in an instant from the loading door platform. </text:p>
      <text:p text:style-name="P2">Strong men pulled wires taught and sunk stakes into the rich loamy earth of the biodome floor. </text:p>
      <text:p text:style-name="P2">Others climed like acrobats up the wires, silken hangings strung to their back. A pavilion covered the </text:p>
      <text:p text:style-name="P2">bazzarr from the false sunlight of the mirrored focusers. In a moment the sounds of a pagent erupped and he and his </text:p>
      <text:p text:style-name="P2">people played the practiced part given to them to survive. And the Ahamish played theirs as well. Their mechanical home made the rounds of their tiny planetoid, the acid of its locomotion eatting the surface of phosphorus, nitrogen, and minerals- which became artisan food stuffs under their watchful eyes. </text:p>
      <text:p text:style-name="P2"/>
      <text:p text:style-name="P2">“History is a powerful weapon.” Captain Joquin <text:s/>could hear his father say. As he walked the stalls and little alley ways of the market bazzar</text:p>
      <text:p text:style-name="P2"><text:s/>he looked for his apprentices. </text:p>
      <text:p text:style-name="P2"/>
      <text:p text:style-name="P2">As he rounded the sharp corner of a small alley there they were. Three youth, as different as stone, silk, and the fragil body of a broken bug. </text:p>
      <text:p text:style-name="P2"/>
      <text:p text:style-name="P2">The three youth bowed, their little brown faces <text:s/>accented by the signs of their apprenticeship, a white towel wrapped around their neck and head.</text:p>
      <text:p text:style-name="P2"/>
      <text:p text:style-name="P2">“Kowareta kamakiri where is the auditor?” Asked the capitain. To a young boy, suspended in grav lifts. </text:p>
      <text:p text:style-name="P2"><text:soft-page-break/></text:p>
      <text:p text:style-name="P2">“He is in the west side market, offending our people and farmers alike with almost everyword he utters, sir.”</text:p>
      <text:p text:style-name="P2"/>
      <text:p text:style-name="P2">Very good said the capitain chuckling at the crippled boys acerbic wit.</text:p>
      <text:p text:style-name="P2"/>
      <text:p text:style-name="P2">And <text:s/>Shirukuwāmu where are we? He asked the small girl crouching on the edge of a traders roof, her lithe body leaning from the pole she grasped</text:p>
      <text:p text:style-name="P2"><text:s/>like a sailor in the wind. </text:p>
      <text:p text:style-name="P2"/>
      <text:p text:style-name="P2">“We are in the snakes scales, in the red rome system, on the eigthth of the hags knots. This place is called Caris. And it is populated by</text:p>
      <text:p text:style-name="P2"/>
      <text:p text:style-name="P2">That is enough young <text:s/>Shirukuwāmu. Leave some for your fellows. </text:p>
      <text:p text:style-name="P2"/>
      <text:p text:style-name="P2"><text:s/>The little woman who’s stalls they stood near laughed in pleasure, as if the conversation were about her.</text:p>
      <text:p text:style-name="P2"><text:s/>She smiled a gum filled smile and counted out knots on her kerchief, each tied through a solid gold coin, or looped around a gem,</text:p>
      <text:p text:style-name="P2"><text:s/>or precious vial of machine fluid or spacecraft part, that made up her only ornimentation and fiscal reserves. </text:p>
      <text:p text:style-name="P2"/>
      <text:p text:style-name="P2">And you Orokana ishi? What are the names of these peoples? </text:p>
      <text:p text:style-name="P2"/>
      <text:p text:style-name="P2">“This foolish one does not know capitan.” The boys large round face begain to turn crimson under the capitains withering eye. </text:p>
      <text:p text:style-name="P2"/>
      <text:p text:style-name="P2">The boy was one of the largest humans on the trader thrush. His strength was only rivaled in size by his stupendus stupidity. But he was a QuenQuen,</text:p>
      <text:p text:style-name="P2"><text:s/>and his father had been a capitain, before the war, before the corporate subjugation. He would have the opportunity to be an apperntice, but the Jow Quin </text:p>
      <text:p text:style-name="P2">suspected he would not pass to capitain. </text:p>
      <text:p text:style-name="P2"/>
      <text:p text:style-name="P2">These people are the Ahaamisarites. The captain looked back in his photo graphic memory at a catalouge he had once read of all the gene stock and many brands of people the Company owned. </text:p>
      <text:p text:style-name="P2"/>
      <text:p text:style-name="P2">Ahaamisarites. Farmers, obedient adherants to the farm commune model of society, these hardy people are known to be excelent producers</text:p>
      <text:p text:style-name="P2"><text:s/>in the roughest of systems. Plant these where others would be depressed, or founder for lack of contact. </text:p>
      <text:p text:style-name="P2">They need little in the way of maintenence, and their faith system gives an added bonus of a sharing mentality and a mind to cost effectiveness</text:p>
      <text:p text:style-name="P2"><text:s/>that any corperation can appreciate. They are not susseptible to revolt, but are ruthless merchants and will gain a controlling interest in any mercantile operation with rapid efficiency.</text:p>
      <text:p text:style-name="P2">Do not to give access to credits or stocks. </text:p>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Awesome scottish music. </text:p>
      <text:p text:style-name="P2">https://www.youtube.com/watch?v=hnSNfxjrwck</text:p>
      <text:p text:style-name="P2"/>
      <text:p text:style-name="P2"/>
      <text:p text:style-name="P2"/>
      <text:p text:style-name="P2"/>
      <text:p text:style-name="P2">"Don't we trade with them Capitan?" asked the Stone, a look of genuine concern on his face.</text:p>
      <text:p text:style-name="P2"/>
      <text:p text:style-name="P2">Yes stone we do. With coin minted of plasti-steel. A fourtune here would amount to a pile of twigs at the true</text:p>
      <text:p text:style-name="P2">markets. Shall I mint you a kingdom? We've seventy five tons of plasti-steel aboard." said the capitain scathingly.</text:p>
      <text:p text:style-name="P2"/>
      <text:p text:style-name="P2">The boys face turned a deeper shade of red. </text:p>
      <text:p text:style-name="P2"/>
      <text:p text:style-name="P2">"The only things of real worth here are all the farm products they make." Said silk in a whisper. </text:p>
      <text:p text:style-name="P2"/>
      <text:p text:style-name="P2">"and the gene stock." Added the mantis. A shrewd one that boy. The captain looked at him with suprize and approval. There was a fortune in humanity here. </text:p>
      <text:p text:style-name="P2">But that trade had been suppressed with the corporate take over. But it would take more than seven generations for his </text:p>
      <text:p text:style-name="P2">people to forget their ways. </text:p>
      <text:p text:style-name="P2"/>
      <text:p text:style-name="P2">So stone- do you see what it is we do here? How does a thrush flourish? </text:p>
      <text:p text:style-name="P2"/>
      <text:p text:style-name="P2">They walked out of the narrow alley where their tuttoring had begun. Ahamish children chased boys and girls of the </text:p>
      <text:p text:style-name="P2">trader ship playfully. The farmers plain denim contrasted with the patterns and silks of the crew. Everywhere</text:p>
      <text:p text:style-name="P2">around the four present and future captains, a carnival atmosphere pervaded. Stalls of brass pots and pans clattered</text:p>
      <text:p text:style-name="P2">near the knife sellers juggling their wares and splitting apples off customers heads. The leather workers plied new</text:p>
      <text:p text:style-name="P2">soles to boots, machinists welded broken farm machinery. And the ahamish drove sharp hard bargains, and the traders </text:p>
      <text:p text:style-name="P2">paid in worthless coin. The herds and mountains of bounty from the farms made a slow river into the holds. </text:p>
      <text:p text:style-name="P2"/>
      <text:p text:style-name="P2">But the boy could not see all of this. His eyes were taken by the strange clothes and the bodies of the young ladies</text:p>
      <text:p text:style-name="P2">and the strange sounds and foods all around him. </text:p>
      <text:p text:style-name="P2"><text:soft-page-break/></text:p>
      <text:p text:style-name="P2">We bring the farmers their things, their clothes and medicine and glasses, and they give us food, and water, and air.</text:p>
      <text:p text:style-name="P2"/>
      <text:p text:style-name="P2">Mantis and Silk both smiled at the poor fool, unable to see the casino like nature of the pagent around them. </text:p>
      <text:p text:style-name="P2"/>
      <text:p text:style-name="P2">the capitain shook his head. </text:p>
      <text:p text:style-name="P2"/>
      <text:p text:style-name="P2">"Stone when you are married- let your wife keep the books." they stopped at a crude wooden stall, a large iron pot</text:p>
      <text:p text:style-name="P2">thick with verdigris and soot was bubbling the most apitizing arroma. Pig bone soup. the captain listened </text:p>
      <text:p text:style-name="P2">as the Ahamish woman boasted about how her soup was special because the bones had marinated in a oven of spices</text:p>
      <text:p text:style-name="P2">brown sugar for three weeks before they were boiled. She brought him a copper ladel full and motioned him to try it. </text:p>
      <text:p text:style-name="P2"/>
      <text:p text:style-name="P2">“Capitain” whispered Silk. "The Auditor is at the pig pens."</text:p>
      <text:p text:style-name="P2"/>
      <text:p text:style-name="P2">"Foau song" swore the capitain in the native dialect of his home asteroid. Come on my students. We will have to forgoe our bone broth soup. Stone looked more</text:p>
      <text:p text:style-name="P2">upset about that than any of the chiding he had recieved for misisng his lessons. And the Mantis's face grew sour. </text:p>
      <text:p text:style-name="P2">his stunted legs would not carry him at any speed. </text:p>
      <text:p text:style-name="P2"/>
      <text:p text:style-name="P2">"Vain Stone, stupid Stone" complained Stone to no one in paticular, "Stone is carved of marble but his brain </text:p>
      <text:p text:style-name="P2">is made of clay. Why do you make your body so strong when your mind is so weak? The silk has her cunning charms and wit</text:p>
      <text:p text:style-name="P2">the maintis is sharp and cruel, his claws miss no one. But stone has nothing but his stone body to weather the world. </text:p>
      <text:p text:style-name="P2"/>
      <text:p text:style-name="P2">The young woman looked dejected when the capitain apologized in english, "I am sorry but the duties of a captain</text:p>
      <text:p text:style-name="P2">are many. I will return to try your most excellent soup when I have more time." He deftly slid a pouch of coins</text:p>
      <text:p text:style-name="P2">into the young woman's hand and made a bow. She blushed at the courtesy and attention. </text:p>
      <text:p text:style-name="P2"/>
      <text:p text:style-name="P2">The group stood behind Stone, and the Mantis rode upon his back. The farmers and traders alike parted for the massive</text:p>
      <text:p text:style-name="P2">youth. The captain watched silk. She practiced her games as they went to the pens. A pocket picked here, a disarming smile there</text:p>
      <text:p text:style-name="P2">the red silk scarf dance that the farmers saw as harmless but the captain knew could end a man as softly and silently as a </text:p>
      <text:p text:style-name="P2">whisper and a kiss. </text:p>
      <text:p text:style-name="P2"/>
      <text:p text:style-name="P2">The the press of bodies and merchandise opened up to a central cirle near the loading ramps of the trader thrush. A sea </text:p>
      <text:p text:style-name="P2"><text:soft-page-break/>of pig flesh, mirrored the humans on the oposite side of the gate. There were chickens too, and one hundred and fifty one tons of vegitables,</text:p>
      <text:p text:style-name="P2"><text:s/>mostly roots like potatoes, sugar beets and radishes</text:p>
      <text:p text:style-name="P2">stood ready to be loaded. The farmer's elders the council of old men that did the bargaining were on the loading dock</text:p>
      <text:p text:style-name="P2">and the auditor was speaking to them. A crowd had gathered and watched the exchange </text:p>
      <text:p text:style-name="P2"/>
      <text:p text:style-name="P2">"fool" he'll ruin the festival. He'll offend someone or show our hand and it will mean hell from these poor idiots.</text:p>
      <text:p text:style-name="P2">The captain made a quick climb onto the dock and listened to the words being exchanged. </text:p>
      <text:p text:style-name="P2">"Yes the Copangion company, by way of Landsdale owns this thrush, and your slug for that matter. You might know who your owners are. Its </text:p>
      <text:p text:style-name="P2">in the perspectus."</text:p>
      <text:p text:style-name="P2"/>
      <text:p text:style-name="P2">"The lord owns this slug, sir. And I'd thank you not to forget it." Said good Brother Marsh his accent thickly germaic. “And we hear from God through his living prophet Glanton S. Rockwell.”</text:p>
      <text:p text:style-name="P2"/>
      <text:p text:style-name="P2">"Oh yes, I had read about your religions, quaint to encounter them first hand. And Rockwell is a famous business man. <text:s/>Shall we conclude our business good brother?</text:p>
      <text:p text:style-name="P2">"I read in the documents your Slug requires 250,000 credits to conclude the business? </text:p>
      <text:p text:style-name="P2"/>
      <text:p text:style-name="P2">I coulnd't take less than 500000 for this lot of fine pigs and farm stock. We've worked all year for this. Said Good brother Marsh. </text:p>
      <text:p text:style-name="P2"/>
      <text:p text:style-name="P2">The captain interjected here. Silk translated, so as to keep the auditor unaware of his english. </text:p>
      <text:p text:style-name="P2"/>
      <text:p text:style-name="P2">"Auditor, you're here in an observational position. I must protest, dealing with Good Brother Marsh is my duty."</text:p>
      <text:p text:style-name="P2"/>
      <text:p text:style-name="P2">The Company will be making significant changes, once my report is delivered. I hate waste and inefficiency. These food </text:p>
      <text:p text:style-name="P2">goods are worth enough to raise the company stock three points if we deliver to the kessian mines in a good time. Every</text:p>
      <text:p text:style-name="P2">moment you waste here cuts into our profits. Really these shows of trading are unnecessary. Get the merchandise loaded.” </text:p>
      <text:p text:style-name="P2"/>
      <text:p text:style-name="P2">The elders eyes went wide. They smelled an opportunity. The crowd began to chatter. </text:p>
      <text:p text:style-name="P2"/>
      <text:p text:style-name="P2">The bounty of these farms are our own, and we owe nothing but to God and our conscience, and The Prophet Rockwell says that we must increase our yields for the Lord needs even our widows mite. </text:p>
      <text:p text:style-name="P2"/>
      <text:p text:style-name="P2">The surrounding good brothers and sisters kissed the picture of the prophet that hung round all their necks. </text:p>
      <text:p text:style-name="P2"/>
      <text:p text:style-name="P2">“Rockwell does quite well on your widow's mite” said the auditor mockingly. <text:line-break/><text:line-break/> We won't trade for 250,000 or</text:p>
      <text:p text:style-name="P2">500,000. We will take 1.5 points of your stock though. Half for you and half for us is a fair trade if you're going to do</text:p>
      <text:p text:style-name="P2"><text:soft-page-break/>so well at these mines.</text:p>
      <text:p text:style-name="P2"/>
      <text:p text:style-name="P2">The Auditors laugh was high pitched and shrill. The traders around him winced, and the farmers stared at his oddity. </text:p>
      <text:p text:style-name="P2"/>
      <text:p text:style-name="P2">A point and a half of stock? What would you do with stock? You ignorant yokle! Why a point and a half is worth mo</text:p>
      <text:p text:style-name="P2"/>
      <text:p text:style-name="P2">"IDIOT! thought the captain. "If they know their getting swindled they'll never sell." He moved imperceptibly.</text:p>
      <text:p text:style-name="P2">Stone's upturned toes made a perfect point to hook his boot. With a deft sweep of his leg the giant of a boy was tumbling towards the </text:p>
      <text:p text:style-name="P2">Auditor. </text:p>
      <text:p text:style-name="P2"/>
      <text:p text:style-name="P2">Watch out yelled the captain with mock concern. And Silk translated just as the damage was done. The gathered crowd gasped and the loading dock clanked as stone struck the Auditor from his feet</text:p>
      <text:p text:style-name="P2">One paticularly large fist hit the auditor square in the nose and blood spattered his uniform. The ships crew laughed mercilessly, but the farmers had better manners</text:p>
      <text:p text:style-name="P2">and only giggled behand open hands. </text:p>
      <text:p text:style-name="P2"/>
      <text:p text:style-name="P2">Stupid Hantonese! Spat the Auditor. I can't wait to be rid of you and your evil customs, this trip has been a burden. See that this boy is punished." The auditor </text:p>
      <text:p text:style-name="P2">pushed himself up from the steel of the loading dock and clamped his gushing nose between two danty fingers. </text:p>
      <text:p text:style-name="P2"/>
      <text:p text:style-name="P2">Stupid stone indeed! chimed silk as she helped the Auditor to his feet. Your nose is quite broken. I can bring you to grandmother, she can set it for you</text:p>
      <text:p text:style-name="P2"/>
      <text:p text:style-name="P2">I'd sooner take medical attention from those pigs. </text:p>
      <text:p text:style-name="P2"/>
      <text:p text:style-name="P2">Grandmother is a company certified nurse Auditor, she has certificates and everything. said Silk comfortingly. Her room is clean and her instruments modern. </text:p>
      <text:p text:style-name="P2">Come have a look, you wouldn't want your nose to heal crooked? </text:p>
      <text:p text:style-name="P2"/>
      <text:p text:style-name="P2">Well I hardly belive a hantonese could achive company certificates, but perhaps she'll have some Oxymendidn for the pain at least.</text:p>
      <text:p text:style-name="P2"/>
      <text:p text:style-name="P2">"Certainly" smiled silk and she led the man back inside the ship. The crowd quited. Attention was back at the deal makers. What would they trade for?</text:p>
      <text:p text:style-name="P2">The dramas of the market were the most entertainment this farming comunity would recieve in months, and Captain Jaquin could put on a show. </text:p>
      <text:p text:style-name="P2">he turned back to the elders. </text:p>
      <text:p text:style-name="P2"/>
      <text:p text:style-name="P2">"Good Brother Marsh. He gestured at the wide expanse of the hectacres of open land that rode like a shell on the biodome back of the farming slug. <text:s/>The sun is hot and my mouth is dry. And my students cannot seem to keep one foot from tripping the other." Stone was again embarased</text:p>
      <text:p text:style-name="P2">The captain made a mental note to thank him for the broken nose. "Perhaps we could pull out the pavilian and share some news of the outside world. Then you</text:p>
      <text:p text:style-name="P2">could show us the stock, award your ribbons, and we could conclude our business? Perhaps we could <text:soft-page-break/>buy a barrel of your excellent beer? </text:p>
      <text:p text:style-name="P2"/>
      <text:p text:style-name="P2">Good Borhter marsh smiled. The ahamish made a dark thick beer, and they would drink to excess, but only if someone else would buy the barrel. </text:p>
      <text:p text:style-name="P2"/>
      <text:p text:style-name="P2">The crowd sputtered in exceitment. "Up up! Shouted the captain to a few of his men and they wired more tarpalins over head with deft arobatics. Wooden tables and chairs were brought out.</text:p>
      <text:p text:style-name="P2">soon merchant and farmers were gathered dipping leather dirinking skins, and wooden mugs, and ornate brass cups, nto the farmers rich beer. The captain ordered a bowl of the bone broth</text:p>
      <text:p text:style-name="P2">soup now that his troubles with the auditor were over. As the good brother's attention was on the new broached barrels of beer Mantis hobbled to the captains side.</text:p>
      <text:p text:style-name="P2"/>
      <text:p text:style-name="P2">"Sir, I happen to have some useful forgeries at hand. <text:s/>Stock certificates, company holofoil even. They'd fool anyone but a dutch crater banker."</text:p>
      <text:p text:style-name="P2"/>
      <text:p text:style-name="P2">"The penalty for forgery is hands." said the captain without emotion. He studied the young man's bent wrists. The palsy twisted him cruly and gave his arms </text:p>
      <text:p text:style-name="P2">the shape that gave him his name. </text:p>
      <text:p text:style-name="P2"/>
      <text:p text:style-name="P2">"we're a thousand jumps from the treasury. The closest judge doesn't even work for our company and wouldn't have the codes to check the papers. And the farmers will never</text:p>
      <text:p text:style-name="P2">leave this slug, and they'll be the ones holding the evidence." he said calmly. The captain slurped his soup. It was good. He thought. At worst Rockwell would take them.</text:p>
      <text:p text:style-name="P2"/>
      <text:p text:style-name="P2">He says his treasuries are to help the poor, but his doors at the Barbast never open. They'd be safe there. Their authenticity never questioned. </text:p>
      <text:p text:style-name="P2"/>
      <text:p text:style-name="P2">"Show me the papers." mantis unclutched the sheaf of stock certificates with effort. "these are good. quite good. the captain bit the marker and it left a slightly </text:p>
      <text:p text:style-name="P2">sour taste in his mouth. Another stamp of authenticity. </text:p>
      <text:p text:style-name="P2"/>
      <text:p text:style-name="P2">"Who did these? He should have a gallon of trade grade fuel and two nights in the pleasure houses for his efforts."</text:p>
      <text:p text:style-name="P2"/>
      <text:p text:style-name="P2">"I'll see that he does." said Mantis. </text:p>
      <text:p text:style-name="P2"/>
      <text:p text:style-name="P2">"And make sure you keep his tools. A captain cannot let crew decide for himself what he should forge or not."</text:p>
      <text:p text:style-name="P2"/>
      <text:p text:style-name="P2">Mantis nodded. "And what would you like for a reward? Said the captain. His eyes narrowed on the boy.</text:p>
      <text:p text:style-name="P2"/>
      <text:p text:style-name="P2">This one's reward is his captains approval." </text:p>
      <text:p text:style-name="P2"/>
      <text:p text:style-name="P2">"You have it." Said jaouQuin as he stuffed the forged stocks in his leather traders wallet with the ships documents and his captains papers.</text:p>
      <text:p text:style-name="P2">Now go make sure the auditor is asleep. </text:p>
      <text:p text:style-name="P2"/>
      <text:p text:style-name="P2">As you say captain, and the boy shuflled off. </text:p>
      <text:p text:style-name="P2"><text:soft-page-break/></text:p>
      <text:p text:style-name="P2">“That one will see the cracks in every wall. I'll have to keep him more occupied or he will land an enforcement team on the ship before we have figured out how to disarm the engine defenses. Best keep him busy.” Thought the captain to himself. </text:p>
      <text:p text:style-name="P2"/>
      <text:p text:style-name="P2">Stone was standing at the captain’s left side smiling absentmindedly at a very busty young ahamish who was singing a rhymin serving song and hefting platters full of brimming beer mugs in rhythm with her singing.</text:p>
      <text:p text:style-name="P2"><text:s/>She would set and sing and set and sing and the people she served would hum as she served them. It made a pleasant sound like the dinging of one of the wooden clocks in the traders stalls. </text:p>
      <text:p text:style-name="P2"/>
      <text:p text:style-name="P2">As a back drop the trader thrush rose like an obelisk of blood above the pastoral beauty of the green pasture fields and waving grains golden in the sun. </text:p>
      <text:p text:style-name="P2"/>
      <text:p text:style-name="P2">The repair crews crawled the hull <text:s/>of the thrush suspended by grav lifts. Bright blue sparks and welding spatter occasionally marked a new plate being sewed in place with fire and electricity. Healing her from the ravages of space.</text:p>
      <text:p text:style-name="P2"/>
      <text:p text:style-name="P2">One of the men, a new repair man the captain recognized suddenly screamed. The mans grav lift was shattered. A report of automatic fire starteled everyone in the agfield and market. All eyes </text:p>
      <text:p text:style-name="P2">turned to the repairmans body as it cartwheeled in a spray of dropplets of blood and then stopped with a crackling crunch. Gun turrets bristled in a perimiter around each of the ships engines.</text:p>
      <text:p text:style-name="P2"/>
      <text:p text:style-name="P2">An metalic voice was audible above the russtle and chatter of the crowd </text:p>
      <text:p text:style-name="P2"/>
      <text:p text:style-name="P2">:MAINTAIN 50 METERS DISTANCE FROM MARK IV ENGINES: :PROPTERTY OF THE NEW LAN DALE COMPANY: :TRESPASSERS WILL BE SHOT ON SIGHT: </text:p>
      <text:p text:style-name="P2"/>
      <text:p text:style-name="P2">“Stone” whispered the capitan almost in the boy’s ears. <text:s/>The boy started and spilled his beer. </text:p>
      <text:p text:style-name="P2"/>
      <text:p text:style-name="P2">“yes Capitan” <text:s/>he said</text:p>
      <text:p text:style-name="P2"/>
      <text:p text:style-name="P2"><text:s/>“what are those” <text:s/>Asked JaiJIaQuin <text:s/>and pointed with a look from his eyes. </text:p>
      <text:p text:style-name="P2"/>
      <text:p text:style-name="P2">Stone turned and His boots clattered on the metallic grates that formed the base of the trading platform, It stood the height of two men and rose above the bustle of the market. </text:p>
      <text:p text:style-name="P2"/>
      <text:p text:style-name="P2">Even stone knows this thing said the boy and whipe’ed his hand three times across the back of his ear. </text:p>
      <text:p text:style-name="P2"/>
      <text:p text:style-name="P2">“These are the eyes of the auditor. They see the things we do” </text:p>
      <text:p text:style-name="P2"/>
      <text:p text:style-name="P2">"And what do we do stone?"</text:p>
      <text:p text:style-name="P2"/>
      <text:p text:style-name="P2">Stone whispered. “We want our ship back. We want her to be named the Mozu and wave the banners of Shap-ng-tsai and all his sons and their sons and the captains that will be.” </text:p>
      <text:p text:style-name="P2"/>
      <text:p text:style-name="P2">The captain also made the gesture with his ear to ward off the eyes of the company. </text:p>
      <text:p text:style-name="P2"/>
      <text:p text:style-name="P2">“Good stone. You will do the trading today.” Said the captain and he fished his leather traders wallet <text:soft-page-break/>from the side pouch. </text:p>
      <text:p text:style-name="P2">“Captain cap’ “ Stammered Stone. “I do not know the figures of this thing, and what is the price of pigs?” The captain could see the boy redding around the ears and his eyes darting about. </text:p>
      <text:p text:style-name="P2">He looked at the table full of Ahamish all enjoying the barrels of beer he’d bought.</text:p>
      <text:p text:style-name="P2"/>
      <text:p text:style-name="P2">“They’d tear him apart normally” he thought. “Maybe they will now. It will be good for him” </text:p>
      <text:p text:style-name="P2"/>
      <text:p text:style-name="P2">“Stone you are to give them these as payment.” He handed the forged company stock certificates The holofoil shining brightly in the artificial and eternal summer sun. "Don't pay anything. Above .75 points of stock." </text:p>
      <text:p text:style-name="P2"/>
      <text:p text:style-name="P2">"Sir I don't know what a point of stock is" The captain ignored him as he shuffled the boy closer and closer to the main table of the Ahamish </text:p>
      <text:p text:style-name="P2"/>
      <text:p text:style-name="P2">Good Brother Marsh was well and plenty drunk by now. The captain had tradded with the elder for many years and he could see the tinge of red even through the mans heavy beard. </text:p>
      <text:p text:style-name="P2">The elders were on a main dias table. It held an auctioneers podium and gavel. The captain had sat through many a fair, part sunday sermon part stock trader's auction</text:p>
      <text:p text:style-name="P2"/>
      <text:p text:style-name="P2">Marsh could smell profits. And Stone was close enough now that the main table of Ahamish all bristled like pointer dogs. Harvest time for the money traders.</text:p>
      <text:p text:style-name="P2"/>
      <text:p text:style-name="P2">"Brothers, Sisters, children of a mighty God, all toilers in the feild and gleaners of the work of the mighty. Once again the duty's have been done, and</text:p>
      <text:p text:style-name="P2">our everlasting god has fufilled his promise to us. We shuned sloth, and our lovestock grew, we sang in our weariness and the wheat grew near high as our voices to god.</text:p>
      <text:p text:style-name="P2"/>
      <text:p text:style-name="P2">"But now the moment of our stead fastness is at hand." Marsh had gripped the podium deeply and a tinge of sweat marked his fervered brow. He smelled of the <text:s/>molases and malt of the beer and the front row could almost taste it when he spoke.</text:p>
      <text:p text:style-name="P2"/>
      <text:p text:style-name="P2">"The trading is at hand! And Bucks and Vixens will be matched" </text:p>
      <text:p text:style-name="P2"/>
      <text:p text:style-name="P2"/>
      <text:p text:style-name="P2"/>
      <text:p text:style-name="P2"/>
      <text:p text:style-name="P2"/>
      <text:p text:style-name="P2">THE GIRL'S CHAPTER.</text:p>
      <text:p text:style-name="P2"/>
      <text:p text:style-name="P2">I was a red head once. And my eyes were green. Or maybe blue. My skin was fair with freckles and my greatest care in the world was a winning the first prize ribbon for pigs.</text:p>
      <text:p text:style-name="P2">and the bolt of callico cloth that came with it. I was to be a blue ribbon vixen that year and eligible to be matched and I wanted nothing more than to wear</text:p>
      <text:p text:style-name="P2">a new bonnet and dress of gold and cornflower blue pattern that I had seen in the prizes behind the glass where the candy was the children got for picking most, or </text:p>
      <text:p text:style-name="P2">the heavy boots and duck cloth tousers and tool patterned leather the Bucks could win that made them men in the covenant. </text:p>
      <text:p text:style-name="P2"/>
      <text:p text:style-name="P2">Then Arthur Trillian. I know you know who he is. We've all heard of AT. But I met him. When he was <text:soft-page-break/>still a living human. </text:p>
      <text:p text:style-name="P2"/>
      <text:p text:style-name="P2">Arthur could read. That is what made me follow him. That is what made me disobey. </text:p>
      <text:p text:style-name="P2"/>
      <text:p text:style-name="P2"/>
      <text:p text:style-name="P2"/>
      <text:p text:style-name="P2"><text:s/>Larua Ingles walked into the the doemed pod of the pig pen and smiled. She was tall for her age, and stronger than most of the boys. And this was her favorite place. A whole managery of little animated pigs all stomped and wiggled and snorted- eager to be fed. </text:p>
      <text:p text:style-name="P2"/>
      <text:p text:style-name="P2">"Alone alone alone little piggies!" Every square inch of the doeme hung with glistening meat and pulsing organs, a netowrk of tubes and syntheic skin coverings made each pig </text:p>
      <text:p text:style-name="P2">safe from bacterial infections. A row after row of paired down pigs, only what was needed to produce meat was grown, and hung in the pulsing pumping network of </text:p>
      <text:p text:style-name="P2">feeding tubes and waste gates. The meat hung to the roof and lower racks like lobes of lungs. </text:p>
      <text:p text:style-name="P2"/>
      <text:p text:style-name="P2">Sooouie!! Pigs come here to see me! Wendy is off to neck with Harris and so the pen is ours today! No gossip, and no complaining! </text:p>
      <text:p text:style-name="P2"/>
      <text:p text:style-name="P2">The girl bent at a display screen and hundreds the little cartoon farmstock came to greet her. Her overalls were tan and crisp but faded. tools and tassles ornimeted </text:p>
      <text:p text:style-name="P2">the frame of the sixteen year old girl, on the edge of becoming a woman in her societies eyes.</text:p>
      <text:p text:style-name="P2"/>
      <text:p text:style-name="P2">"Reggie, and Wattson, and Tilda!" She pressed the noses of the projected pigs and drawn sparkels and stars erupted as she performed the needed action. Vital signs displayed above their heads. With each button touched her skin flushed and </text:p>
      <text:p text:style-name="P2">the chimes played. Every few moments, at random a little hard pellet would roll out the bottom of the display. A reward.</text:p>
      <text:p text:style-name="P2"/>
      <text:p text:style-name="P2">LEMON my favorite. and she popped the food in her mouth and rolled it around her tounge. Her big smile got even bigger. the silava made her mouth shine ans she said</text:p>
      <text:p text:style-name="P2"><text:s/>"check check check!" You look good, you're heart beat is normal. <text:s/>Chime! And a new candy rolled out the despenser. Your, OHHH a red one! She said to the candy. <text:s/>We never get those today is a good day! I'm gonna save that one, ok back to chekcing your looing good good</text:p>
      <text:p text:style-name="P2">CHARTS DONE! </text:p>
      <text:p text:style-name="P2"/>
      <text:p text:style-name="P2">and she scooped up the handful of sweet round pips and put them in one of the multitude of pockets in her overalls </text:p>
      <text:p text:style-name="P2"/>
      <text:p text:style-name="P2">"hungry piggies!" she squealed. Her boots clanked on the steel floor <text:s/>The flat enterance of the dome had a rusted valve marked FEED. She struggled to turn it, paused, then splayed a wrench through the flanges of </text:p>
      <text:p text:style-name="P2">the valve and used the extra leverage to turn. </text:p>
      <text:p text:style-name="P2"/>
      <text:p text:style-name="P2">Ok ok ok everyone to their pens now! </text:p>
      <text:p text:style-name="P2"/>
      <text:p text:style-name="P2">The valve open a slurry of fat and grain poured through an industrial digester. The girl put her arms around the digester. It was warm, she could hear the rushing heart beat of </text:p>
      <text:p text:style-name="P2">the five hundred pigs who's blood pumped around the permialbe memebrane that looped it like <text:soft-page-break/>gossamer capilaries. Waste flowed out of the blood in the heavy siv at the top, and then clean healthy blood</text:p>
      <text:p text:style-name="P2">picked up food at the bottom. </text:p>
      <text:p text:style-name="P2"/>
      <text:p text:style-name="P2">hungry piggies hungry! good good everyone in their pens. Now how's everyone feeling todaaaaay the girl sung</text:p>
      <text:p text:style-name="P2"/>
      <text:p text:style-name="P2">Shall we all onink a happy tune!! I see you Reggie no grumping! We're happy singers! </text:p>
      <text:p text:style-name="P2"/>
      <text:p text:style-name="P2">Pigs and pork for faraway marts </text:p>
      <text:p text:style-name="P2">sweet bacon but no farts! </text:p>
      <text:p text:style-name="P2">remember clean the pipes make the charts.</text:p>
      <text:p text:style-name="P2">wipe the sikns and check the heaaaarts!!! </text:p>
      <text:p text:style-name="P2"/>
      <text:p text:style-name="P2">The girl danced up and down the isles, her flowing strong hair whipping behind her. As she pressed the feed light on each pig the screen showed an imamge of a happy ham slurping from a make belive trough. </text:p>
      <text:p text:style-name="P2"/>
      <text:p text:style-name="P2">Alright! Everyone fed? Everyone fattening? Time for some exersice! we have to grow those muscles strong! She stopped as one of the pigs on a top row glowed red.</text:p>
      <text:p text:style-name="P2"/>
      <text:p text:style-name="P2">Oh no who are you! she climbed the racks "what's the trouble mr. porker?" ohhh you're leaking! And durring feeding time!? you don't want that you'll go hungry.</text:p>
      <text:p text:style-name="P2"/>
      <text:p text:style-name="P2">deftly the girl pulled a packet of sealant from her overalls. The red blood and the warning light made the skin of her face crimson and her red hair like the blasting of</text:p>
      <text:p text:style-name="P2"><text:s/>a furnace</text:p>
      <text:p text:style-name="P2">the leaking tube was sizzled back in place. There we are. Good as new. You're getting fatter by the minute and your ready for exercise. A loud clang snapped through the room. </text:p>
      <text:p text:style-name="P2"/>
      <text:p text:style-name="P2">Harris and Harris? She thought- and turned to look for the source of the noise. </text:p>
      <text:p text:style-name="P2"/>
      <text:p text:style-name="P2">The girl hung behind the repaired pig, her eyes barely visible in the tip top of the multi story tower of meat. </text:p>
      <text:p text:style-name="P2"/>
      <text:p text:style-name="P2">it was a boy.....</text:p>
      <text:p text:style-name="P2"/>
      <text:p text:style-name="P2">A Technician! </text:p>
      <text:p text:style-name="P2"/>
      <text:p text:style-name="P2">"What are you doing here she whispered. Techs aren't allowed out of the tunnels without a work order and there's nothing wrong with the equipment here...</text:p>
      <text:p text:style-name="P2"/>
      <text:p text:style-name="P2">Watching and waiting are wise... she said quietly to herself and the pigs. </text:p>
      <text:p text:style-name="P2"/>
      <text:p text:style-name="P2">He was a thin boy. The techs did much work on little food. The sound of five hundred hearts pumping, and the </text:p>
      <text:p text:style-name="P2">distant clinging chimes of the feeding screen were all she could hear, but she could see the sinewy male reaching out and touching one of her pigs. </text:p>
      <text:p text:style-name="P2"/>
      <text:p text:style-name="P2"><text:soft-page-break/>“The meat! Its almost harvest time! He's hungry.” She looked at the thousands of pounds of meat that hung before her. “Shooot I'm hungry too! And she munched down one of her pellets. This one was tart and grape. </text:p>
      <text:p text:style-name="P2"/>
      <text:p text:style-name="P2">A tablet was in his hands. Its wires and probes were the mark of a technian, that and his tools. He struggled to even reach the hanging ham, and when he lifted it off of its supports it took him to the ground with a thud. </text:p>
      <text:p text:style-name="P2"/>
      <text:p text:style-name="P2">The technician look furtively at the meat, and he probed the wires deeply into the hanging hocks.</text:p>
      <text:p text:style-name="P2">His face was cross, like the meat was not the hoped for answer to a long studied puzzle. The room waiting in anticipation. The hearts beat Laura popped another lemon candy and shifted her hanging weight from one leg clamped around the meat, to another. </text:p>
      <text:p text:style-name="P2"/>
      <text:p text:style-name="P2"><text:tab/>He wasn't coooking the meat, he wasn't tearing at it, aas one hungry would. But he was trying, in his own way to use it. He shifted sides. The air <text:s/>was thick with the smell of sytheitc skin plasticy sweet and the heat of all the muslce contractoing and growing. </text:p>
      <text:p text:style-name="P2"/>
      <text:p text:style-name="P2">The boy drew a scalpel blade from his set of tools. Cut a nerve band in a pigs mucle. The meat stopped arching from the exercise signal. Like a plow digging a furrow, the scaple now slid down and into the boys skin.</text:p>
      <text:p text:style-name="P2"/>
      <text:p text:style-name="P2">Laura shuddered instinctively, unable to fathom self damage of this extent. </text:p>
      <text:p text:style-name="P2"/>
      <text:p text:style-name="P2"><text:s/>He exposed a <text:s/>nerve bundle. The boys and the meats unique nerves hung for a moment as close as god and man in the creation of adam, then they touched and the muscle grew stiff and achingly tense. </text:p>
      <text:p text:style-name="P2"/>
      <text:p text:style-name="P2">The boys face was wide in smile. He teeth we not straight and there was a large gap in the bottom where a few were missing. His eyes were almost lost in the depth of his smile. The Blue of the artifical sky was brighter when he smilled.</text:p>
      <text:p text:style-name="P2"/>
      <text:p text:style-name="P2">“what is he doing whicspered laura, and before she could blink she had her answer. The boy twitched his arm and the meat stood at attention. He moved again and it welled taught like a cable under strain. </text:p>
      <text:p text:style-name="P2"/>
      <text:p text:style-name="P2">He cut the sinyews that held the meat in and blood vessles and began to bound the flesh to his own weaving the pumping arteries and tendons into his arm. He looked grossly misshapen with a single enormous bicep. Fizzles of smoke where he cauterized a dripping open vein, a jump of the <text:s/>meat when another nerve was married to his own. </text:p>
      <text:p text:style-name="P2"/>
      <text:p text:style-name="P2"><text:s/>He detached the pumping artery of blood that fed the heart and plugged it into a small portal on the nape of his neck. In a moment the anemic spindly face was flush with oxygen, nutrients, and the mixture of hormones and antibiotics that coursed through the efficient semi-organism that was now called pig. </text:p>
      <text:p text:style-name="P2"/>
      <text:p text:style-name="P2">The floor around the boy was slick with blood. Scent of iron began to overwhelm the plastic of the skin. Laura Ingles watched fascinated, she popped the hard shelled reward candies in her mouth and sucked the waxy shells clear of their citrus flavor until the grainy center dissolved like dust on her tongue, all the time staring at the boy. </text:p>
      <text:p text:style-name="P2"/>
      <text:p text:style-name="P2">A red warning light began to flash, sensors alarming at the pig who's heart was missing it's intake of <text:soft-page-break/>blood. Laura reacted instinctively. </text:p>
      <text:p text:style-name="P2"/>
      <text:p text:style-name="P2">“Hey give him back his blood line!” She wished she'd not said anything at all. She scurried back behind the hog from which she had came and hid even closer, her face burred in the warm fold where the two great lobes of meat gave way to the cleft of the heart. </text:p>
      <text:p text:style-name="P2"/>
      <text:p text:style-name="P2">“Who's there's whispered the boy hoarsly. And he rappidly began to cut and tear at the nerves that braided him to the flesh. </text:p>
      <text:p text:style-name="P2"/>
      <text:p text:style-name="P2">“be brave Laura like mother, she didn't shy away from the bear! </text:p>
      <text:p text:style-name="P2"/>
      <text:p text:style-name="P2">Laura lifted herself from the stump of bone that held the weight of the meat and formed a natural anchor from which the hog was held suspended. Much practice made her deft in swinging from animal to animal and in a moment she was at the boy's side. He was almost free of the nerve bundles. The blood line hung where he'd dropped it and the farm's sanguinary sacrifice began in effigy, and spread quickly, threatening to touch all who stood under the domes protection. <text:s text:c="2"/></text:p>
      <text:p text:style-name="P2"/>
      <text:p text:style-name="P2">For a brief moment the scaple stood erect in his hand, all too obviously a threat, they both looked at it and then the moment defused, the alternative too terrible. <text:s/>The scaple slid back in his pack. </text:p>
      <text:p text:style-name="P2"/>
      <text:p text:style-name="P2">“Whaaat are you doing?” She grabbed his arm and looked closely. He was obviously uncomfortable with being touched, but her curiosity over won. “do those lines make you the meat? How'd you do that?!”</text:p>
      <text:p text:style-name="P2"/>
      <text:p text:style-name="P2">“They're called nerves. Your body uses them like messenger wires to talk to your feet, and hands and eyes and such. I just grew some extras. There's plenty around if you look in the right places. “</text:p>
      <text:p text:style-name="P2"/>
      <text:p text:style-name="P2">The boy was standing at an angle to Laura his body was tense, knees bent slightly and leaning towards the steel grate in the floor he'd lifted to come up into the hog pens. Laura could see the tunnels where the tech's lived and worked keeping the slug healthy and moving. <text:s/></text:p>
      <text:p text:style-name="P2"/>
      <text:p text:style-name="P2">Her hand was the only thing holding the boy from shooting back into his den. She stood a good eight inches over the technician and her muscled and womanly frame held sixty pounds more human than the boy's poxy spindly figure. </text:p>
      <text:p text:style-name="P2"/>
      <text:p text:style-name="P2">“Stop frettin' I'm not going to turn you in. You might have sinned, but that's between you and the almighty, not for me to judge. And I'm no tattler.” <text:s/>She let go of the arm. </text:p>
      <text:p text:style-name="P2"/>
      <text:p text:style-name="P2">A deep sigh, relaxed, he began unhitching the remaining nerves, the meat jumped and bucked oddly as the nerves signals were severed. </text:p>
      <text:p text:style-name="P2"/>
      <text:p text:style-name="P2">“Did you learn that in tech training?” </text:p>
      <text:p text:style-name="P2"/>
      <text:p text:style-name="P2">“I taught myself”</text:p>
      <text:p text:style-name="P2"/>
      <text:p text:style-name="P2">“Nuh uh, you didn't have to to apprenticeship?” </text:p>
      <text:p text:style-name="P2"/>
      <text:p text:style-name="P2">“I read about it in...” </text:p>
      <text:p text:style-name="P2"/>
      <text:p text:style-name="P2"><text:soft-page-break/>“You can read? You?! Show me. ”</text:p>
      <text:p text:style-name="P2"/>
      <text:p text:style-name="P2">“Can you read.” </text:p>
      <text:p text:style-name="P2"/>
      <text:p text:style-name="P2">“No.”</text:p>
      <text:p text:style-name="P2"/>
      <text:p text:style-name="P2">“How would you know if I can read then?” </text:p>
      <text:p text:style-name="P2"/>
      <text:p text:style-name="P2">The big industrial digester was still humming. Laura strutted to it. Blood trailed <text:s/>on her boots and dripped through the metal grates. </text:p>
      <text:p text:style-name="P2"/>
      <text:p text:style-name="P2">“What's this say?” Her arm out gesturing to the block letters FEED on the in let pipe. </text:p>
      <text:p text:style-name="P2"/>
      <text:p text:style-name="P2">“Feed”</text:p>
      <text:p text:style-name="P2"/>
      <text:p text:style-name="P2">Hmmmm.. That's an easy one. What does this say - </text:p>
      <text:p text:style-name="P2"/>
      <text:p text:style-name="P2">“Plasma outlet” </text:p>
      <text:p text:style-name="P2"/>
      <text:p text:style-name="P2">“that was my biggest word. You <text:span text:style-name="T1">can read.”</text:span></text:p>
      <text:p text:style-name="P3"/>
      <text:p text:style-name="P4">In the round dome blue with artifical sunlight and the streching eternal cloudless sky five hundred hearts beat in slow rhythm <text:s/>and two hearts beat at speed. </text:p>
      <text:p text:style-name="P4"/>
      <text:p text:style-name="P4">Laura looked the boy up and down. Taking in the hundred things she'd been acculturated to look for, judge and measure.</text:p>
      <text:p text:style-name="P4"/>
      <text:p text:style-name="P4">His arms were thin and spindly face pale, his vocation low. All signs that she should shun him for better stock.</text:p>
      <text:p text:style-name="P4"/>
      <text:p text:style-name="P8"><text:span text:style-name="T3">MENE, MENE, TEKEL, UPHARSIN. NUMBERNUMBER </text:span><text:span text:style-name="Emphasis"><text:span text:style-name="T4">WEIGHT</text:span></text:span><text:span text:style-name="T5"> </text:span><text:span text:style-name="T3">DIVISION” <text:s/>she thought. A buck he is not. </text:span></text:p>
      <text:p text:style-name="P4"/>
      <text:p text:style-name="P4">They don't feed you techs much do they? </text:p>
      <text:p text:style-name="P4"/>
      <text:p text:style-name="P4">Head shaking the boy agreed. “say we have to stay skinny to fit in the crevices. Keep the pipes and pressure maintained.”</text:p>
      <text:p text:style-name="P4"/>
      <text:p text:style-name="P4">They both stood in the silence for a moment. Laura sniffed hard and wiped her nose on the back of her hand. Then to the front of her overalls for more pips. <text:s/></text:p>
      <text:p text:style-name="P4"/>
      <text:p text:style-name="P4">“DO you want to read?” He blurted out. </text:p>
      <text:p text:style-name="P4"><text:s/></text:p>
      <text:p text:style-name="P4">The thicc curls of her red hair bounced back as if he'd struck her. </text:p>
      <text:p text:style-name="P4"/>
      <text:p text:style-name="P4">Good Brother Marsh says vixens have no need of reading. He says it clutters the mind with vain ambitions that are not the perview of a lady of the lord. </text:p>
      <text:p text:style-name="P4"/>
      <text:p text:style-name="P4">There's so much more to the world than Marsh, than this slug, than anyone here can even fathom. So <text:soft-page-break/>much beauty, pain, complexity. So much </text:p>
      <text:p text:style-name="P4"/>
      <text:p text:style-name="P4">He twittled with the wires of his tablet. Pulling them from the meat of the pig. Sliding them slowly, carefully back into their hardsided container. </text:p>
      <text:p text:style-name="P4"/>
      <text:p text:style-name="P4">“potential” </text:p>
      <text:p text:style-name="P4"/>
      <text:p text:style-name="P4">Eyes to the sky, blue and uniform he walked to the central control panel, near the digester. </text:p>
      <text:p text:style-name="P4"/>
      <text:p text:style-name="P4">In moments the screws were gone and the panel and all its web of wires was in the boys hands. These were things that Laura did not understand. But his movements were movements she could make. </text:p>
      <text:p text:style-name="P4"/>
      <text:p text:style-name="P4">“I can do anything this boy can do. I can do it better. I'm a blue ribbon vixen ” thought Laura </text:p>
      <text:p text:style-name="P4">She watched over his shoulder trying to learn the cypher of the wires </text:p>
      <text:p text:style-name="P4"/>
      <text:p text:style-name="P4">The sky shifted. In a moment it went from bright blue day to deep and utter black. </text:p>
      <text:p text:style-name="P4"/>
      <text:p text:style-name="P4">She gasped and looked skyward where the familiar cartoon clouds had stood moments ago. </text:p>
      <text:p text:style-name="P4">The stars. Said the boy </text:p>
      <text:p text:style-name="P4"/>
      <text:p text:style-name="P4">Swirling overhead were the trailing arms of the dancer nebula. The violent pulses of the Utrecht nova, long ancient before god was a though in man's mind, threw archs of light and waves of power that played the drums the dancer spun to. </text:p>
      <text:p text:style-name="P4"/>
      <text:p text:style-name="P4">And this is just one small corner, of one small room in the endless expanse of the galaxy. Said the boy monotone like he was repeating a lesson. </text:p>
      <text:p text:style-name="P4"/>
      <text:p text:style-name="P4">Awe and wonder filled the girls heart. The grains of star dust quivverd and spasomed in arcane splendor and spoke to something deep inside of her, the thought of calico dresses and blue ribbons was dead. </text:p>
      <text:p text:style-name="P4"/>
      <text:p text:style-name="P4">What is this? She asked</text:p>
      <text:p text:style-name="P4"/>
      <text:p text:style-name="P4">The moon and the hundred and twelve stars of fake constelations they show you at night? Those aren't real. They're designed to keep you dosicle and to make you feel safe. The reality of the night sky was deemed, unstablizing. Guess a a shimmering river of stars out your front door makes you want to swim.</text:p>
      <text:p text:style-name="P4"/>
      <text:p text:style-name="P4">This is real? </text:p>
      <text:p text:style-name="P4"/>
      <text:p text:style-name="P4">These are your neighbors he paused. </text:p>
      <text:p text:style-name="P4"/>
      <text:p text:style-name="P4">What's your name he said in a slow tone. Turning to her the control panel still hanging in his limp arms, wires wraping his ankles precariously as he moved.</text:p>
      <text:p text:style-name="P4"/>
      <text:p text:style-name="P4">“Laura, Laura Ingles Wilder.” She extended her hand in customary greeting, readying herself to show off her firm handshake and the inherent superiority it displayed.</text:p>
      <text:p text:style-name="P4"/>
      <text:p text:style-name="P4">The boy turned backward the wires unwinding. <text:s/>Laura's hand hanging like a tree leaning to the sun on a cliff face. <text:s/></text:p>
      <text:p text:style-name="P4"/>
      <text:p text:style-name="P4"><text:soft-page-break/>Laura meet the dancer. Dancer this is Laura. </text:p>
      <text:p text:style-name="P4"/>
      <text:p text:style-name="P4">Laura looked up and extended her hand towards the constellation, the million mites of dust and gas streaming past seemed to clutch and grasp at her fingers, like the dancer took her proffered hand and </text:p>
      <text:p text:style-name="P4"/>
      <text:p text:style-name="P4">Laura spun in a twirl. The boy smiled. </text:p>
      <text:p text:style-name="P4"/>
      <text:p text:style-name="P4">“She's something isn't she?”</text:p>
      <text:p text:style-name="P4"/>
      <text:p text:style-name="P4">“She's splendid.” </text:p>
      <text:p text:style-name="P4"/>
      <text:p text:style-name="P4">There were moments eternities where they both stood in the dancers splendor. But soon the hum of the digester- and the very real possibility of being caught in several transgressions brought them back. <text:s/></text:p>
      <text:p text:style-name="P4"/>
      <text:p text:style-name="P4">“I'm sorry but you have to say good bye.” </text:p>
      <text:p text:style-name="P4"/>
      <text:p text:style-name="P4">“So soon? ” Laura's face fell, her arms drooping. The five hundred hearts beat a steady rhythm in the background. </text:p>
      <text:p text:style-name="P4"/>
      <text:p text:style-name="P4">The boy looked towards the door. Laura was brought back to the truth of the matter. </text:p>
      <text:p text:style-name="P4"/>
      <text:p text:style-name="P4">“Oh god. The council. The elders. She moved quick like a sprinter and locked the airlock and jammed the hydraulics with a bar of steel as thick as her wrist that stood near the grooves of the door slides. </text:p>
      <text:p text:style-name="P4"/>
      <text:p text:style-name="P4">“Done that before?” </text:p>
      <text:p text:style-name="P4"/>
      <text:p text:style-name="P4">“I haven't but Wendy does some times to come in here and neck with her buck, Harris. At least I hope those two get paired or there will be trouble.” said Laura speculating on the pairing ritual that was soon to happen at the market/feast/ yearly fair that was the central social cultural festival of the ag slug's year. </text:p>
      <text:p text:style-name="P4"/>
      <text:p text:style-name="P4">“Last look.” </text:p>
      <text:p text:style-name="P4"/>
      <text:p text:style-name="P4">Like a mast entwined in all it's rigging the technician stood in the center of the beehive of meat. Wires draped from his tablet and the nerves and sinew still hung from his arm like a branch of coral. The wires trailed here and there in the blood, and the whole apparatus looked like to consume him. Laura was taken aback by how vulnerable he looked.</text:p>
      <text:p text:style-name="P4"/>
      <text:p text:style-name="P4">“come out of there. Come out of all those wires and that blood and let's get you cleaned up”<text:line-break/><text:line-break/>She missed the last proffered look at the dancer, so concentrated she was on the technician. He snapped the comforting blue sky back into activation, the rolling white clouds with perfect triple humps sailing calmly across placid clear blue, flat bottoms marking an imaginary dewpoint in a sky on a planet that had not had blue skys for a hundred centuries. </text:p>
      <text:p text:style-name="P4"/>
      <text:p text:style-name="P4">Laura was at the technician's arm. From her overalls she drew a packet of clot sealant and took the scapel from his vest without asking. He was tense in her hands and could not make eye contact with the taller, larger woman who was so deftly freeing him from wires, wounds, and nerves. </text:p>
      <text:p text:style-name="P4"/>
      <text:p text:style-name="P4"><text:soft-page-break/>“Can I cut these? She motioned to the nerves. </text:p>
      <text:p text:style-name="P4"/>
      <text:p text:style-name="P4">“Below the nodes” </text:p>
      <text:p text:style-name="P4"/>
      <text:p text:style-name="P4">She slid the scaple deftly thought the bundles of dendrites and left the large blubs intact. <text:line-break/><text:line-break/>“Tuck those back into the cut and seal it up please” He unlached the diagnositic wires from their ports and stood the pannel back into its docking port at his belt. He knelt and she followed her work kneeling in turn. </text:p>
      <text:p text:style-name="P4"/>
      <text:p text:style-name="P4">The arm sealed neatly under her expert care the only noticealbe markings were small pocks of skin that bunched together if the boy drew his bicept to full flexion. </text:p>
      <text:p text:style-name="P4"/>
      <text:p text:style-name="P4">Laura straightened her legs. Almost all evidence of the strangeness that had been happening was neatly tucked, bound and repaired. Only the un-hangared pork and the blood that lay like afterbirth would incriminate them. </text:p>
      <text:p text:style-name="P4"/>
      <text:p text:style-name="P4">I'll sterilize the floor if you'll hang the meat. </text:p>
      <text:p text:style-name="P4"/>
      <text:p text:style-name="P4">“you'd better hang it, I could hardly lift it down.” </text:p>
      <text:p text:style-name="P4"/>
      <text:p text:style-name="P4">In perfect squat form Laura bent deeply to the ground and grasped the swine to her chest, then settled deep into the lift and all the muscles in her legs and buttocks clenched in perfect unison. She searched blindly for the steel interface with the bone stump, then metal and bone meshed and The hefty hog hung once more. </text:p>
      <text:p text:style-name="P4"/>
      <text:p text:style-name="P4">She looked from one side of the dome, to the other. All was right in her world. Everone was fed, a pocket of sweet rewards still half full in her tunic. She popped another then offered a few to the technician as he came within arms reach with the long thin blood squeegy in hand, the last of the red evidence swept into the gutter. <text:line-break/><text:line-break/>“Thanks” He placed the little candy on his tongue and Laura watched as he rolled in across his mouth. </text:p>
      <text:p text:style-name="P4"/>
      <text:p text:style-name="P4"><text:s/><text:line-break/>What are you doing she said after a few moments of watching him awkwardly snap suck at the candy.</text:p>
      <text:p text:style-name="P4"/>
      <text:p text:style-name="P4">“I've seen these but never had one before. The texture is.... odd.”</text:p>
      <text:p text:style-name="P4"/>
      <text:p text:style-name="P4">They're designed that way, never a same feeling twice. Crunch, then smooth, then bristly or firm like steak. Keeps you interested, keeps you eating. </text:p>
      <text:p text:style-name="P4"/>
      <text:p text:style-name="P4">He knodded and walked towards the open service grate. They're nice. Much nicer than what we eat. </text:p>
      <text:p text:style-name="P4"/>
      <text:p text:style-name="P4">Hey wait, that's it, you're gonna go? She stopped him with a heavy hand. </text:p>
      <text:p text:style-name="P4"/>
      <text:p text:style-name="P4">“I have so much to do, and I need to get back to my lab. I'm sorry.”</text:p>
      <text:p text:style-name="P4"/>
      <text:p text:style-name="P4">“No, I do not accept your apology. There was so much trouble here, trouble I didn't ask for. You owe me.” </text:p>
      <text:p text:style-name="P4"><text:soft-page-break/></text:p>
      <text:p text:style-name="P4">He looked at his wrist, the wafer thin green watch barely visible under the wraps of wire, sensor stripes, and tools. He closed his eyes, a deep frown creased his face and his eyes spoke pain and regret.</text:p>
      <text:p text:style-name="P4"/>
      <text:p text:style-name="P4">“oh no. She said there'd be someone. IT's YOU?”</text:p>
      <text:p text:style-name="P4"/>
      <text:p text:style-name="P4">“Who's me?” </text:p>
      <text:p text:style-name="P4"/>
      <text:p text:style-name="P4">“Do you want to learn to read?” Asked the technician, holding the question out like a litmus test, eyes wide waiting a response. Able for the first time to make eye contact. </text:p>
      <text:p text:style-name="P4"/>
      <text:p text:style-name="P4">Laura looked up at the roof. She remembered the dancer. She thought of all the times father reading to the family had passed the book of stories over her, and to her brothers. All the times she'd yearned to read. She squinted at him, suspicious of one who could read her inner forbidden desires so adeptly. </text:p>
      <text:p text:style-name="P4"/>
      <text:p text:style-name="P4">She wispered, so ingrained in her the ideas of propriety and protection from evil. But she did speak</text:p>
      <text:p text:style-name="P4"/>
      <text:p text:style-name="P4">“Yes” </text:p>
      <text:p text:style-name="P4"/>
      <text:p text:style-name="P4">The repsonse struck the technician and hung on him like thick greasy thunderclouds. He was immediately animated. Rubbing his palms into his forehead and grimacing. Back arching he looked at her in disbelief. </text:p>
      <text:p text:style-name="P4"/>
      <text:p text:style-name="P4">“Yoou? A fourteen stone vixen, with hair like fire? You're who I was to look for?” He shook his head. “I'd never had found you” </text:p>
      <text:p text:style-name="P4"/>
      <text:p text:style-name="P4">“You found me now. And I've been here for years. You were looking for me?” </text:p>
      <text:p text:style-name="P4"/>
      <text:p text:style-name="P4">More words, more weather, the greasy thunderclouds now seaped into his clothes and he stood there sopping in regret and guilt. He checked his watch again. She could see the flicks of mental math as his eyes moved. </text:p>
      <text:p text:style-name="P4"/>
      <text:p text:style-name="P4">“A little under 36 hours until the trader thrush leaves. The basics at least. And with the lab in her hands, and who knows how long until hostile take over or rescue..... ” </text:p>
      <text:p text:style-name="P4"/>
      <text:p text:style-name="P4">he looked deeply at her. Seeing her almost to her bones. What's your family name? <text:line-break/><text:line-break/>“Wilder” </text:p>
      <text:p text:style-name="P4"/>
      <text:p text:style-name="P4">“With genealogy like that Survival almost entirely assured. Alright you may come. You will not like this. And you'll hate me. I'm sorry in advance.”</text:p>
      <text:p text:style-name="P4"/>
      <text:p text:style-name="P4">Siding sideways he turned his back to her and held the grate open as high as he could. <text:line-break/><text:line-break/>“Sorry doesn't count unless you take action to change and it sounds like you're just saying that to shut me up not like you really mean it.” </text:p>
      <text:p text:style-name="P4"/>
      <text:p text:style-name="P4">He said nothing. Unable, or unwilling to cope with anything more real than what he'd laid bare. He closed his eyes and went deep inside himself. </text:p>
      <text:p text:style-name="P4"><text:soft-page-break/></text:p>
      <text:p text:style-name="P4">She waited until his meager frame was shaking under the weight of the floor grate. Then Laura hefted it with one arm. The weight gone, he looked up at her. She flexed the grate open high enough to accommodate her six feet of height </text:p>
      <text:p text:style-name="P4"/>
      <text:p text:style-name="P4">“First, promise me you'll act like a gentleman.” </text:p>
      <text:p text:style-name="P4"/>
      <text:p text:style-name="P4">“I promise” </text:p>
      <text:p text:style-name="P4"/>
      <text:p text:style-name="P4">“More” </text:p>
      <text:p text:style-name="P4"/>
      <text:p text:style-name="P4">“I promise on the gods, the guild, and the tools of my office. If I were to violate the honor of this woman may my tounge be torn from its throat never to speak lies again.”</text:p>
      <text:p text:style-name="P4"/>
      <text:p text:style-name="P4">“I'll make sure of it.” </text:p>
      <text:p text:style-name="P4"/>
      <text:p text:style-name="P4">“I'd get no use out of hurting you. You're safe.” He said.</text:p>
      <text:p text:style-name="P4"/>
      <text:p text:style-name="P4">She huched into the small space beneath the hog hold and let the grate clash back into place. And with that Laura took her first steps from her old life and into something new that had never been done in her family before.</text:p>
      <text:p text:style-name="P4"/>
      <text:p text:style-name="P4">Brother no wonder you technicians are so small. She squatted her legs and arched her neck to be able to pass through the path </text:p>
      <text:p text:style-name="P4"/>
      <text:p text:style-name="P4">It gets larger up ahead. </text:p>
      <text:p text:style-name="P4"/>
      <text:p text:style-name="P4">They walked through a maze of passages. Laura noted the turns in her head. One left, two right at the big pressure container. She was excited- but also a little nervous. She wasn't supposed to be doing this and the punishment for getting caught.... </text:p>
      <text:p text:style-name="P4"/>
      <text:p text:style-name="P4">They walked further into the bowls. Their small capillary interfaced with a larger vein. Laura pulled herself through with her hands and stood erect. </text:p>
      <text:p text:style-name="P4"/>
      <text:p text:style-name="P4">He started to point out words. </text:p>
      <text:p text:style-name="P4"/>
      <text:p text:style-name="P4">“See this? This means pork habitat. P...o...r..k. <text:s/>” He glided his fine hand under the letters. Do you know your letters? </text:p>
      <text:p text:style-name="P4"/>
      <text:p text:style-name="P4">No. </text:p>
      <text:p text:style-name="P4"/>
      <text:p text:style-name="P4">Well we can teach you at the lab. Let's go on. He stepped forward into the cross roads, looked around quickly and beccond her through the intersection. <text:line-break/><text:line-break/>She hung her head and followed. <text:s/>She looked around the corners before she stepped.</text:p>
      <text:p text:style-name="P4"/>
      <text:p text:style-name="P4">Are you alright? Asked Arthur. His voice just barely audible above the clanking of the steel grates beneath their feet. </text:p>
      <text:p text:style-name="P4"/>
      <text:p text:style-name="P4"><text:soft-page-break/>I've never broken the rules before. </text:p>
      <text:p text:style-name="P4"/>
      <text:p text:style-name="P4">Oh yes. The religious training. It never really took with me. Things are different down here. Makes the ideas of “justice” or fairness seem</text:p>
      <text:p text:style-name="P4"/>
      <text:p text:style-name="P4">he paused. Absurd really. No one fair would put good people down here to suffer. It's alright to break a rule that isn't fair. </text:p>
      <text:p text:style-name="P4"/>
      <text:p text:style-name="P4">Arthur was ahead of her and she looked down at his little diminutive frame. It had obviously been hard used. Malnourished, acid burned. It reminded her of some of the little still born lambs she'd seen on other farms. </text:p>
      <text:p text:style-name="P4"/>
      <text:p text:style-name="P4">What's it like down here? <text:line-break/><text:line-break/>It isn't right. Is all he would say. He walked a little faster and didn't look back at her. The coridor grew larger and larger as they walked. </text:p>
      <text:p text:style-name="P4"/>
      <text:p text:style-name="P4">The large vein smelled of dirt, acid and chemicals. A deep mechanical rumbling grew stronger and stronger as they progressed. Steel clanked as if an iron smith were pounding bars of steel.</text:p>
      <text:p text:style-name="P4"><text:line-break/>Have you ever been to the foot? Asked Arthur with out looking at her.</text:p>
      <text:p text:style-name="P4"/>
      <text:p text:style-name="P4">No, we're not allowed. Its for your group only. The acid is too dangerous. </text:p>
      <text:p text:style-name="P4"/>
      <text:p text:style-name="P4">Oh yes. The blue ribbons and all. I've seen a few award ceremonies, from the grates. Breeding creates such pleasant results. I hope to architect flesh that perfect someday. But for now I'm proud of how I've progressed. </text:p>
      <text:p text:style-name="P4"/>
      <text:p text:style-name="P4">“What with hooking up meat to yourself?” </text:p>
      <text:p text:style-name="P4"/>
      <text:p text:style-name="P4">Precisely. </text:p>
      <text:p text:style-name="P4"/>
      <text:p text:style-name="P4">You can't win awards like that. That's cheating. I won't tell on you, but everyone would know if you showed up with hunks of pork on you to the competition like that. </text:p>
      <text:p text:style-name="P4"/>
      <text:p text:style-name="P4">“I'm not after awards.” </text:p>
      <text:p text:style-name="P4"/>
      <text:p text:style-name="P4">“then what are you doing?”</text:p>
      <text:p text:style-name="P4"/>
      <text:p text:style-name="P4">Arthur sighed.</text:p>
      <text:p text:style-name="P4"/>
      <text:p text:style-name="P4">“I wish I'd found you when I was supposed to. You really are the missing factor in the equation. I thought I could compensate for you being missing but I'm off by a factor of six. My solution is..... sub-optimal. </text:p>
      <text:p text:style-name="P4"/>
      <text:p text:style-name="P4">Laura paused. Looked at Arthur her face screwed up in a puzzled look. <text:line-break/><text:line-break/>“You were supposed to find me?”</text:p>
      <text:p text:style-name="P4"/>
      <text:p text:style-name="P4"><text:soft-page-break/>“Eighteen months prior. I've had the main body of the transmission for thirty six but I've been unable to act in an meaningful way for sometime. It was only until recently I could make any substantial progress. <text:s/>With your skills I'm sure we'd be ahead”</text:p>
      <text:p text:style-name="P4"/>
      <text:p text:style-name="P4">Laura listened as the technician rambled. She could tell he urgently believed whatever it was that he was speaking about. But it all sounded like the awkward off gassing of his social ineptitude. Like someone using phrases they'd heard others use, but didn't understand. <text:s/></text:p>
      <text:p text:style-name="P4"/>
      <text:p text:style-name="P4">He was nothing like the bucks she'd been conditioned to value. But she could feel something no one else gave her, not her father, not the bucks, not the other woman. </text:p>
      <text:p text:style-name="P4"/>
      <text:p text:style-name="P4">They stepped to a small observation and maintenance platform </text:p>
      <text:p text:style-name="P4"/>
      <text:p text:style-name="P4">“Welcome to the foot!” <text:s/>and he gestured at the rumbling expanse of earth that the slug churned up for nutrients on it's path round the planet. A huge grinding plate crumbled a wave of earth that rose, swirled, and fell of its own weight. Acid bath washed the soil and stone. Occasionally a large stone would resist the plowshare <text:s/></text:p>
      <text:p text:style-name="P4">and then shivver in splinters, the four hundred foot high wall of plasma sheilding would crackle and reverberate as the stone vaporized when it struck. </text:p>
      <text:p text:style-name="P4"/>
      <text:p text:style-name="P4">“I've never seen anything so big” </text:p>
      <text:p text:style-name="P4"/>
      <text:p text:style-name="P4">“In truth you haven't. The main field and the landing pad has a total area of a dozen hectacres and if you look there “ and he pointed with a tool that shone a light, a beam bright and green. “Where the edge of the acid wash ends and all the carbon and lead is disposed of, is. And he checked the beam instrument in his hand. “Six miles away” There are four million gallons of acid flowing throught the foot. </text:p>
      <text:p text:style-name="P4"/>
      <text:p text:style-name="P4">“I've never had it laid out so precisely before. That shining blue wall there what is that?” </text:p>
      <text:p text:style-name="P4"/>
      <text:p text:style-name="P4">Shielding. This planet doesn't have an atmosphere- so we generate a barrier to keep our oxygen in, and it also helps to break the crust down into usable components. That feed you give your pigs every day? That's made from nutrients we pull from the soil. <text:s/></text:p>
      <text:p text:style-name="P4"/>
      <text:p text:style-name="P4">It's all so huge. It makes me feel insignificant.”</text:p>
      <text:p text:style-name="P4"/>
      <text:p text:style-name="P4">One of the main reasons Farm folk aren't allowed down here. Technician's are inoculated against space heresy. Farmers get a look at all this land churned up by a mechanical plow, by the hand of man, and draw some conclusions that aren't appreciated. </text:p>
      <text:p text:style-name="P4"/>
      <text:p text:style-name="P4">How much land is there? </text:p>
      <text:p text:style-name="P4"/>
      <text:p text:style-name="P4">This planet is 7,445 km in curcumference, which means at the three point three kilometers an hour that the slug moves <text:s/>We circle the planet once every 2346 hours. </text:p>
      <text:p text:style-name="P4"/>
      <text:p text:style-name="P4">Laura had never heard facts like these before always there had been a shine of “god's ways” or mysteries of the tech, unknowable. </text:p>
      <text:p text:style-name="P4"/>
      <text:p text:style-name="P4">Why do we move around the planet? <text:line-break/><text:soft-page-break/><text:line-break/>The slug is a collector. We bathe the stone and soil in acid to leach out the nitrogen phosphorus, and potassium compounds we need. One hudred and fifty two tons of foodstuffs and animal flesh leave this collector every year, the slug moving is how we get the building blocks we need for those. </text:p>
      <text:p text:style-name="P4"/>
      <text:p text:style-name="P4">Laura looked down the cavernous length of the slugs internals and the river of soil and stone that was melting and moving before her eyes. </text:p>
      <text:p text:style-name="P4"/>
      <text:p text:style-name="P4">Come on, let's go. I have things I need to show you. </text:p>
      <text:p text:style-name="P4"/>
      <text:p text:style-name="P4">They broke <text:s/>from the never ending sea of soil and came to <text:s/>an access port. It seemed hidden from view and when Arthur opened it <text:s/>The port steamed and hissed like the vast maw of some unknown hell. Laura noticed an enormous root that gathered in a bunch at the edges of the port and then had pushed in a complete cicle aronud the edges of the enterance, then slipped once more out of view. </text:p>
      <text:p text:style-name="P4"/>
      <text:p text:style-name="P4">Arthur patted the root with affection. </text:p>
      <text:p text:style-name="P4"/>
      <text:p text:style-name="P4">Isn't she beautiful? She took me six months to grow. One of the most amazing genetic engineering feats I've accomplished yet. </text:p>
      <text:p text:style-name="P4"/>
      <text:p text:style-name="P4">Laura ran her hands down the hard knotted surface of the root. There was pride in the technician's eyes.</text:p>
      <text:p text:style-name="P4"><text:line-break/>“I feel the same way about my pigs.” </text:p>
      <text:p text:style-name="P4"/>
      <text:p text:style-name="P4">If he heard her he did not acknowledge it. He climbed into the Maw. </text:p>
      <text:p text:style-name="P4"/>
      <text:p text:style-name="P4">Laura hesitated. If she was caught, alone and away form her station she'd be severely punished. But she wanted to read. </text:p>
      <text:p text:style-name="P4"/>
      <text:p text:style-name="P4">Come on girl. Brave. She passed the steaming gnarled entrance and climbed into the laboratory. </text:p>
      <text:p text:style-name="P4"/>
      <text:p text:style-name="P4">The root was her guide as she crawled up the pipes and wires through to the hidden marvel that was Arthur's work shop. </text:p>
      <text:p text:style-name="P4"/>
      <text:p text:style-name="P4">It was circular and the floor was the pedal of the enormous root they had climbed. Overhead was an incredible light that the pedal was drinking in but it looked foreign and organic, nothing like the metallic man made features of the slug around them. </text:p>
      <text:p text:style-name="P4"/>
      <text:p text:style-name="P4">Arther imediately was absorbed in the work on the bench in front of him. Without takeing his hands off the tinkering in front of him he arched his head towards a viewer on the wall. </text:p>
      <text:p text:style-name="P4"/>
      <text:p text:style-name="P4">Watch that. </text:p>
      <text:p text:style-name="P4"/>
      <text:p text:style-name="P4">Laura did not obey. </text:p>
      <text:p text:style-name="P4"/>
      <text:p text:style-name="P4">No no you have to do the guide bit for all this. She spun him around in his chair. Beautiful look at the size of this flower? How! Even on blue ribbon day I've never seen anything half this big. </text:p>
      <text:p text:style-name="P4"/>
      <text:p text:style-name="P4">Aurther seemed stunned that he wasn't looking at his samples any longer, but instead facing the <text:soft-page-break/>workshop. </text:p>
      <text:p text:style-name="P4"/>
      <text:p text:style-name="P4">What is all this? How did you make that! What is that!!? Said Laura Why does it smell that way? </text:p>
      <text:p text:style-name="P4"/>
      <text:p text:style-name="P4">Aurthur blinked slowly. </text:p>
      <text:p text:style-name="P4"/>
      <text:p text:style-name="P4">I don't usually speak to people. I've reached the end of my social abilities. I'd like to be with my work please. </text:p>
      <text:p text:style-name="P4"/>
      <text:p text:style-name="P4">Well when can you tell me about this? </text:p>
      <text:p text:style-name="P4"/>
      <text:p text:style-name="P4">Watch the transmission and I will do my best to recharge. After that we can talk again, and I'll tell you about that. </text:p>
      <text:p text:style-name="P4"/>
      <text:p text:style-name="P4">Alllllright. Said Laura. This boy is so odd. </text:p>
      <text:p text:style-name="P4"/>
      <text:p text:style-name="P4">Arthur settled into his work, oblivious that Laura existed. Laura turned her back to him and looked at the massive organic lightbulb that seared white light across the expanse of the room. The pendulous sack of glowing fluid contracted slightly and the mixture swirled like a tide mixing fresh nutrients into a costal ecosystem.. </text:p>
      <text:p text:style-name="P4"/>
      <text:p text:style-name="P4">The pedal was firm to lauras footsteps. She bounced across it to the terminal </text:p>
      <text:p text:style-name="P4"/>
      <text:p text:style-name="P4">“How the... how do you work this...</text:p>
      <text:p text:style-name="P4"/>
      <text:p text:style-name="P4">“The buttons on the bottom of the casing. The green one. Press it” said authur, his voice monotone and mechanical </text:p>
      <text:p text:style-name="P4"/>
      <text:p text:style-name="P4">Laura pressed the button and the screen glowed a cathode ray emerald green. She was met with a few choices. </text:p>
      <text:p text:style-name="P4"/>
      <text:p text:style-name="P4">“Choose viewer, then “Introduction” said Aruther as if he was looking over her shoulder. </text:p>
      <text:p text:style-name="P4"/>
      <text:p text:style-name="P4">She did as she was told and the screen faded to a video.</text:p>
      <text:p text:style-name="P4"/>
      <text:p text:style-name="P4">A portly homely woman's face filled the screen. She had intensely curly hair and her makeup was overdone. But underneath the trappings she wore to fit society was an incredibly kind and intelegent woman. </text:p>
      <text:p text:style-name="P4"/>
      <text:p text:style-name="P4">Hello she said calmly. I'm Dr. Patricia Applebaum. You must have quite the inquiring mind to find this. Congratulations. You are at the start of an incredible journey. Get ready for some of the most amazing times of your life. The journey will not be easy, but I promise you your progress will be worth it. </text:p>
      <text:p text:style-name="P4"/>
      <text:p text:style-name="P4">I live in the acturas center. A science research lab <text:s/>in the deep holds of the empire. My astonomical studies have lead me to an incredible series of discoveries, which led me to convincing my fellow scientists to help hide this information in plain sight, where only those with eyes to see it might find it.</text:p>
      <text:p text:style-name="P4"/>
      <text:p text:style-name="P4">This tape contains the whole scientific knowledge, as well as engineering, mathematical, and social works that myself and my collegies have mastered. We pass this information on to you. This gift is for <text:soft-page-break/>you to use to escape your curcumstances, and join us. Join us among the stars and find your freedom and true calling. We are a society of peace. We are an altenative to empire, and change without violence. Come join us and live your true calling and help us solve the last mysteries. </text:p>
      <text:p text:style-name="P4"/>
      <text:p text:style-name="P4">To begin using this tape take the the following short test and then, and find the descrition number that best matches your scenario. Then follow the scenario number to the section that deals with that paticular curcumstance </text:p>
      <text:p text:style-name="P4"/>
      <text:p text:style-name="P4"><text:line-break/><text:line-break/>You have a unique blend of skills and materials at your desposal. Please take the time to discover <text:s/>how you can use your skills to make it to Antioch. To see the truth. </text:p>
      <text:p text:style-name="P4"/>
      <text:p text:style-name="P4">“The truth?” said Laura to herself. She began the test. It asked detailed questions about where she lived, what her skills were, how transportation was aranged in the area she worked on.”</text:p>
      <text:p text:style-name="P4"/>
      <text:p text:style-name="P4">“Your scenario is section 105.” Please make that selection. </text:p>
      <text:p text:style-name="P4"/>
      <text:p text:style-name="P4">Laura pushed the button. </text:p>
      <text:p text:style-name="P4"/>
      <text:p text:style-name="P4">“FARMING OR AGRICULTURAL SETTLEMENT&lt; TECHNICAL OR RESIDENT WORKER”</text:p>
      <text:p text:style-name="P4"/>
      <text:p text:style-name="P4">“Hello! Patricia here again. So you're a resident or technician on an agricultural settlement. What a wide world awaits you beyond the confines of your settlement. There is so much more for you to see and do. </text:p>
      <text:p text:style-name="P4"/>
      <text:p text:style-name="P4">Our goal now is to increase your proficiency in your highest skill sets, and match with another member of your settlement who has complementary skills. Please see the section on finding and working with others, as well as begin study on your highest proficiency. Good luck, and do not give up. What you work for is worth everything your sacrifice now.</text:p>
      <text:p text:style-name="P4"/>
      <text:p text:style-name="P4">The video came to an end</text:p>
      <text:p text:style-name="P4"/>
      <text:p text:style-name="P4">“What's the truth? Who is this woman?”<text:line-break/><text:line-break/>Arnold sighed. He pulled himself away from his work. </text:p>
      <text:p text:style-name="P4"/>
      <text:p text:style-name="P4">“She's a scientists in the Empire (NEW WORD FOR EMPIRE?) <text:s/>Central Labs- as far as I can tell she's one <text:s/>of several scientists who </text:p>
      <text:p text:style-name="P4">coded this message. And the truth- I don't know, but I am called to find out.”</text:p>
      <text:p text:style-name="P4"/>
      <text:p text:style-name="P4">Were you supposed to find me Aurther? The question hung in the air. </text:p>
      <text:p text:style-name="P4"/>
      <text:p text:style-name="P4">“Yes.” </text:p>
      <text:p text:style-name="P4"/>
      <text:p text:style-name="P4">Why didn't you?</text:p>
      <text:p text:style-name="P4"/>
      <text:p text:style-name="P4">“I am noticably bad at interaction, and I did not see it a productive line of research. Everyone I asked.... he trailed off skirting the edge of a memory that pained him, and he avoided like a hunk of radioactive <text:soft-page-break/>fire.<text:line-break/><text:line-break/> I crafted a method to leave on my own.”</text:p>
      <text:p text:style-name="P4"/>
      <text:p text:style-name="P4">“you mean you could have taught me to read <text:span text:style-name="T1">years ago?</text:span>” Her senese of right and wrong screeched at this forgotten birthright”</text:p>
      <text:p text:style-name="P4"/>
      <text:p text:style-name="P4">Arthur closed off suddenly. His mind had reached the end of the pain it could take. Mechanically he siad<text:line-break/><text:line-break/>I'm sorry. I am sorry. I couldn't. </text:p>
      <text:p text:style-name="P4"/>
      <text:p text:style-name="P4">“This lab, everything here, the tapes are all yours. You surely can use them, just like I have, to make an escape for yourself.” </text:p>
      <text:p text:style-name="P4"/>
      <text:p text:style-name="P4">Laura felt overwhelmed at this new sea of knowledge, cast at her like and afterthought. There was so much here and she didn't know what any of it meant or how it worked. But she could feel it was alive and poingent with knowledge that she desperately wanted. A duty swelled within her- it was a feeling she had for her pigs upstairs- they needed her. She had to help them. And whatever was in this room- this flower of knowledge it needed her too. </text:p>
      <text:p text:style-name="P4"/>
      <text:p text:style-name="P4">“Teach me to read” she said through gritted teeth.</text:p>
      <text:p text:style-name="P4"/>
      <text:p text:style-name="P4"/>
      <text:p text:style-name="P6">-----------</text:p>
      <text:p text:style-name="P6"/>
      <text:p text:style-name="P4">The dias was a beautiful oak wood and the decks of chairs and picnic table where the harty farm folk sat was made of the same wood. Generations of farmers had sat these tables with their families, toiled the soil that held their fathers bones, and given their sons and daugthers on matching day, for them to all do the same. </text:p>
      <text:p text:style-name="P4"/>
      <text:p text:style-name="P4">Captain Joaquin had his back against a pilar of the dias and watched as Stone was sheered of every single point of company stock. The boy was sweating furiously. And he kept looking to Joaquin, enough that the captain folded his arms and looked across the expanse of green lush grass and the red iron spire of his ship. <text:line-break/><text:line-break/>“Let him take his lesson. Marsh will be estatic.” Said Joaquin to himself. <text:line-break/><text:line-break/>“And with that the deal is concluded.” Marsh reached out and took Stone's hand, the boy still unsure of what was happening, <text:s/>the farmers and their families erupted. All the stands of wares and trade manned by the ships crews were quiet and waited. Most knew, and those that didn't were still shrewed traders. </text:p>
      <text:p text:style-name="P4"/>
      <text:p text:style-name="P4">Joaquin stepped into the ring of trading. “Good brother Marsh should we not have the matches now?”</text:p>
      <text:p text:style-name="P4"/>
      <text:p text:style-name="P4">A few giggles escaped the lips of the crowd. More mugs of dark beer were passed from fillers at the kegs down the lengths of the rough hewn tables. Small children toddled between the low seats. </text:p>
      <text:p text:style-name="P4"/>
      <text:p text:style-name="P4">Joaquin drew a case from the captains wallet, inside were twenty four oblong syringes of company ensyme. The whole replacement population for this 3000 person slug. </text:p>
      <text:p text:style-name="P4"><text:soft-page-break/></text:p>
      <text:p text:style-name="P4">Marsh nodded. </text:p>
      <text:p text:style-name="P4"/>
      <text:p text:style-name="P4">“BROTHERS AND SISTERS. It is a time for sowing. A time to stand the new trees in firm soil and brace them with the worlds of the lord.”</text:p>
      <text:p text:style-name="P4"/>
      <text:p text:style-name="P4">The company has no greater joy than to know that it's people are walking in the ways of truth. And so we are sent this privilidge. To be fruitful and multiply. </text:p>
      <text:p text:style-name="P4"/>
      <text:p text:style-name="P4">Marsh unrolled a scroll and held it against the podium. Families were tense- those with daughters or sons to be matched looked on hopefully. </text:p>
      <text:p text:style-name="P4"/>
      <text:p text:style-name="P4">Devlin Parish and Cindy Howl! Marsh Stated Two tables Erupted with excitement. A father stood and escorted his daughter to the dias. A mother her son. Captain Joaquin could not share their happiness. He instead brewed ugly distain at the reach of the company. Here in this place. Where no shareholder had ever been, still their control was almost absolute. <text:line-break/><text:line-break/>The two families climbed the dias. <text:line-break/><text:line-break/>Joaquin readied the vials in his hands. Two children for the happy couple- a momentary lifting of the yoke that tied them all. </text:p>
      <text:p text:style-name="P4"/>
      <text:p text:style-name="P4">The families cried. Joaquin left the vials in the hands of the woman. She cradled them like draughts of water in a desert. To them it all seemed so normal. To Joaquin- who had sons before the ban. Who's family prided itself on their size it was an insult that these people didn't even know they bore. </text:p>
      <text:p text:style-name="P4"/>
      <text:p text:style-name="P4">Stone stammered at his elbow- “How long should this one stand captain?” <text:line-break/><text:line-break/>Until these vials are gone Stone. </text:p>
      <text:p text:style-name="P4"/>
      <text:p text:style-name="P4">It wasn't long- there was an awkward pause when one groom to be stood and his bride was not at the table. Her family walked to the dias. Her father spoke<text:line-break/><text:line-break/>“My Laura- she's a dutiful one. Feeding her pigs no doubt- got her eye on that blue ribbon this year. Please excuse her I'll go fetch her now.”<text:line-break/><text:line-break/>The vials all distributed Joaquin took a bow and left Brother Marsh to begin the distribution of ribbons. Joaquin could still hear his voice booming over the stalls and little makeshift booths his people had thrown up in the shadow of the ship. Every trade was represented here. Stone and the captain weaved throught the stalls past merchants and merchandise. A toy seller waved a kite by it's cross bars above a group of children giggling. Then it sprang of its own accord into the windless blue sky that veiled the truth of the stars above them. </text:p>
      <text:p text:style-name="P4"/>
      <text:p text:style-name="P4">“Stone you did well today.” They walked deeper into the alley ways around the ship. Stone did not know what to do with this complement. <text:line-break/><text:line-break/>“Your trading was abysmal. But your false fall into the auditor- and the broken nose!” Joaquin drew the boy in, reaching his arm high to draw across the boys enourmous shoulders. A conspiratorial glance up at the lads face. <text:line-break/><text:soft-page-break/><text:line-break/>“Captain this one” Joaquin interupped before the boy said what he already knew. <text:line-break/><text:line-break/>“Yes you did quite well there Stone. And for that you deserve a reward. What will you have?”</text:p>
      <text:p text:style-name="P4"/>
      <text:p text:style-name="P4"><text:line-break/>Captain- said stone following him. “Tell me the story of <text:s/>Shap-ng-tsai?” </text:p>
      <text:p text:style-name="P4"/>
      <text:p text:style-name="P4">The captain was taken aback. He stopped walking. It was an old fireside story. With the request stone showed for what he was. A boy still. Asking for fairy tales.</text:p>
      <text:p text:style-name="P4"/>
      <text:p text:style-name="P4">The captain squinted. The story Stone was asking for was like the Arthur, and Jaysos, and a hundred other kids tales of heros that made the family laugh and bond around a fire at night. But the true story of Shap-ng-tsai... </text:p>
      <text:p text:style-name="P4"><text:line-break/>But Joaquin remembered the pleasant crunch the auditors nose had made against Stones fist. <text:line-break/><text:line-break/>Come with me. The story of Shap-ng-tsai you will have.” <text:line-break/><text:line-break/>The alley ways were strewn with the refuse of a days trading. <text:s/>The paths seemed older than they were. Boot prints in the grass. Corrigated tin walls and silk shade roofs. The captain dodged this way and that. Under wires that snagged Stone like spider's webs around the a backside of a shack and then through a doorway that was not a door way. <text:line-break/><text:line-break/>The heavy steel door clanged behind them. The room was dark. Stones eyes took a few moments to acclimate. When he could see he saw a den of cubicals. Ahamaish men and the men and women of the trader ship were all patrons. Some stood round and smoked. Others flipped through video screens and chose from menus. One large farmer was being installed into one of the amneotic cores of a cubical. Wires tubes and over it all an pink tangerine orange light defused and invited. </text:p>
      <text:p text:style-name="P4"/>
      <text:p text:style-name="P4">The crew all stood at the enterance of the capitain and he gestured for them to sit back down. <text:line-break/><text:line-break/>“Shi shi all is well here. No problems for a good crew and hard working farmers to have a few pleasant dreams is there?” It was obvious to Stone that everyone was uncomfortable with an authority figure here. But the words calmed most. <text:line-break/><text:line-break/> The captain stood beside a broad cement desk chest height and spoke to the attendant there. <text:line-break/><text:line-break/>“Wise one- do you have a dream of flying flags and brave sons?” The mans eyes normally deffering, and downcast opened wide and locked on the capitain. </text:p>
      <text:p text:style-name="P4"/>
      <text:p text:style-name="P4">“Of such things let us always speak” intoned the white beareded attendant. </text:p>
      <text:p text:style-name="P4"/>
      <text:p text:style-name="P4">“and carry in our hearts” phrased back the captain. The captain and the white beard looked at Stone, waiting. </text:p>
      <text:p text:style-name="P4"/>
      <text:p text:style-name="P4">He stammered for the secret words he knew- that all captains present and possibly future knew</text:p>
      <text:p text:style-name="P4"/>
      <text:p text:style-name="P4">“until they are reality” He finished. </text:p>
      <text:p text:style-name="P4"><text:soft-page-break/></text:p>
      <text:p text:style-name="P4">The white beard drew an oblong pincer from his belt. The thin bladed ends shined in the muted light. He held them ready. “This way.” </text:p>
      <text:p text:style-name="P4"/>
      <text:p text:style-name="P4">They strode one by one down the open cubicals and past the Ahamish and Cantonese alike. Stone looked terrified as he caught glances of fluttering eyelids half open- in faces submerged in the gel of the dream baths. Pipes and tubes from mouths and bodies wended to the walls of the baths. </text:p>
      <text:p text:style-name="P4"/>
      <text:p text:style-name="P4">“Captain- this one. This one wanted a fireside story sir.” </text:p>
      <text:p text:style-name="P4"/>
      <text:p text:style-name="P4">The captain spoke over his shoulder, still walking “Stone, you are no longer a boy. The tale you wanted, you will tell around the fireside someday. Now you must be a man.” </text:p>
      <text:p text:style-name="P4"/>
      <text:p text:style-name="P4">Stone would have groaned if he wasn't so scared. He shook and was disapoined that he would not be able to fade into the easy loss of self the story provided. </text:p>
      <text:p text:style-name="P4"/>
      <text:p text:style-name="P4">The walked until the hallway ended. </text:p>
      <text:p text:style-name="P4"/>
      <text:p text:style-name="P4">There was a large room behind the desk- sepperated by a half dozen standard dream baths- it was walled in shoji doors which glowed the peculuar orange of the baths, or held the black light of the empty stalls. The light played as if it were reflected from water. Which when the door was opened to let them in, Stone saw it was. A tank as wide as a city street, and long enough for walking a hundred paces before turning around sat in the ground before them. <text:line-break/><text:line-break/>Ahhh the kings bath. Shall I prepare a shower for the captain? A meal before he dives? Said the attendant. <text:line-break/><text:line-break/>No meal. And I do not dive. I have seen the free banners waving in the high mountains. This one has never seen them. And he is to be captain one day. </text:p>
      <text:p text:style-name="P4"/>
      <text:p text:style-name="P4">The attendant's eyes grew wide again. Then he knodded. It shall be as you say. He clapped his hands three times and two capable women entered the room. Their hair was close cropped and their eyesockets a ghostly white. Stone could not ever remember seeing them aboard- and in a ship their size that was a miracle. <text:line-break/><text:line-break/>“He has never dove before?” </text:p>
      <text:p text:style-name="P4"/>
      <text:p text:style-name="P4">The captain laughed. “Stone have you strode a waking dream?” </text:p>
      <text:p text:style-name="P4"/>
      <text:p text:style-name="P4">He shook his head. <text:line-break/><text:line-break/>“You see he is a complete novice”<text:line-break/><text:line-break/>“And you would have him call at the high mountain pass?” <text:line-break/><text:line-break/>“I would have him see the whole life of his greatest grandfather. He knows not what he is. So he carries himself like a fool. As the auditors and company would have him. But when he knows what he is, then he will be a fool no longer.” <text:line-break/><text:line-break/><text:soft-page-break/>“I am at your command. My daughters- Peace and Misery will accompany him.” <text:line-break/><text:line-break/>“As you say, wise one, this is your realm and I give the craftsman control in his own workshop” The captain sat on a mat in the corner. He flexed his legs in a meditative pose. <text:line-break/><text:line-break/>Stone was fearful. The tubes he'd seen entering the others mouths disheartened him. As he stood staring at the wide pool and the white beard preparing the instruments he was starteled by a daughter. </text:p>
      <text:p text:style-name="P4"/>
      <text:p text:style-name="P4">“Come. You should clean your body.” said the one who was Peace<text:line-break/><text:line-break/>“And prepare your heart.” Graveled the one who was Misery.</text:p>
      <text:p text:style-name="P4"/>
      <text:p text:style-name="P4">First a lavitory- Stone was embarrased when the women said “Empty your body.” He urinated, and deficated. Over concious of the two white eyed women just at the other side of the door. When he had finished- </text:p>
      <text:p text:style-name="P4"/>
      <text:p text:style-name="P4">They motioned to a shower. Stone disrobed and his enormous muscled frame and round belly filled the wash stand. It was pleasant to have enough time to bathe and be alone for a moment. </text:p>
      <text:p text:style-name="P4"/>
      <text:p text:style-name="P4">with blind eyes they served him a deep bowl of sweet broth. <text:line-break/><text:line-break/>“That hunger or thirst will not pull you from the dream.” </text:p>
      <text:p text:style-name="P4"/>
      <text:p text:style-name="P4">when he had eatten they took him back to the captain's meditative form. <text:line-break/><text:line-break/>“He is ready” they said in unison.</text:p>
      <text:p text:style-name="P4"/>
      <text:p text:style-name="P4">The captain only knodded. The white beard still held the oblong blades. He drew aside his robes and bore his chest, A scar not wider than a hand marked a point over his heart. The blades flashed and dove into flesh, cleaving apart the old scar. The tool pinched then lifted a titanium flat, rounded on the corners from the mans living muscle. </text:p>
      <text:p text:style-name="P4"/>
      <text:p text:style-name="P4">“You see how deeply this secret is respected. My father guards it with his own heart.” <text:line-break/><text:line-break/>Stone knodded. <text:line-break/><text:line-break/>Enter the waters young man. And he placed the object into the dream reader. Stone stepped into the blood warm fluid as he walked into the depth of the pool cords and tubes stretched to meet him like swimming snakes. The two daughters strode behind him. Stone tried to not show his fear but he shook as the aparatus met him and took him into its fold. <text:line-break/><text:line-break/>“Say hello to grandfather for me said the captain.” <text:line-break/><text:line-break/>The sisters fitted projector glass over his eyesockets and the world he knew was gone. <text:line-break/><text:line-break/>He looked- and saw a broad mountain valley. Deep snow marked the mountains. And from their heights flowed a river through rocky and steep gorges. And the river flowed over stone and tree and root Until it's crashing was finially met by the valley. Where it flowed in flat wide swaths through the rich earth that bore the high green grasses that flowed in the winds. </text:p>
      <text:p text:style-name="P4"><text:soft-page-break/></text:p>
      <text:p text:style-name="P4">As far as the eye could see were grasslands green with the new growth of spring. The air was still cold and Stone could feel that the hag of winter was not like to release her hold yet on the grasslands. </text:p>
      <text:p text:style-name="P4"/>
      <text:p text:style-name="P4">“This is the valley of the fifth battle.” Said a sister- Peace thought Stone to himself. She was clad in simple woolen wrapps and thick leather boots to her knees and bound with hemp cords. Here she had eyes. <text:line-break/><text:line-break/>“We bring you here that you may find grandfather an equal. And know that one such as you can be something great.” </text:p>
      <text:p text:style-name="P4"/>
      <text:p text:style-name="P4">They walked some distance. <text:s/>Nothing but the swaying grass and river beside them. Stone could not tell where they were going, until The river tinged, then ran entirely red with blood. He shook when he saw the first dead man, came upon suddenly in the parting of the grasses. <text:s/>Carrion crows circled in the sky then wheeled down to the dots of bodies below.</text:p>
      <text:p text:style-name="P4"/>
      <text:p text:style-name="P4">As they walked forward more and more Broken men shattered by mace strokes, cleaved with heavy axes littered the outskirts, then lay enmase as the three strode the battle field. Here the grasses were all trampled and a clearing opened beside the river. <text:s/>The sisters stayed at his elbows and they drew closer to living men standing among the dead.</text:p>
      <text:p text:style-name="P4"/>
      <text:p text:style-name="P4">“FOOL!” Yelled a tall lithe man muscular and sinyewe. He wore armor spattered with blood and everyone around watched him. Even those moving among the dead and dying to collect heads kept their eyes on him. <text:line-break/><text:line-break/>Pasne-Pan-Reich muttered the sister Misery under her breath. “See how grandfather kneels at his feet. This battle is lost. His men and brothers lie dead at our feet. There Umbai grandfathers uncle. Indicating a man run through with a lance. And Yomven his brother, there gesturing to a man without a head. See his wife- and she pointed to a woman, still breathing who was a target for a dozen archers, and bore the horriffic wounds of their repeated accuracy. <text:line-break/><text:line-break/>“You see now how it was folly to face me here? To test the strength of my arm, wit of my mind. You see in the weeping of your dying wife, that you are a fool.” <text:line-break/><text:line-break/>Grandfather wept. His wife was silent though she bore many wounds. <text:line-break/><text:line-break/>“Would you see her suffering end?” grandfather knodded. <text:line-break/><text:line-break/>“Then crawl to me, dog, and swear to be my loyal footman, to obey my commands with more speed that the fingers of my own hand. Wear my brand and you will see your wife's life end.”<text:line-break/><text:line-break/>Grandfather knelt slowly. Then he crawled, throught the blood of his family to the feet of Pasne-Pan-Reich. The man heard his oath, rudely tore open his shirt and pressed a self heating brand to his chest, the flesh curling from the mark. <text:line-break/><text:line-break/>“Good” and Pasne-Pan-Reich dropped a jeweled mace, a dragon's head with a facetted iron ball in it's mouth, to the ground. “Kill her.” </text:p>
      <text:p text:style-name="P4"/>
      <text:p text:style-name="P4">Grandfathers hands shook as he took up the mace. His eyes locked with Pasne-Pan-Reich's and he did <text:soft-page-break/>not blink. He walked among the archers, and then through the bloody grass to his loved one. He knelt, kissed his wife. An arrow head and five inches of broken shaft were close at hand, and it was with this, not the cruel mace of the dragon's head, that he expertly opened his wifes neck and held her close as the last of her life drained from her. His wifes life was over, but his <text:s/>path to revenge had just begun. <text:line-break/><text:line-break/>He stood. Besmerched down his front with his wifes life blood. The marks of their last embrace. </text:p>
      <text:p text:style-name="P4"/>
      <text:p text:style-name="P4">Go now. Fool of fools. You will joint the leppers brigade, where you will be a loyal finger to my hand until you fall off. <text:line-break/></text:p>
      <text:p text:style-name="P4">The dragon's head mace was not returned. </text:p>
      <text:p text:style-name="P4"/>
      <text:p text:style-name="P4">“Why did we show you this stone. Why here?” Asked misery. They stood so close that the hate in the two men's eyes could be seen, and Stone could count the tears that fell from grandfather's face. <text:line-break/><text:line-break/>“To see grandfather was once a fool like I am.” </text:p>
      <text:p text:style-name="P4"/>
      <text:p text:style-name="P4">“To see grandfather made mistakes. And learn how he overcame them. </text:p>
      <text:p text:style-name="P4"/>
      <text:p text:style-name="P4">Dismissed Grandfather began to walk, like a man drunken to the furthest ring of the battlefield. The screams and groans of the dying faded. </text:p>
      <text:p text:style-name="P4"/>
      <text:p text:style-name="P4">To the lepper regiment the four trooped. Stone could smell the reek of sweat from grandfathers armor so close behind him they were. The Sun dipped behind the snow stacked mountains. Gold light flecked the horrors of the battle field. Rain begain in the distace, somber. The winds that drove the rains were cold. Leppers drew their cloaks closer. And watched wordless the failed warlord's approach. </text:p>
      <text:p text:style-name="P4"><text:line-break/><text:line-break/> They were Men who were empty somehow but still alive stood in the space between the latrines and the battefield. They were busy with their work. It took grandfather a few paces to determine the nature of their business. The men of the leper battalion took <text:s/>heads. They'd hacked the heads of over a hundred of grandfather's men and stacked them roud the latrines. Drunken soldiers pissed in mouths, empty eyesockets. Some kicked the heads into the latrines. </text:p>
      <text:p text:style-name="P4"/>
      <text:p text:style-name="P4">Grandfather stood in absolute disgust. <text:line-break/><text:line-break/>A figure approched. <text:line-break/><text:line-break/>“You the new recruit? Said a tall man- his face pocked and deadly guant. He stood like a black shaddow.</text:p>
      <text:p text:style-name="P4"/>
      <text:p text:style-name="P4">Grandfather only knodded. </text:p>
      <text:p text:style-name="P4"/>
      <text:p text:style-name="P4">Come get a warm welcome. Men- a new recuit. The battalion of lepers gathered round grandfather and each begain to embrace him. Repulsed he tried to back away. </text:p>
      <text:p text:style-name="P4"/>
      <text:p text:style-name="P4">Don't struggle- Do you want your new brothers to think you don't like them? That you're embarrased to be embraced by them? </text:p>
      <text:p text:style-name="P4"/>
      <text:p text:style-name="P4"><text:soft-page-break/>One man in rags, with out an arm coughted. “Last hugs you'll ever get. You'll come to appreciate them in time.”</text:p>
      <text:p text:style-name="P4"/>
      <text:p text:style-name="P4">The men of the lepers brigade al <text:line-break/><text:line-break/>“We've lost four men.” said a lutenant to the learder- </text:p>
      <text:p text:style-name="P4"/>
      <text:p text:style-name="P4">We'll get them back in the pursuit. Mount- it is time to ride. </text:p>
      <text:p text:style-name="P4"/>
      <text:p text:style-name="P4">A nother leper led a jet black pony to him. It saddle was woven mat overtop of greasy blakets that served as bedding and tack both. </text:p>
      <text:p text:style-name="P4"/>
      <text:p text:style-name="P4">Stone and Peace and Misery found ponies of their own- Stone could feel the animals chest expand with each of the breaths it took. He'd heard of ponies but never seen one. </text:p>
      <text:p text:style-name="P4"><text:line-break/>The lepers rode on. They followed the trail of the retreat. The night was nearing the high of the moon when the lepers began to slow. <text:line-break/><text:line-break/> Men too wounded to continue began to show up in twos and threes, then in droves. Some still crawled afther their broken units. <text:line-break/><text:line-break/>The night was too dark to see. Grandfather could only just make out the saddle of the man in front of him. He wondered how they rode so fast? <text:line-break/><text:line-break/>Stone knew. He had heard of these year long trials. Of the choosing of the leaders and the way they settled internal disputes. The OnnSag-non. It meant without magic. The first of his people who had been shown shipsspace crafts and laser weaponry had declared it “magic” and technology, to them always had an air of mystery, even now that they had tower trained engineers. <text:line-break/><text:line-break/>And stone knew the rules. There was to be no magic. But his eyes- maybe through the power of the dream bath's code could see just as well as it were day. He missed no detail. Night vision goggles stood on every other leper. The man in front of grandfather wore them, that is why he could see so well. <text:line-break/><text:line-break/>“What does that mean for the battle?? What advantage had Pasne-Pan-Reich gained from seeing in the dark?” <text:line-break/><text:line-break/>Stones thoghts were interupted by a high pitched screaming. Survivors. They did not live for long. </text:p>
      <text:p text:style-name="P4"/>
      <text:p text:style-name="P4">The battle had turned to a route and the remnants of grandfather's army had retreated, desprately trying to reach the mountains where the river began. Most would never see the daylight again.</text:p>
      <text:p text:style-name="P4"/>
      <text:p text:style-name="P4">One man two horses ahead of grandfather gripped a leather bound lance and drove it into the throat of a cavalry seargent who had a long festering wound across his chest and limped on a left foot that was three inches shorter that his right. Blood wept from the bandages around the remnants of his foot. Stone watched them soak fresh blood from his neck. The man fell silently and disappeared in the tall grass.</text:p>
      <text:p text:style-name="P4"/>
      <text:p text:style-name="P4">Moon light petered from behind a cloud. The goggled ones drew the devices around their throats and let them hang like kerchiefs. Too birght fo rthem now. </text:p>
      <text:p text:style-name="P4"/>
      <text:p text:style-name="P4"><text:soft-page-break/>Grandfaterh did not do much other thatn ride aand stare. Every few seconds another wounded was dispatached on the long trail of retreat. The rain which had marked the afternoon now retuned. The bandages of the corpse lepers were greasy and foul. The rain pattered off their shoulders. </text:p>
      <text:p text:style-name="P4">You- recruit. Said the dark shadow of a leader. Grandfather rode his horse close. </text:p>
      <text:p text:style-name="P4"/>
      <text:p text:style-name="P4">“kill this man” </text:p>
      <text:p text:style-name="P4"/>
      <text:p text:style-name="P4">The man begged. Degraded himself in the mud beneath the grass. He did not recognize grandfather or he would have wept. Stone saw fear in him that he recognized intimately. </text:p>
      <text:p text:style-name="P4"/>
      <text:p text:style-name="P4">“We have a joiner!” The whole of the leper corps circled around the begging man. Each stripped off a bandage, a piece of cloak, some rotten gear from the horses they rode or trophy's hanging from the saddle horns. </text:p>
      <text:p text:style-name="P4"/>
      <text:p text:style-name="P4">Stone was horrified to see the begging man <text:s/>strip down his gear. His white flesh bright in the moonlight. His wound not grevious- more a coward or a lucky survivor than a walking wounded. </text:p>
      <text:p text:style-name="P4"/>
      <text:p text:style-name="P4">The leppers smattered him with their contaiminated wrappings. The leader dressed the man carefully. Welcome. Welcome- He looked the part though his flesh was still fresh. </text:p>
      <text:p text:style-name="P4"/>
      <text:p text:style-name="P4">It wasn't long before they had another. And a third. The fourth did not come for many miles. He was the first horseman they caught. They killed his companion who turned back to try to help. The lepers made the new recruits do all the foulest jobs. Killing, taking heads, disembowling the dying. Stone could tell the work would fast grind the groove he recognized behind all their eyes. Dead but still walking. All empathy dead.</text:p>
      <text:p text:style-name="P4"/>
      <text:p text:style-name="P4">In the rime of the dead mans horse- dust and blood the animal had kicked to a froth in its last hour, the lepers slept. They had no sense of cleanlyness and layered foulness upon foulness. They ate hard white bread with hands that marked it from first touching. The fires were not half low when the leader shouted for them to wake up and move again. They approached the holdfast. </text:p>
      <text:p text:style-name="P4"/>
      <text:p text:style-name="P4">Stone almost bumped into a rider that veered the the left and shot an arrow that arched up and it's feathers sang in the moonlight then struck a retreating man, far off course from the main body. <text:line-break/><text:line-break/>Peace and Mysery rode behind him not two strides. <text:line-break/><text:line-break/>“Do not touch them.” Wispered mysery. <text:line-break/><text:line-break/>“They cannot see you. But some may feel you.” <text:line-break/><text:line-break/>Stone did not know what this meant but kept his distance with a wary eye. <text:s/></text:p>
      <text:p text:style-name="P4"/>
      <text:p text:style-name="P4">The plains begain to lift up in this place, first slowly- then with an angle almost unclimbable. Like the stones below could not stand to be plains any longer and must be mountains- whatever the cost. </text:p>
      <text:p text:style-name="P4"/>
      <text:p text:style-name="P4">The mountain holdfast was an artefact from many <text:s/>OnnSag-non's ago. Sometimes struggle for leadership lasted years. The holdfast had been built durring a paticularly length conflict. Stone recalled it's name- the OnnSag of the white bones- Because the corpses had laid til bones were white before the conclusion. Now most leaders- chose a quick a decisive clash on the open plains- better to have it over <text:soft-page-break/>and get back to the ships.</text:p>
      <text:p text:style-name="P4"/>
      <text:p text:style-name="P4">The crones would call it dark omens that someone had retreated to the holdfasts. </text:p>
      <text:p text:style-name="P4"/>
      <text:p text:style-name="P4">There it hung. Built with skill the keep perched ontop a natural spire. Below it the quarry of its birth only deepening the pit and prominance of the spire. Beyond the keep were two archers towers- poised like acrobats balanacing in tandem from a strong man's shoulders. The final mark of man's effforts was a bridge of stone- a single grooved slab that moved in or out on recessed gears of stone cut into the rock itself. It was pulled entirely out of reach. <text:line-break/><text:line-break/>Watchfires burned in the towers. The heads of several Pasne-Pan-Reich's infantry- brought from the field- signaled defiance. </text:p>
      <text:p text:style-name="P4"/>
      <text:p text:style-name="P4">“We will go- we will tell Pan-Reich of this cowardace. But not before we leave a gift.” <text:line-break/>The leader pointed to a man- long dead inside. He smiled and knodded. <text:line-break/><text:line-break/>“It will be my pleasure. To wear dishonor no more. My wife weaps from the heavens at my continued existence. Give me the vial.” </text:p>
      <text:p text:style-name="P4"/>
      <text:p text:style-name="P4">The leader opened the grimy resesses of his cloak and drew from the musty bandages there a green and glowing ampule. The man appointed crushed it boddily into his chest like a dagger. Then waited. Others layed climbing gear and ropes to hand. Soon he began to fizzle and puss. The grey rimmed cracked wounds of the leprosy turned from red to a fistulizing green. The man smilled and his gums bore the horror. <text:line-break/><text:line-break/>“I will see you all in hell when the games are done.”</text:p>
      <text:p text:style-name="P4"/>
      <text:p text:style-name="P4">Stone watch grandfather watch the man climb the tower. </text:p>
      <text:p text:style-name="P4">Shouts of warning met their ears.</text:p>
      <text:p text:style-name="P4"><text:s/>Arrows struck him but had no effect. </text:p>
      <text:p text:style-name="P4">He was inside the keep when he exploded. </text:p>
      <text:p text:style-name="P4"/>
      <text:p text:style-name="P4">A green grimed crater of gore and infection. </text:p>
      <text:p text:style-name="P4"/>
      <text:p text:style-name="P4">Shouts and retching were audible from inside and One man threw himself from the archery tower, His tunic was splattered with embers of putrid emerald. </text:p>
      <text:p text:style-name="P4"/>
      <text:p text:style-name="P4">The leader was pleased and left the survivors to their fate- weeks? Months? Would they quarintine the crater well enough and kill the unlucky ones near it? </text:p>
      <text:p text:style-name="P4"/>
      <text:p text:style-name="P4">Grandfathers head seemed to hang low and he was dejected. Stone screamed as the man near him pulled a set of goggles from the saddlehorn. How could he not see this? </text:p>
      <text:p text:style-name="P4"/>
      <text:p text:style-name="P4">“These goggles are a clear treachery” said stone to Misery. <text:line-break/><text:line-break/>“What would you have me do young man, full of rightous indignation?” </text:p>
      <text:p text:style-name="P4"/>
      <text:p text:style-name="P4">“Doesn't Grandfather tell some one? The council? The Crones? He can't just”<text:line-break/><text:line-break/><text:soft-page-break/>“ There is how things should be- and how they are- Pasne-Pan-Reich should be brought to justice- and you should be watching and learning how grandfather might do that- not railling to me about how it should be”</text:p>
      <text:p text:style-name="P4"/>
      <text:p text:style-name="P4">Stone was silent. <text:line-break/><text:line-break/>Grandfather was silent. </text:p>
      <text:p text:style-name="P4"/>
      <text:p text:style-name="P4">The ride was long. They met no more survivors. The bread began to show weevils- they stopped only to water the horses <text:s/>and to shit Soon Pasne-Pan-Reich's army stood before them. <text:line-break/><text:line-break/>It was on the central plain of the wide windswept valley. A sea of grass that streched east and west for longer than a horse could run in a lifetime. At it's edge oceans crashed and two mountain ranges hung their shadows on the grasslands. The northern mountains- which they had just left, and the eastern mountains which blocked the landing pads- and vast dream baths from the site of the competition. </text:p>
      <text:p text:style-name="P4"/>
      <text:p text:style-name="P4">Stone turned to peace. <text:line-break/><text:line-break/>There are dream baths here as well? <text:line-break/><text:line-break/>Yes Stone there are. <text:line-break/><text:line-break/>What purpose do the dream baths have? <text:line-break/><text:line-break/>What does your memory tell you? She asked<text:line-break/><text:line-break/>The baths were here so the people do not fight? Said Stone confusedly. “But everyone around us is fighting now.</text:p>
      <text:p text:style-name="P4"><text:line-break/>The baths are here so no one dies. The weapons and ships can be layed aside. The changes in power do not make us kill each other. We settle them here- but the (NAME OF MONGOLIAN PEOPLE FOR THEMSELVES The kind one not the auditors bullshit) people do not grow weaker. This is how our people conquored the arm of the galaxy. Because not one (Name) has died in civil war. They are all done here. If we used the ships to settle these changes of power- then we would not have an engine amongs the people. But we have More now than the Aryans (charged word maybe pick another) AngeloSaxons And will over take the chinese soon. <text:line-break/><text:line-break/>Why do the men retreat? Why do the run in fear if this is to be contest that would have better results if all faught to the death? <text:line-break/><text:line-break/>Do you remember how we came to be here? </text:p>
      <text:p text:style-name="P4"/>
      <text:p text:style-name="P4">Stone thought for a moment. I... I... We've always been here. I opened my eyes and there was grandfather.</text:p>
      <text:p text:style-name="P4"/>
      <text:p text:style-name="P4">And what about before then? <text:line-break/><text:line-break/>I don't remember. <text:line-break/><text:line-break/><text:soft-page-break/>Peace made a motion with her hand and the memories of the bath, the old white beard, the captain sitting in his lotus pose drinking tea all flooded back to him. <text:line-break/><text:line-break/>So it is for the others. The bath can make them forget their past- give them new memories. All agree to have their minds wiped to make it so they cannot cheat. </text:p>
      <text:p text:style-name="P4"/>
      <text:p text:style-name="P4">That's why grandfather does not care about the goggles. He doesn't know they are against the rules. But then how has Pasne-Pan-Reich made these <text:s/>goggles? </text:p>
      <text:p text:style-name="P4"/>
      <text:p text:style-name="P4">This is a memory- be patient enough to observe it to the end. <text:s/></text:p>
      <text:p text:style-name="P4"/>
      <text:p text:style-name="P4">Stone sat his horse and the moved through the grass. They approched the camp. The pack of lepers began to stagger left, cutting a wide berth of the main camp. A guard spoke a challenge to them. </text:p>
      <text:p text:style-name="P4"/>
      <text:p text:style-name="P4">Who rides? <text:line-break/><text:line-break/>Galotha and the lepers </text:p>
      <text:p text:style-name="P4"/>
      <text:p text:style-name="P4">I will go find Pasne-Pan-Reich. <text:line-break/><text:line-break/>Do that. We will wait here. The lepers stood a distance from the camp. </text:p>
      <text:p text:style-name="P4"/>
      <text:p text:style-name="P4">The horses milled and chewed the grasses. Galotha counted the men and mumbled to his lutennant. </text:p>
      <text:p text:style-name="P4"/>
      <text:p text:style-name="P4">Grandfather did not stay to hear what the lepor leader reported to his master. The line holding the packhorse was tense and snapped like a bow string when he cut it. It held rations for the whole group for several days- it would last him to victory- or death. </text:p>
      <text:p text:style-name="P4"/>
      <text:p text:style-name="P4">Silently silently he backed the pair of horses to the edges of the trampled grass. With spurs he called every ounce of speed the horse had. It dug deep wihin the muscles of it haunches and drove itself forward. </text:p>
      <text:p text:style-name="P4"/>
      <text:p text:style-name="P4">Stone dug his fingers deep into the mane of his broad jawed mount and prepared to follow. Just before he galloped away- Peace's silk soft fingers stopped him. </text:p>
      <text:p text:style-name="P4"/>
      <text:p text:style-name="P4">She did not <text:s/>speak. A gesture with her eyes drew his gaze to a hillock of grass. There laid grandfather. He'd tucked to the horses side, then fallen to the grass. <text:s/></text:p>
      <text:p text:style-name="P4"/>
      <text:p text:style-name="P4">He laid his head flat to the ground and none of the leppers or the men Pasne-Pan-Reich sent after him saw or suspected. The horses would ride on for hours, by then- </text:p>
      <text:p text:style-name="P4"><text:line-break/>Grandfater was up and moving again as soon as the men passed. He removed clothing quickly as he walked. Soon he was naked- the lepers rags lay behind him. Stone noticed how large he was- large as... himself. </text:p>
      <text:p text:style-name="P4"/>
      <text:p text:style-name="P4">One arm clawing to slow his descent grandfather slid himself into the latrine. And waited. The ground under his feet squelched. He shook in his nakedness. <text:line-break/><text:line-break/>The piles of severed heads that circled the latrine had begun to rot. Footsteps tread the grass above, <text:soft-page-break/>then grandfather could see a warrior, heavy cavelry with a broad bladed two handed axe. The man craned and gazed, seeking what he could not see- the riders searching for grandfather, now only dust in the distance. The dust did not hold his interest, next he undid his belt and looked at the heads around him, with the jadded indifference of an old art consure, much used to sights such as these. <text:line-break/><text:line-break/> The man with the heavy axe inspected the gristle, skin and exposed bone that began to show beneath the dead mans face while he squatted to shit. He mocked and mimiced the faces that stared dead back at him. When he had moved his bowls, but before his heavy legging and belt were drawn back up, the man made his last face. Granfathers heavy hands grabbed him the crease of his bent buttocks and hips and drew him into the latrine with force. <text:line-break/><text:line-break/>Grandfather followed the man bodily into the muck. Weight and force drove his still grimacing head under the liquid level. He struggled. Stabbed at grandfather with a blade but the blows were only glancing along the ribs and then stopped altogether. </text:p>
      <text:p text:style-name="P4"/>
      <text:p text:style-name="P4">Breathing heavily granfather stripped the man, and donned his armor, and heavy leggins and helmet. With a scramble and a grunt he just managed to grasp the mans axe and bring it into the latrine. Grandfather tried but failed to take the mans head. Shit splattered as he struck and only drove the man deeper into the liquid. Two more failures left him covered- Thinking for a moment he adjusted, leaned the body against the clay wall and the first strike cut head from body and sunk the axe and blood into the brown clay. He had his trophy. He left it in a stinking puddle at the base of the circle of heads. <text:line-break/><text:line-break/>The river was running clean again having taken the 30000 gallons of blood to the sea. Grandfather dunked his whole body there and rubbed himself, the armor, and the leather undergear with fine sand from the bank. He scrapped filth from the corners and edges with the dead man's knife. Finnaly he bound his wound with a silk leg wrappings. </text:p>
      <text:p text:style-name="P4"/>
      <text:p text:style-name="P4">Stone watched all this and said to himself how unlike the story he had asked for it was. </text:p>
      <text:p text:style-name="P4"/>
      <text:p text:style-name="P4">It was night now. Fires burned. The wind came from the mountains. Grandfather stood water pouring from his frame and armor and squelching in his boots.</text:p>
      <text:p text:style-name="P4"/>
      <text:p text:style-name="P4">Axe in lazy hang, bouncing over his shoulder granfather wandered the camp looking for a horse and something to eat. Grass, worn to mud paths criss crossed the camp. Felt tents thick and musty studded the spaces in between. It was a whole kitchen wagon that caught his eye when he finally stopped. </text:p>
      <text:p text:style-name="P4"/>
      <text:p text:style-name="P4">This will do he mumbled to himself. </text:p>
      <text:p text:style-name="P4"/>
      <text:p text:style-name="P4">Behind the wagon, near it by fifty feet was a postierns lutenant station. No one was at the station because the wagon itself and everyone near by had gathered to eat the bowls of hot rice and lamb soup. An old woman laddled them out and steaming and full of chunks of fatty rich lamb and swollen white flecks of rice that had boiled all day in butter and green leeks and spices Long strings of green leaves made sinyewy raskes that the dinners slurped up and wrestled into the mouths with utensils. <text:line-break/><text:line-break/>Everyone was busy with food they did not see grandfather slip in the posterns station, lean his axe against the table and write out a set of orders and stamp it with the posterns seal. <text:line-break/><text:line-break/>He sat down hurredly and dug into a bowl. Tasting the first bite he knodded with approval and dug in with rellish. <text:s/>He was conspicuious in his full armor and carrying an axe. The little man who smoked <text:soft-page-break/>and did dishes wandered over to him and nudged him.</text:p>
      <text:p text:style-name="P4"><text:line-break/>“what can we do for you? You're not part of our regualr diners.” Grandfather took a sheaf of notes from his breast and handed the old man the orders.<text:line-break/><text:line-break/>“Hmmmm he said as he read” You're to take our wagon? With our whole food requizition? <text:line-break/><text:line-break/>“I cannot read” said Grandfather. “if that is what it says then that is what I am to do. Now let me eat this fine lamb in peace and pack your wagon if that is what it says.”<text:line-break/><text:line-break/>But what are we to do? Asked the old man waving at his wife and the diners there at the boards. <text:line-break/><text:line-break/>“What is the butterfly to do before the dragon? Find a luteanant and ask for another job.”</text:p>
      <text:p text:style-name="P4"/>
      <text:p text:style-name="P4">The old man took the sheaf of papers and walked away. </text:p>
      <text:p text:style-name="P4"/>
      <text:p text:style-name="P4">In a few moments a luitenant returned with the man, and his wife in tow. </text:p>
      <text:p text:style-name="P4"/>
      <text:p text:style-name="P4">Where did you get this order. <text:line-break/><text:line-break/>From a leper commander. He and his men are taking a fortress near here. They need foodstuffs. Your wagon was requzitioned or that's what the old man says the orders say. I cannot read. </text:p>
      <text:p text:style-name="P4"><text:line-break/>Galotha and the lepers. The luitennant looked at the woman and her husband. She leaned out from behind her husband. <text:line-break/><text:line-break/>The luitennatn bumped grandfathers arm. He did not look up from his bowl- But why this wagon? <text:line-break/><text:line-break/>I do not know. Nor do I care luitennant- if you wish to ask Galotha please ride to meet him and tell him his supplies will be late, or leave me in peace and give me leave to eat and take the wagon, I do not care which. </text:p>
      <text:p text:style-name="P4"><text:line-break/>These order are oddly written- <text:line-break/><text:line-break/>I will tell Galotha, what is wrong with them. Perhaps you could mark it with your teachers pen?. With this he addressed his bowl with a grunt. <text:line-break/><text:line-break/>The luietnnatn shook his head. <text:line-break/><text:line-break/>“You'll get no more from him. Pack up the wagon hitch the horses and come with me- I can get you easy work and a shady spot at the helmet repairmans. </text:p>
      <text:p text:style-name="P4"/>
      <text:p text:style-name="P4">The dinners all cleared the wooden bowls and stacked the neatly in the wagons side cabnets. Soon the iron pot was slung in her guts and fresh foodstuffs piled high. <text:line-break/><text:line-break/>Give the last of the PATCHANANG Our well wished said the lady and spat. <text:line-break/><text:line-break/>I will do that said grandfather. “Luitanant have you finnished marking my homework? I will need it to pass the guards at the grass gate.” <text:line-break/><text:soft-page-break/><text:line-break/>The luitennatn handed back the paper and then took the two old folks to the helmet smithy. </text:p>
      <text:p text:style-name="P4"/>
      <text:p text:style-name="P4">The green wagon was tall as two men and its heavy axles did not creak or grind, so fresh was the fat that greased them. Grandfather did not wish to think of the source of the fat. He whipped the backs of the half dozen oxen and they began to lurch forward. <text:line-break/><text:line-break/>Like a snail drifting past mushroom caps just burst from the ground grandfather rolled the massive wagon through the felt tents and past drinking pavelions and fighting pits where soldiers won and lost huge piles of the thin silver bars with which they were paid. <text:line-break/><text:line-break/>At the camp's edge he was stopped by a few guards-At the grass gate- a woven arch made of bundles of the new green grass that rose twice as high as the wagon, A portal to the sea of green beyond.<text:line-break/><text:line-break/> they checked the papers he could not read. He made them gifts of tobbacco and ruddy rice wine and they left him to his devices. <text:line-break/><text:line-break/>Stone laughed at grandfathers appitite. The whole journey was a rolling feast. Bones and fruit rinds flew over his shoulders. Grandfather knew how to travel. He spent every hour either sleeping, gobbling what ever goodness caught his eyes, or smoking lunglace tobacco and reading the sheaf of notes and book at his side. </text:p>
      <text:p text:style-name="P4"/>
      <text:p text:style-name="P4">Grandfather began to speak aloud. Stone looked around to acertain to who he was speaking. Peace and Misery rode but did not speak. And <text:line-break/><text:line-break/>“There were five armies to start. Five factions of shipborn families. We all started in the star patern. Two families were battling before the sun had risen. Pasne-Pan-Reich fell upon the surviors in a lucky blow. The Kgim took to the iron edge to await the survivors of the plains to meet them at the finishing place- as they always do. <text:line-break/><text:line-break/>If I could speak the Kgim into lending me their strength- and smash Pasne-Pan-Reich between the redoubt and the Kgim we could win this thing. If not I will take a losers place in the Kgim and be happy to have my life. At least I might get a chance to use this fine mace at Pasne-Pan-Reich's behest at last. With that he pulled the iron dragon mace with the faceted ball in it's mouth and left it on the wooden seat beside him. The eyes of the dragon stared unblinking. </text:p>
      <text:p text:style-name="P4"/>
      <text:p text:style-name="P4">Or maybe I could kill the Kgim.</text:p>
      <text:p text:style-name="P4"/>
      <text:p text:style-name="P4">The wagon rolled on. Grandfather snorred at the reigns and the oxen led themselves. Stone wondered what would happen if he spoke to grandfather- </text:p>
      <text:p text:style-name="P4"/>
      <text:p text:style-name="P4">Peace and Misery rode at either side of him- their white eyes unknowable. He looked back to the snoring almost jolley man at the wagon's helm. <text:line-break/><text:line-break/>So it went until the eastern mountains begain to rise in the distance. The sunlight warmed the air and small insects began to flutter about the grasses tops. Thick bodied dragon flies dark and stubby drew Stones attention as the zigged through the air eatting and twisting to clasp the little gnats and flies in their jaws and chew while still on the wing. One landed in the hair of his horses mane and he watched it clean the compound eyes. It still held his attention while grandfather snorted and woke with a start. <text:line-break/><text:soft-page-break/><text:line-break/>He turned and looked behind him- Grasslands as far as the eye could see. And no pursures. The ruse of the wagon had seemed to work. Smiling he stepped down from his perch and rib bones and rattle mellon rinds followed him in a clattering. He hung from the sides of the wagon and drew forth the necessaries like a sailor dancing the rigging. The wagon never stopped. Soon gunpowder tea was boiling in an iron kettle bespotted with rounded dots of metal like a studded club or jerkin. Grandfather sipped the tea and stared into the sun above the mountains with closed eyes and measured sections of the mountains with the space between his knuckles. What this told him Stone did not know. </text:p>
      <text:p text:style-name="P4"/>
      <text:p text:style-name="P4">A lantern still burning sputtered to a hiss when grandfather put his knub of a thumb over its wick. Then he tucked the dragon mace into his belt, the axe over his shoulder and pissed off the back of the wagon. </text:p>
      <text:p text:style-name="P4"/>
      <text:p text:style-name="P4">Peace was embarassed while Misery smiled. Stone laughed. Grandfather iched himself under his arms and then sat back down on the wagon's driver board. <text:line-break/><text:line-break/>This went on for almost a week. Stone was never tired. Nor did he hurt. The pony beneath him chewed the tall grass as the walked. Then it was over. </text:p>
      <text:p text:style-name="P4"/>
      <text:p text:style-name="P4">They heard the scouts before the saw them. <text:line-break/><text:line-break/>“Halt” calmly like it was a greeting not a command. Granfather supprizedly reigned in his oxen. They began to chew at the sweet grass all around them- not caring for the scouts arrows pointed at their hearts. <text:line-break/><text:line-break/>“I have halted, oh hidden ones- do you desire spicy pickled onion and squirrel stew- or sweet fish sausage and black bread for breakfast? I belive I will have both.” Unconcerned grandfather jumped from the wagon's deck to the ground and began to fire the kitchen. <text:line-break/><text:line-break/>Stone tried but could not see the grassland scouts. A keg of the onion and squirrel stew was bubbling in the old woman's iron kettle before one and then two of them arose from the grass. </text:p>
      <text:p text:style-name="P4"/>
      <text:p text:style-name="P4">Mouth full of sausage and black bread grandfather spoke “What will you have-” arms wide and offering. </text:p>
      <text:p text:style-name="P4"/>
      <text:p text:style-name="P4">The scouts came to him with bows half drawn. They wore light armor but it was drawn through with grass. Their shoulders, knees, and backs, bore clumps of earth with the grass still living on it. Stone could see now why thye ahd been so hard to detect- they wore the earth and grass itself. <text:line-break/><text:line-break/>“I could water you as well. Your sweet grass looks thirsty.” <text:line-break/><text:line-break/>“Who are you?” said the first scout. <text:line-break/><text:line-break/>“I am <text:s/>Shap-ng-tsai. Defeated leader of the Bogtsa Clan and I am here to speak to your chief. I bring him news of Pasne-Pan-Reich. </text:p>
      <text:p text:style-name="P4"/>
      <text:p text:style-name="P4">“You wear armor of the heavy cavalry of Pasne-Pan-Reich.” <text:line-break/><text:line-break/>“ I do. I was disgraced to the leper legion, from which I escaped- I killed the man who wore this armor and left his body in the latrine. Then I forged orders for this wagon and all it's delicious foods and rode <text:soft-page-break/>from the camp.”<text:line-break/><text:line-break/>“I do not believe” said the second scout. <text:line-break/><text:line-break/>“It matters not what you believe. This is the truth.” </text:p>
      <text:p text:style-name="P4"/>
      <text:p text:style-name="P4">The two scouts looked at grandfather, then at the wagon. The rich smell of the onion and squirrel stew whafted across the grass and filled the noses of all present. Grandfather took a bowl for himself and slurped it noisily. He dipped the black bread with fish sassuage whole into the broth. Tasted and then hungrily ate more. <text:line-break/><text:line-break/>“How long have you ridden?” <text:line-break/><text:line-break/>“I slept once.” <text:line-break/><text:line-break/>“It is a six day journey to the old battlements and holdfasts in the mountains.”<text:line-break/><text:line-break/>And the grasslands make journeys quicker when the gods ordain it. I was sped forward by the roots themselves. You ought to know that- so intiamte with the grass yourself.</text:p>
      <text:p text:style-name="P4"/>
      <text:p text:style-name="P4">Do you have any proof you're not lying. Grandfather drew Pasne-Pan-Reich's iron mace from his belt and handed it to the scout. <text:line-break/><text:line-break/>He released the tension on the arrow he held and looked back in the distance towards the mountain. Seeming to see something he nodded. <text:line-break/><text:line-break/>We will search your wagon. Then if it is as you say you will feed us and two of the men here will take you to the clan center. </text:p>
      <text:p text:style-name="P4"/>
      <text:p text:style-name="P4">“I will put more food on!” Grandfather split more hunks of black bread with the blade of his axe, and peeled the leathery rinds off of loops of sweet fish sausage. Soon a pyramid of fish stacked on bread stood on a sideboard near the stew. <text:s/>Grandfather ate while the men searched. </text:p>
      <text:p text:style-name="P4"/>
      <text:p text:style-name="P4">“Please let me know if you find anything else go to eat in there! I miss sweet candy and I've only found one barrel of the lunglace he said through a cloud of smoke from his pipe.” <text:line-break/><text:line-break/>Once the wagon was cleared the first scout nodded to the mountains and a dozen bow bearing camouflaged men stood from the grass in <text:s/>a long line in the distance. <text:line-break/><text:line-break/>So many grass clumps. Look at all of you. Come eat – and be at peace. The men ate in shifts. Some still watching the horizon and the wagon and grandfather suspiciously. Others laughed with the old man as he busied himself with food and slinging the contents of the boiling kettle out the them in clay bowls. </text:p>
      <text:p text:style-name="P4"/>
      <text:p text:style-name="P4">“this is fine food. It is pleasant to eat this instead of our dried jerky and fat paste.” <text:line-break/><text:line-break/>I am sure this is true smiled grandfather. When the dishes were done, and the scouts settled back into their watching and the man with the mace and his second followed the rattling wagon </text:p>
      <text:p text:style-name="P4"/>
      <text:p text:style-name="P4">Distance gone and time passed when they finnaly reached the base of the mountains. There was a low <text:soft-page-break/>stone wall that marked a redoubt- an crude old motte and baily style. The baily smoked and buzzed with the daily commings and goings of thousands. Men and women alike filled the center and did the hundreds of things that a war camp does</text:p>
      <text:p text:style-name="P4"/>
      <text:p text:style-name="P4">What hail- what is this? Asked a guard. “This is Shap-ng-tsai. He is here to speak to our lord.” </text:p>
      <text:p text:style-name="P4"/>
      <text:p text:style-name="P4">The guard looked him over. “Where is your clan?” asked the guard. </text:p>
      <text:p text:style-name="P4"/>
      <text:p text:style-name="P4">“I am <text:s/>Shap-ng-tsai. You know if I arrive without my family, men and arms that the fate of this place has befallen me. Do no badger an old man's wounds.” </text:p>
      <text:p text:style-name="P4"/>
      <text:p text:style-name="P4">The guard knodded and the scout pressed them on. “You will have to leave the conforts of your wagon here.” <text:line-break/><text:line-break/>The oxen deserve a rest and besides they would not climb to the mott. <text:line-break/><text:line-break/>Grandfather jumped from the houselike elevation of the wagon seat and his armor and axe clangored on the ground. He stood, and in his full height was a mighty oak above the scrub pines of guards and officers. There was a moment as he clenched the leather wrapping of the axe that tension mounted, then disapated as he smiled his jolly smile and laughed clear and loud. <text:line-break/><text:line-break/>You will not drink all the rice wine or smoke all my lunglace tobbacco? Leave a few bowls for an old man? He said to one guard. The man laughed and leaned in to grandfather. <text:line-break/><text:line-break/>We will guard your stores- one who has traveled this far deserves his pipe at the end of the day. </text:p>
      <text:p text:style-name="P4"/>
      <text:p text:style-name="P4">Grandfather clapped him on the shoulder and settled a small pouch in his hand. <text:line-break/><text:line-break/>And a faithful guard deserves his own pipe. Thank you. </text:p>
      <text:p text:style-name="P4"/>
      <text:p text:style-name="P4">The shaggy camouflaged leader, who had confronted grandfather at the first coughed. <text:line-break/><text:line-break/>“It is time to move on Shap-ng-tsai. Golao only sees visitors for another hour, and there are sure to be others than yourself.”<text:line-break/><text:line-break/>Lead the way my invisible grassy friend. I have no wish to see Golao displeased. </text:p>
      <text:p text:style-name="P4"/>
      <text:p text:style-name="P4">Stone was close behind him as the procession marched from the inner recesses of the mott through the crowded city streets. The richness of a harvest- apples, wheat, shoats and mushrooms, barrels of kumis the traditional alcoholic mares milk brew and a hundred other food stuffs and cart goods. Grandfather smilled at the <text:s/>richness of the baily yard. <text:line-break/><text:line-break/>Golao has been fortunate in his provision seeking. Said grandfather to himself. </text:p>
      <text:p text:style-name="P4"/>
      <text:p text:style-name="P4">They walked from the baily to the imposing fortress walls of the mott. It stood over the richness of the baily like a spendthrift with folded arms and heavy frown, watching the riches be counted to make sure of not a single gain would slip its fingers. </text:p>
      <text:p text:style-name="P4"/>
      <text:p text:style-name="P2"><text:span text:style-name="T9">A wrought iron gate was lifted, and then a second. Inside the mott yard even more provisions these of a </text:span><text:soft-page-break/><text:span text:style-name="T9">higher quality. Cheeses, preserved meats, lousin berry pastries their sugary sweetness preserved the nutrious berry almost indefinately. <text:line-break/><text:line-break/>Grandfather sniffed. I am no longer disappointed to leave the comforts of my wagon, my </text:span><text:span text:style-name="T6">Gramineae </text:span> guide. </text:p>
      <text:p text:style-name="P2"/>
      <text:p text:style-name="P2">With the iron gates behind them the entirety of the court of Golao streched before them. Ornate carpets plushed the floors and covered grass and stone. Heavy cavelry and march stead infantry alike manned walls and gates. <text:line-break/><text:line-break/>At the center was a enourmouns golden dais holding a burley man, and a host of women and men on leashes and restraints. Beautiful people draped in silk and cashmere. Golao lay among them <text:s/>in state, his overweight body and greasy face out of place amongst the gorgous and handsome. He waved his wine goblet at grandfather once he had concluded business with the merchant before him. <text:line-break/><text:line-break/>“Endless complaints and wants. These have an averace that almost rivals my own.” <text:line-break/><text:line-break/>“You cannot be matched, even in your wanting.”<text:line-break/><text:line-break/>“I will not ask you why you are here, because I already know. My scouts have told me reports of the central river running with blood, and a night battle. Now I see you here and I know you have been defeated.”<text:line-break/><text:line-break/></text:p>
      <text:p text:style-name="P2"/>
      <text:p text:style-name="P2">You see the splendor here? You see we have been busy in taking the mott, and gathering everything edible in the plains. Golao has but to lay on this dias, eat, drink and fuck long enough and my mighty weapon will lay waste to <text:s/><text:span text:style-name="T9">Pasne-Pan-Reich's army. My people could eat for a year after the Reich's army's bones were white in the plains. There is no food from here to the western mountains that is not held in my walls.<text:line-break/><text:line-break/>So I ask what it is you think you can gain from coming here? Do you wish to swear to me? I will not battle you for my army- they are loyal and even now a hundred archers look to skewer you if you come closer.” <text:line-break/><text:line-break/>Stone started and looked at the walls above them. There were archers and hundreds of them. They were not looking over the walls edge as he'd expected. But to the dias and the conversation below. </text:span></text:p>
      <text:p text:style-name="P4"/>
      <text:p text:style-name="P4">I see your many archers- I see your food stuffs and all your richness Golao. And I tell you it will not matter. I will give you information, the way I was defeated, the most likey way you will be distroyed, and any other tactical information I have- and you may have a chance to rule. But without this- you will be as I was- watching your loved ones die, your people put to the sword, and all your riches spoiled before you- see me your as proof. I was once as you are- you will be as I am. </text:p>
      <text:p text:style-name="P4"/>
      <text:p text:style-name="P4">Golaostopped his wine sipping and wavered in his confidence. His face, once smug and gloating, now looked around at all his posessions and he winced. </text:p>
      <text:p text:style-name="P4"/>
      <text:p text:style-name="P4">What information do you have Shap-ng-tsai? And what do you want in return? </text:p>
      <text:p text:style-name="P4"/>
      <text:p text:style-name="P4"><text:soft-page-break/>I need a hundred men- loyal hard warriors who will serve me as they do you- my word must be law. <text:line-break/><text:line-break/>What could you do with a hundred men? What do you intend. <text:line-break/><text:line-break/>Your men will be with me- they can spy for you as we ride. But I will not give any more than what I have said- tactics, your unseen weaknesses but nothing more. <text:line-break/><text:line-break/>I could have your skin peeled from your body- fried and fed to you <text:s/>Shap-ng-tsai. You know my hunger for all things. Do not place a morsel before me which I cannot chew and rellish. <text:line-break/><text:line-break/>Here grandfather bowed. I'm nothing more than a defeated general clanless and bare. You may consume me, but you miss the feast of being the lord of all the grasslands and the hundred seas. Would you give all this up for the satisfaction of breaking me for my meager secrets? <text:s/></text:p>
      <text:p text:style-name="P4"/>
      <text:p text:style-name="P4">Golao chewed meat from a platter before him, and thought. <text:line-break/><text:line-break/>Stone thought to himself that this one could not see beyond his own stomach. Grandfather would have something to sway him. </text:p>
      <text:p text:style-name="P4"/>
      <text:p text:style-name="P4">It was a few moments before Golao spoke. You will have your hundred men. And I will have my plains. Go now- see the captain of the guard. He will see my will done, and you propperly debriefed. </text:p>
      <text:p text:style-name="P4"/>
      <text:p text:style-name="P4">Shap-ng-tsai bowed. </text:p>
      <text:p text:style-name="P4"/>
      <text:p text:style-name="P4">Be gone- all of you. I tired of this- and Golao clapped his hands and the court yard cleared of merchants and administrators and filled the the sounds of another appetite. </text:p>
      <text:p text:style-name="P4"/>
      <text:p text:style-name="P4">The captain of the guard was to be found on a single tower above the baily walls. He was in a large oak floored room that grandfather came to by way of a trap door. A map, old and worn streched across a table. Secrets held no markings, but like the truth, were there none the less. </text:p>
      <text:p text:style-name="P4"/>
      <text:p text:style-name="P4">Walk with me said the captain. He was an older man. Younger than grandfather but older than stone. As old as captain <text:s/>Joaxi thought Stone, just showing the beginnings of grey around his temples. His lips were thin and his head wide and perfectly bald, without his eyes he would have been a distemperate figure, a town drunk or a shrewed trader. But with them he was a leader of men and a man of trust. Kindness and care showed in his eyes</text:p>
      <text:p text:style-name="P4"/>
      <text:p text:style-name="P4">He had been much wounded at some point and walked with a limp. Grandfather towered over the the man and seemed comically too large when they came to door ways and arches of the baily walls. As they passed through one archway the captain begain to speak. <text:line-break/><text:line-break/>I am responsible for the lives of my men. Golao makes plans, eats feasts, and fucks. He is our leader because he knows he can only live as he does if a whole nation conspires to feed him. And so he makes great plans that keeps our nation happy and him fat. But I am the man that tells wives their husbands have died. Who executes men when they take an extra ration or carelessly break a bow. I am the law. </text:p>
      <text:p text:style-name="P4"/>
      <text:p text:style-name="P4">I know you. Said Grandfather. I had a law of my own. Still do if I am lucky. Let me lay your mind at ease. I mean your men no harm. I will not cause you any undue trouble. Each of your men will face certain death- but everyone of them will come home to their wives. It was not many days ago my own <text:soft-page-break/>wife perished, I would not do that again. To anyone. Your men will all die and then hug their happy wives. You have my word. </text:p>
      <text:p text:style-name="P4"/>
      <text:p text:style-name="P4">What does that riddle mean? <text:line-break/><text:line-break/>It means that I cannot tell you what you seek to know. Your master met the same wall. Look at my eyes. </text:p>
      <text:p text:style-name="P4"/>
      <text:p text:style-name="P4">The captain's trusting browns met grandfathers wiley eyes, bushy brows arched up and his full green came exposed. <text:line-break/><text:line-break/>You are a judge of men. Judge me now, and act on your judgment. Either hand me a weapon worth of my task or distain me to your leader and let me start my feast. <text:s/></text:p>
      <text:p text:style-name="P4"/>
      <text:p text:style-name="P4">They came to a wall. The Captain barely could get his elbows to it, but grandfather leaned on it like a country apple barell and his chest <text:s/>above was shilohette against the sky </text:p>
      <text:p text:style-name="P4"/>
      <text:p text:style-name="P4">Tell me first how you came to lose your army. </text:p>
      <text:p text:style-name="P4"/>
      <text:p text:style-name="P2"><text:span text:style-name="T9">Grandfather lay his heavy axe against the battlements. He drew a pipe from the folds of his armors silken linings and crushed the fermented tobacco between his enormos fingers into the bowl. A sharp crackle and the tinder coal he carried in a necklace brasure brought the pipe to life. <text:line-break/><text:line-break/></text:span><text:span text:style-name="T9">Each of the other armies turned towards the eastern mountains. You must konw this as you have taken </text:span><text:span text:style-name="T9">provisions from every other portion of the continent by the state of this baily. <text:line-break/><text:line-break/>The other three armies fell quickly. I bested the kadireich in single combat- as was his challenge. And </text:span><text:span text:style-name="T9">his people came to me with hundreds upon thousands of archers leading fat ponies and wagons of black bread and devils horns (the murderous caltrops that were cursed among the plains riders) <text:line-break/><text:line-break/>The Fel were split in two. Half of their nobles bought by the Reich's sweet honey promises of riches. He pushed wagon loads on them. And they could barely move faster than a tottering babe. The other half knew foolishness when they saw it and started and ran. I knew their was something wrong the night we saw the fields. Nights. Always at night. </text:span></text:p>
      <text:p text:style-name="P4"/>
      <text:p text:style-name="P4">The Fel's colloums stretched for over a mile. The wisest of them wanted the broad sea to guard their backs and stand for their ancestors like honorable men. The most foolish were wine soaked and gem drunk. With the mobility of a catipillar. </text:p>
      <text:p text:style-name="P4"/>
      <text:p text:style-name="P4">We watched from the strong portion of the plains. Devils horns spread at all the places we could be advanced upon- Archers ready. </text:p>
      <text:p text:style-name="P4"/>
      <text:p text:style-name="P4">I could hear the Fel singing, and then like a man drowneding in their own blood- they gargled then tried to scream. Jeweled mace in hand he delved the eyes of the weapon. Toxic green. </text:p>
      <text:p text:style-name="P4"><text:line-break/>Do you see these serpernt's eyes? </text:p>
      <text:p text:style-name="P4"/>
      <text:p text:style-name="P4">The captain knodded. </text:p>
      <text:p text:style-name="P4"/>
      <text:p text:style-name="P4"><text:soft-page-break/>Imagine if you could see naught but a thousand pairs of these bobbing in the darkness. First we watched them slay the fools, then the brave. It made no difference. <text:line-break/><text:line-break/>A night battle is no simple thing. A man may kill his compatriots as easy as his enemy. <text:line-break/><text:line-break/>We have the same thoughts. </text:p>
      <text:p text:style-name="P4"/>
      <text:p text:style-name="P4">How did he do it? Are the green eyes night fire? God gifts? </text:p>
      <text:p text:style-name="P4"/>
      <text:p text:style-name="P4">I can only tell you what I know. And I know that not a single body of the Reich' men was found among the slaughtered Fel. The honorable ones were drowned, to a man. Swept from their horses and plunged bodily into the broad sea. Most we found piked upright in the shallows and holding their own eyes, or pointing out their blind bretheren to their own plucked eyes<text:line-break/><text:line-break/>mocking their blindness of the night. </text:p>
      <text:p text:style-name="P4"/>
      <text:p text:style-name="P4">One would conclude so. </text:p>
      <text:p text:style-name="P4"/>
      <text:p text:style-name="P4">The foolish? <text:line-break/><text:line-break/>Drownd also. In jewels and wine. Mouths stuffed with any valuable at hand. The ones that tried to run were sewn in the bowls of horses who swayed <text:s/>pregnant with a cruel <text:s/>doom they did not earn or understand. </text:p>
      <text:p text:style-name="P4"/>
      <text:p text:style-name="P4">How would they have the time- the power to execute such horrors? </text:p>
      <text:p text:style-name="P4"/>
      <text:p text:style-name="P4">Captain do you remember your mother? </text:p>
      <text:p text:style-name="P4"/>
      <text:p text:style-name="P4">My mother? What does she have to do with... and he paused. The wind played over the flags hung on the baily and Stone saw his eyes widen. </text:p>
      <text:p text:style-name="P4"/>
      <text:p text:style-name="P4">What does this mean? I had a mother. She was......<text:line-break/><text:line-break/>Just there. Moments ago? Like a memory you know but cannot recall? <text:line-break/><text:line-break/>Yes he said. His trusting eyes were frightened now, the implications, the strengths were all challenged by this new oddity. </text:p>
      <text:p text:style-name="P4"/>
      <text:p text:style-name="P2"><text:span text:style-name="T9">What does this mean? <text:line-break/><text:line-break/>What do the green eyes mean? It means black magic. It means the Reich is using an evil and this memory we've lost, it means our mothers are warning us of something. And I plan to heed the warning. <text:line-break/><text:line-break/>Did you tell Golao of this? <text:line-break/><text:line-break/>Golao cannot be swayed by feelings, unless that feeling is greed. Speak to him if you will but he will </text:span><text:span text:style-name="T9">not see it as the message of the gods we do. <text:line-break/><text:line-break/>The captain blinked. He was rapidly trying to make sense, to acclimate to this new change in the many </text:span><text:soft-page-break/><text:span text:style-name="T9">pieces on his chessboard. <text:line-break/><text:line-break/>Tell me the rest. How was your army taken? <text:line-break/><text:line-break/>The thousand eyes belong to lepers. </text:span><text:span text:style-name="T7">When he was come down from the mountain, great multitudes followed him.</text:span><text:span text:style-name="T8"> </text:span><text:span text:style-name="T7">[2] And there came a leper and worshipped him and shew him many foul wonders. </text:span></text:p>
      <text:p text:style-name="P9"/>
      <text:p text:style-name="P4">They crawled for hours. Up the bed of the river. Laying in the splashing water and belly to the stones and sand. In the grasslands they advanced on us in squrms and fingers breadths. <text:s/><text:line-break/><text:line-break/>We made many fires. Bright watch fires in depth row upon row. But almost none in the camps and the horse corals. There wasn't enough fuel to light a ring around the camp, AND the camp itself. <text:line-break/><text:line-break/>Grandfather tapped out the last ashes of the pipe he'd been smoking. The captain was leaning, resigned against the far stones of the baily, arms crossed. <text:line-break/></text:p>
      <text:p text:style-name="P2"><text:span text:style-name="T9">I was at the foremost section of the defenses. The kadireich's archers stood like a sheild. Nothing could come within a thousand yards without being seen first- then shot four times before it reached the first ring. And there were four rings. I would have moved on him by day- and gathered new fuel. Manuvered him to a fighting point or taken a mountain or a castle and forced him to fight. <text:line-break/><text:line-break/>But when we heard the screams in our camps we knew. Mothers. Wives, Children. We couldn't see the </text:span><text:span text:style-name="T9">camps but we could hear them. And we could see the eyes. <text:line-break/></text:span><text:span text:style-name="T9">I hold my men blameless. I abandoned my post and ran to their aid- how could I expect the men I led to </text:span><text:span text:style-name="T9">do any different? </text:span></text:p>
      <text:p text:style-name="P4"/>
      <text:p text:style-name="P4">When I got to the camp it was barely visable- what fires there were had been doused, with blood from knifed necks. The eyes weaved among us- killing some- dragging others screaming into the night. Or held packs of our loved ones in the darkness- driving them like infernal shepherds- stampeeding them just out of our reach. <text:line-break/><text:line-break/>I organized an adhoc unit. Archers in a round interspered with heavy caverly dismounted or light infantry with their whistling sabers. We gave chase to a knot of green eyes. When we were almost to them they sank- as if of dust- into the ground. The lights of their eyes gone- their bodies like water in the desert.<text:line-break/><text:line-break/> We held the ones we'd saved and lauged. Satched from the jaws of death. After laughter- silence. It was only then we recognized the horrible noise that had grown in our inattention. The Reich's own armored horse. <text:line-break/><text:line-break/>We fought valliantly. The few kadireich's archers stood like a hundred arrows together- unbrakeable. It took a whole wedge of the Reich armor to ride them down, and what riders survived looked like pine bows if each needle were an arrow. It took til dawn to finally kill us all. By the time we could see there was nothing but the last aching exhausted fruitless struggles and to watch the dead and wounded be beheaded and stacked. <text:line-break/><text:line-break/>The captain sighed. And the eyes? Did you see where they had disappeared to?<text:line-break/><text:line-break/>Best I can tell they'd just thrown themselves to the ground, then crawled like vermin, in the muck to <text:soft-page-break/>safety. Once they'd hidden the eyes- we were blinder then before. <text:line-break/><text:line-break/>The captain looked at the walls of the bailey. Stone- Grandfather, and Peach and Misery were all around him watching him make chess moves in his head. Calculating the amount of fuel they had on hand, the number of guards, the spaces where someone could crawl up the wall, through a grate, into a water source or a sewer drain or a wall. <text:line-break/></text:p>
      <text:p text:style-name="P4">The captain sighed. “We'd have to work for weeks to fix everything wrong with the walls and even then I'm not sure we could keep them out.”</text:p>
      <text:p text:style-name="P4"/>
      <text:p text:style-name="P4">There is another problem. Said grandfather. </text:p>
      <text:p text:style-name="P4"/>
      <text:p text:style-name="P4">The captain looked at him with tired eyes. <text:line-break/><text:line-break/>The green eyes caught most if not all of our horses. We had enough to give each of our men the customary sixteen remounts. </text:p>
      <text:p text:style-name="P4"/>
      <text:p text:style-name="P2"><text:span text:style-name="T9">Which means they now have their own remounts, as well as yours, thirty two mounts per man. <text:line-break/><text:line-break/>Meaning they could eat for as long as we could. <text:line-break/><text:line-break/>Even longer if they had the horses eat the grasslands and not kill them. Horse blood is a good meal, and </text:span><text:span text:style-name="T9">look at the grazing here, unending food if managed properly. </text:span></text:p>
      <text:p text:style-name="P4"/>
      <text:p text:style-name="P4">The captain sighed. Alright. I'm convinced. The Bailey will fall. I'll tell Golao. .He will beat a concubinus to death over the news and eat a hog over the corpse- then he'll drink a half barrel of wine and come ask me for advice pathetically and remorsefully drunk. </text:p>
      <text:p text:style-name="P4"/>
      <text:p text:style-name="P4">Why do you tell me this? Asked grandfather. <text:s/><text:line-break/><text:line-break/>Because we are fated together. If this city falls you die as well. You'll be hunted and killed eventually. No matter where you go. My weaknesses are now yours and I want your strength in thought to over come them. <text:line-break/><text:line-break/>Grandfather knodded. You are right in this. I will help you- <text:line-break/><text:line-break/>And I will help you. We have an understanding. <text:s/>The men shook hands </text:p>
      <text:p text:style-name="P4"/>
      <text:p text:style-name="P4">What do you need said the captain. What can we do to better our odds? <text:line-break/><text:line-break/>I'm going to go figure out why we cannot remember our mothers captain. I think that has something to do with the green eyes. This contest- this fight for who is the ruler of the grasslands, well the green eyes seemed sick to me. Like there was something wrong with them. I know if I can delve, I might find something, remember the things we've forgotten. <text:line-break/></text:p>
      <text:p text:style-name="P4">Night came to the bailey and the fires were piled high. Stone noticed more guards and more archers especially over the walls. The specialized fighters specific to their peoples could ride, fight, and shoot as well as breathe. The sea of grass around the castle looked like a yard of fireflies hundreds of lantern poles bounced from the arms of cavelry searchers scouting the long grass for any sign of the green <text:soft-page-break/>eyes. </text:p>
      <text:p text:style-name="P4"/>
      <text:p text:style-name="P4">Stone had lost grandfather in the bustle. One moment he'd turned to stare at the sea of lanterns drifting in the semi dusk the lights produced for a wide circle around the castle. Then he'd turned and the man he'd followed this far was gone. <text:line-break/><text:line-break/>Peace and Misery stood behind but said nothing. <text:line-break/><text:line-break/>Where has grandfather gone. </text:p>
      <text:p text:style-name="P4"/>
      <text:p text:style-name="P2"><text:span text:style-name="T9">Misery was leaning over opposite edge of the baily walls. “The captain was a man of his word. Golao did exactly as he said. Look there is the dead concubinus being hauled away now.”</text:span><text:span text:style-name="T9"><text:line-break/></text:span></text:p>
      <text:p text:style-name="P2"><text:span text:style-name="T9">Peace came to his side- her white hair in a tight bun and seeming never to be touched by the dirt and smoke of this place like she was immune to any wear or mark the memory might hold. <text:line-break/><text:line-break/>He's gone down the stairs and out to the front gate. If you hurry you can catch him. But we will want our horses. Take the other stairs and make for the wagon. If you take the back side gate we can just meet him on the way by. <text:line-break/><text:line-break/>Misery followed as they came down the stairs and around the landing walk to the unpaved streets of the baily. The town here had changed significantly in the time since the captain had first given his orders. <text:line-break/></text:span><text:span text:style-name="T9">What was once a easy jovial collection of warriors and families was now a nation at war. Everyone </text:span><text:span text:style-name="T9">worked. Even children were taken to the baily sides and given candy to “find ways in or over.” </text:span></text:p>
      <text:p text:style-name="P4"/>
      <text:p text:style-name="P4">Stone struck one such pair of parents, and their children and fell in the rutted street of the bailey high yard. It was the first time he had interacted with anything other than a horse. He was suprized he could touch these people, somehow expecting them to be a hologram o r inaccessable in some way</text:p>
      <text:p text:style-name="P4"><text:line-break/>“Sorry I am clumsy stone” <text:line-break/><text:line-break/>“Slow down young man. We were all your age once. Peace. Do not speak such hard words of yourself. The warrior within you hears them and is lessened by them” <text:line-break/><text:line-break/>Say instead “I chose speed over accuracy. Perhaps I will consider differently if these are the ways speed leads me to”<text:line-break/><text:line-break/>Stone bowed and hurried on. He was a little fearful that he had broken something- That he'd been wrong to touch or talk with anyone one here. He looked on at Peace and Misery seeming to float through the crowd. <text:line-break/><text:line-break/>They don't touch anything. Why? The woman had given him excellent advice. He'd been clumsy and spoken terribly to himself his whole life. Perhaps...if a random stranger spoke so well to him... what would grandfather say? <text:line-break/></text:p>
      <text:p text:style-name="P4">Stone slowed his pace ever so slightly. The crowd did not come at him so quickly. He had moments to think before he stepped. Even a split second was enough to let him stop and not fall into someone, or not trip. <text:line-break/><text:line-break/><text:soft-page-break/>The roads of the bialey were mud. Like the eyes of immortal gods the stars burned above and the lanterns played below, as children might mimic adults - </text:p>
      <text:p text:style-name="P4"/>
      <text:p text:style-name="P4">When he came to the wagon he saw he had missed much. There were tables for a hundred men. Food and drink now being cleared by serving women and men. An enormous map on the wall of the wagon showed the grasslands, mountains, and castle Stone stared for a moment then he moved deliberately towards his mount</text:p>
      <text:p text:style-name="P4"/>
      <text:p text:style-name="P4">His pony was at the wagon. The beast was sable, with a black mane. It had grown energetic on grain and sugar and pawed at the corral yard, it met him at the gate.</text:p>
      <text:p text:style-name="P4"><text:s/>He put forth his hand and took the reigns. Peace and Misery mounted their own horses. The night was crisp and clouds threatened rain. </text:p>
      <text:p text:style-name="P4"/>
      <text:p text:style-name="P4">Stone wheeled and set off towards the back gate- when he passed its iron gates he could just make out the hundred men in the distance <text:line-break/><text:line-break/>“You've sat for a while my friend- can you show me how fast your feet are?” Whispered the enormous man to the pony he rode. Thunder sprung from its hooves as it paced itself to catch the herd of men and animals before it. Stone smiled. </text:p>
      <text:p text:style-name="P4"/>
      <text:p text:style-name="P4">He was among the column in a short ride and his pony snorted nostrils drinking air once he'd come to a trot at grandfather's side. </text:p>
      <text:p text:style-name="P4">There were scouts before them- defenses from the green eyes. Paltry but better than nothing. The horses outnumbered men twenty to one. Mounts and remounts the group seemed a herd of horses with men intersperse. <text:line-break/><text:line-break/>As he caught up he could hear grandfather speaking. <text:line-break/><text:line-break/>“watch tower. It exploded all over the inside. I could hear the men screaming and the survivors thew out the wounded and dead. I cannot imagine Pasne-Pan-Reich believes any within live. <text:line-break/><text:line-break/>“He will not be slow to to return to make sure.” Said the captain riding beside. </text:p>
      <text:p text:style-name="P4"/>
      <text:p text:style-name="P4">He's already sent men- I am sure of it. When I escaped the lepers he had to have sent them there to redeem themselves. I have no doubt we'll have to take the keep. His anger drives him. And that is the only object that he can lash his anger at. <text:line-break/><text:line-break/>And his main army? <text:line-break/><text:line-break/>Dispersed. It would have to finish the ride to the eastern coast- and the mountains. You know how the food is spread- </text:p>
      <text:p text:style-name="P4"/>
      <text:p text:style-name="P4">Unevenly and without reason. <text:line-break/><text:line-break/>There may be some great cache of food or weapons somewhere. He has to check all the land in his control. Once that is done. He'll concentrate his forces at the Bailey- and we will have a fight. </text:p>
      <text:p text:style-name="P4"/>
      <text:p text:style-name="P4">For the one ruler of the grasslands. </text:p>
      <text:p text:style-name="P4"/>
      <text:p text:style-name="P4"><text:soft-page-break/>And king of the stars said grandfather. </text:p>
      <text:p text:style-name="P4"/>
      <text:p text:style-name="P4">Stone knew what that meant. But no one here had any idea. </text:p>
      <text:p text:style-name="P4"/>
      <text:p text:style-name="P4">The empire of the grassland king had once stretched from the heartstone nebulas past the tanhauser gate and deep within the borders of the stone singers systems. A whole arm of a galaxy. <text:s/></text:p>
      <text:p text:style-name="P4"/>
      <text:p text:style-name="P4">“It was this. This system that gave us our power. Internal struggles were settled every year. But the old ways were broken. Soon we fought outside the dream baths, the galaxy arm burned. Engine after engine was lost. Soon the Aryans enslaved us. Now the auditor's rule us. How did it come to be from grandfather losing this battle- to ruling the empire. And how can I learn what I need, to free my people. I am just a fool of a stone.” <text:line-break/><text:line-break/>Grandfather sighed. <text:s/>“That is troubling news my son. And do not speak poorly of yourself, the warrior within hears and is lessened by it. Tell me more of the world beyond this dream.”</text:p>
      <text:p text:style-name="P4"/>
      <text:p text:style-name="P4">Stone pulled the reigns of his horse so sharply in suprise that his horse veered into grandfathers. The animals shook and bucked in fits. Hooves skidding wildly on the grass. Two enormous men struggled to stay on horseback. A moment passed, and grandfather laughted. </text:p>
      <text:p text:style-name="P4"/>
      <text:p text:style-name="P2"><text:span text:style-name="T9">He pulled his reigns and repeated the diving motion, this time striking stone and his horse. It was this moment that stone felt, shoulder to shoulder that his grandfather and he were the same size. Obvious to </text:span><text:span text:style-name="T9">any onlooker- but stone did not know what he was. Lessons for him came harder. But like his horse- he </text:span><text:span text:style-name="T9">began to feel his power. <text:line-break/></text:span><text:span text:style-name="T9"><text:line-break/>Struggling again and regaining power he made his horse come aside grandfathers, this time with a little tact and thought.<text:line-break/></text:span><text:span text:style-name="T9"><text:line-break/>Did you just speak to me grandfather- </text:span></text:p>
      <text:p text:style-name="P4"/>
      <text:p text:style-name="P4">I did my son. And he motioned to an aide And I would like to speak more- but we must eat!! <text:line-break/><text:line-break/>The areobatics of the horseback quarter master were amazing. At a brisk trot he boiled kettles of tea, cut and stacked the butter, vegitable paste, pork sassage and powdered eel protien rations of the men on the hard black bread. Each piece was cut in a V so the contents could not escape, and the men all chewed happily on sharp flavors and pipped the tea canteens narrow necks and stopped them with horn stoppers. <text:line-break/><text:line-break/>The rain did not stop the foodstuffs being made and passed. The whole group wheeled and exchanged, taking food on the hoof. Outriders coming in. Scouts hanging in hammock bags slung between horses to sleep, Others being woken to ride out and take a shift as point. The bustle moved like clockwork and grandfather oversaw it all with shouts and mouth full of eel powder and drips of tea from his beard. <text:line-break/><text:line-break/>He wiped his mouth on the silk liner of his armor- a greasy patch that had taken the same treatment over and over again. <text:line-break/><text:line-break/>So son- tell me what do you know and why are you here? How fare our people. <text:line-break/><text:line-break/>Stone looked at Misery and Peace. <text:line-break/><text:soft-page-break/><text:line-break/>Don't look to them. Look at me. Rules and traditions are not made for breakers like us. </text:p>
      <text:p text:style-name="P4"/>
      <text:p text:style-name="P4">We are a conquered people grandfather. </text:p>
      <text:p text:style-name="P4"/>
      <text:p text:style-name="P4">His face twisted in a deep set frown and he spat upon the ground. But no amount of spittle or clay would heal the blindness this terrible new had brought to his soul. <text:line-break/><text:line-break/>How long has it been since I lived? <text:line-break/><text:line-break/>Fifteen generations. </text:p>
      <text:p text:style-name="P4"/>
      <text:p text:style-name="P4">Who are you? <text:line-break/><text:line-break/>I am Stone. Qualum was my father- a ships captain. I will be a captain if I can learn the rights. <text:line-break/><text:line-break/>Have others come to see me? <text:line-break/><text:line-break/>I do not know. <text:line-break/><text:line-break/>“He is not the first to watch you. Each captain does this once” said Misery. “But he is the first to find that you can speak.” </text:p>
      <text:p text:style-name="P4">How does Pasne Pan Reich come to have the green eyes? What is the conclusion of this battle? <text:line-break/><text:line-break/>He does not know wise one. He is watching for his first time. <text:line-break/><text:line-break/>Well we will figure it out together. Come ride with me. Have you no weapon? </text:p>
      <text:p text:style-name="P4"/>
      <text:p text:style-name="P4">Stone looked about himself embarrassed. <text:line-break/><text:line-break/>Ride over there and take a spare from the stores a fine heavy saber will do for now. Stone struggled to make his pony weave to the specific horses that were hung with weapons and arrows. </text:p>
      <text:p text:style-name="P4"/>
      <text:p text:style-name="P4">The pony was like his own heavy boned and sable. A coy that rode under hundreds, thousands of riders across the plains. He drew a sword. And fumbled it. It clanged down the animals foreleg and then past the hooves. <text:line-break/><text:line-break/>Grandfather shook his head. “Do you know that to drop a weapon is death. Go and retrieve it and be grateful that none of these others can see you. <text:line-break/><text:line-break/>Stone thought to himself. The old woman could see me. Why can it be? <text:line-break/> </text:p>
      <text:p text:style-name="P4">He found the sword- trampled into the mud of the tracks the horses left but unharmed. <text:line-break/><text:line-break/>He rode his mount as fast as it would go- and it quickly caught up to the fast canting troup of warriors. </text:p>
      <text:p text:style-name="P4"/>
      <text:p text:style-name="P4">Grandfather whispered stone. Why is it that old women can see me but the warriors cannot. <text:line-break/><text:line-break/>Things that can hurt you cannot see you until you are ready. The magic of this place. It was made, for I <text:soft-page-break/>can tell now that this place is by the hand of man and no natrual landscape. The weapons piled in heaps. The foodstuffs spread randomly. Each army equidistant from each other. This is a contest. But not for the grasslands. What else hinges on this fight my son of sons? <text:line-break/><text:line-break/>Stone did not know what he could tell grandfather, He looked again to misery and Peace. They did not answer. <text:line-break/><text:line-break/>When you decide what it is you want to acommplish here you speak to me again. Until then leave me to my pipe and the beat of the hooves. Do not drop your sword again grandson. Death can come to you many ways. </text:p>
      <text:p text:style-name="P4"/>
      <text:p text:style-name="P4">Stars overhead and then strange wheeling clouds that did not touch the horizon but seemed to circle overhead. The enormous prairie seemed small under these darkening clouds. More rain and mean quick bursts of wind. </text:p>
      <text:p text:style-name="P4"><text:line-break/>The old battle field where grandfather was defeated <text:s/>was many days old now and the corpses here had all been relived of their heads. Most of the bodies had bloated, ruptured and now spilled their internals onto the prarrie. Fat slicked the grass, insoluble by rain or sun. </text:p>
      <text:p text:style-name="P4"/>
      <text:p text:style-name="P4">Smell crept into Stones nose and would not leave it. The smell of rotting human is unlike any other, and any who have the unpleasant misfortune to engage this smell need no reminder of its foulness. It was many minutes before it began to abate. As they rode stone caught grusome glimpses of men and things that had been men splayed out in ruin upon the plain. <text:line-break/>Grandfather seemed unseeing. His pipe smoke was the only idicator he was alive. <text:line-break/><text:line-break/>The scouts changed again. This time the magical quartermaster produced whole chickens from the boxes of his stores. Men rode round and picked up the roast birds which the quartermaster cut and stuffed with bread and a thick stew so that one could tip the breast of the bird to their mouth and stew would pour from the neck. Then the soggy bread was eatten, then the bird itself. Bones and gristle were tossed overboard into the green sea. <text:line-break/><text:line-break/>There was only one stop. Grandfather held his hand aloft and it seemed every man had seen it at the same moment. The whole group halted. Horses pissed and men did standing in their stirrups. <text:line-break/><text:line-break/>“This is the place where we must pass into the mountains. We will ride until the horses cannot carry us and then we will hold the mountain pass. It will matter not if Pasne-pan-reich comes upon us here for his numbers will mean nothing. Take water and drink. Water your horses from the water wagon when we stop and feed them. There will be no other rest. Twenty five as a bulwark shoulder to shoulder on the path. Five men with me. The seventy as archers behind the horses. <text:s/>Captain you command the Ninty five- <text:s/>Go and do my bidding. ” <text:line-break/><text:line-break/>The men wheeled on. The stones to graded gently then steeply so that soon each man sat forward in his horse paralel to the neck, holding the bridle and mane for purchase. <text:line-break/><text:line-break/>Little mountain goats watched the procession of men and horses and did not move but grazed took more grass. One mighty ram stood in silohette.</text:p>
      <text:p text:style-name="P4"/>
      <text:p text:style-name="P4">When the horses would climb no more they dismounted. Five huge men, almost the size of grandfather followed him without words. The captain arranged the defensive measures and watched as the men and <text:soft-page-break/>grandfather wound the backwards path the the holdfast where the last of his men might still be holding out. <text:line-break/><text:line-break/>Misery and Peace were at his side. Peace was not touched by this place, but Misery seemed to carry more weight each step they walked forward. <text:line-break/><text:line-break/>Are you alright? <text:line-break/><text:line-break/>I am Misery, Stone. I endure. My use to our tribe is not a pleasant one- but if I was not misery some other woman must be, and so I endure. <text:line-break/><text:line-break/>What is it that you do. </text:p>
      <text:p text:style-name="P4"/>
      <text:p text:style-name="P4">We are the minds that give life to this place. My sister and I are computers in a way. We are the souls of all the men, women, and living things you see here. That is why all this is so real. Because we give to make it so. <text:line-break/><text:line-break/>Is that hard, a heavy burden. </text:p>
      <text:p text:style-name="P4"/>
      <text:p text:style-name="P4">When things die. When we are broken. <text:line-break/><text:line-break/>Do things die now?<text:line-break/><text:line-break/>This is the grassland empire, and it yet has no king. Many must die Stone. <text:line-break/><text:line-break/>The five men carried spears, one a heavy pole-arm, and all had maces, swords, and the short recurve bow that was ubiquitous to all fighters in the planes. </text:p>
      <text:p text:style-name="P4"/>
      <text:p text:style-name="P4">The edged along the ridge that made the spine of the highest mountain. <text:line-break/><text:line-break/>Stone </text:p>
      <text:p text:style-name="P4"/>
      <text:p text:style-name="P4">stone turned to see grandfather calling to him. He came to the front. </text:p>
      <text:p text:style-name="P4"/>
      <text:p text:style-name="P4">Stone do you see the draw bridge. There in the distance. <text:line-break/><text:line-break/>I do. <text:line-break/><text:line-break/>We are goin to have to climb across. But first meet my companions. Men- this is Stone. Stone- my body guards</text:p>
      <text:p text:style-name="P4"/>
      <text:p text:style-name="P4">The men saw stone, as if for the first time. One started but they said nothing. <text:line-break/><text:line-break/>Stone was uneasy at having been revealed to the men. He remebered grandfathers words about being able to be harmed by those who could see him. </text:p>
      <text:p text:style-name="P4"/>
      <text:p text:style-name="P4">They came to the far side of the holdfast bridge. The stones about the edge had been worn with use and pressure from the giants arm's length of stone that was hidden in the base of the spire, only the gears and machinations of its movment visable. <text:line-break/><text:soft-page-break/><text:line-break/>The five unslung ropes and grappling hooks from their shoulders and swung in huge arcs across the gap. None held and mighty noise from the iron thrown on the stone. </text:p>
      <text:p text:style-name="P4"/>
      <text:p text:style-name="P4">Stone looked to the towers for archers, but none appeared. </text:p>
      <text:p text:style-name="P4"/>
      <text:p text:style-name="P4">The body guard threw again. And again. </text:p>
      <text:p text:style-name="P4"/>
      <text:p text:style-name="P4">A ledge above the drawbridge proved a point for purchase and the clattering iron held fast and grew silent. </text:p>
      <text:p text:style-name="P4"/>
      <text:p text:style-name="P4">Go. He said to the body guard. Five men slung themselves arms wraped over the rope, and legs hooked at ankles. The advanced quickly then slowly as the angle of the porabola of rope helped and impedged them. <text:line-break/><text:line-break/>Inside I may find the key to my victory. If I act. Do not hesitate to help me. And with that grandfather climbed the center rope. </text:p>
      <text:p text:style-name="P4"/>
      <text:p text:style-name="P4">Stone felt dread at the words. What help might he be asked to do. <text:line-break/><text:line-break/>Stone turned to look at peace and misery but thought better of it and simply climbed afterwords. They took the ropes beside him and soon all nine were at the bottom ledge. </text:p>
      <text:p text:style-name="P4">From their vantage point they could see a small postern door and a cramped space where one wall almost touched another. <text:line-break/><text:line-break/>Over said grandfather and took the lead himslef. He wedged the small of his back against the wall and grunted as he lifted himself with the pressure of his legs. <text:line-break/><text:line-break/>“Gods I am an old man. My knees feel like they will break their bounds” <text:line-break/><text:line-break/>He loaded the pipe in his lap as he struggled up. At one point he grew stuck and called for Stone. </text:p>
      <text:p text:style-name="P4"/>
      <text:p text:style-name="P4">“Come push an old man.”<text:line-break/><text:line-break/>Stone thought he was joking. The five body guards laughed. One ground the dege of the pole arm with a whetsone. </text:p>
      <text:p text:style-name="P4"><text:line-break/>Stone. He said and smoke wreathed from his mouth. Come arch your shoulder under my eel fattened ass and get me moving. <text:line-break/><text:line-break/>He looked above him the twenty feet were grandfather was balled up. Eyes edged with fear stone followed his grandfather. </text:p>
      <text:p text:style-name="P4"/>
      <text:p text:style-name="P4">Stone <text:s/>make speed boy I do not want to fall form her as a boulder. <text:line-break/>He was a few feet from his mark when he saw grandfathers head turn slightlhy and look down at him. <text:line-break/><text:line-break/>Make the last few feet as fast as you can. Say when you are ready He wispeered. <text:line-break/><text:line-break/>I am ready said stone with a gasp. The joke had dissolved to seriousness but the five below did not see <text:soft-page-break/>the change yet</text:p>
      <text:p text:style-name="P4"/>
      <text:p text:style-name="P4">With strong bounds grandfather strode the wall and the leather and steel of his armor made scraping noises and a groove in the stone and an ozone smell from the striking sparks. <text:line-break/><text:line-break/>Stone followed behind him as best he could. Clammering at the edges like a man grasping a plank who has come up for his last breath sinking in a sea. </text:p>
      <text:p text:style-name="P4"/>
      <text:p text:style-name="P4">Grandfather pulled him and wispered RUN into his ear. <text:line-break/><text:line-break/>The bound down the walls of the holdfast. It was not as the bialy wood and some stone pillars and towers but the whole of it was cared stone and quarried hew from the living stone or bones of mountains stacked and made to serve. <text:line-break/><text:line-break/>The court yard below was tight and cramped. The made their way down stairs that were of the same stone as the wall. Below them were the dead. <text:line-break/><text:line-break/>Not dead like in the plains. These men had burst violently and left burns and pockmarks on the stone. Green stains marked the bones and the stone beneath them. They rushed irreverant through the bones and distrubed their laying so that one bone was not left upon another. </text:p>
      <text:p text:style-name="P4"/>
      <text:p text:style-name="P4">Grandfather breathed heavely but did not slow. “Fuck Pasne Pan Reich. These men died in agony. See how thye burned and went off like cannons in the end? We will save a paticular hell for the Reich when we find him. ”<text:line-break/><text:line-break/>Past the court yard and into a narrow monument hallway made with retangualr tusks of stone twice as tall as a man. More dead in the halls, the walls were marked with their burning. <text:line-break/><text:line-break/>Grandfather tripped and rolled in the bones of one man. He did not stop. Sweat marked the armpits and chest of his silks. Sill he smoked. </text:p>
      <text:p text:style-name="P4"/>
      <text:p text:style-name="P4">Yes here turn here. The hallway went down into a central chamber. Within there was nothing but more tusks of stone that made the walls and fit into the far center <text:s/>was a single black glass pannel smooth and unyeilding. Many dead were here. </text:p>
      <text:p text:style-name="P4"/>
      <text:p text:style-name="P4">Grandfather's eyes settled on the black glass. <text:line-break/><text:line-break/>Go to that and touch it. <text:line-break/><text:line-break/>Stone strode forward and touched the pannel. It cascaded letters and patterns of numbers and beautiful dispalys of maps and guage indicators edges its sides. It held a wealth of information but stone could not read it. </text:p>
      <text:p text:style-name="P4"/>
      <text:p text:style-name="P4">But Grandfather could. </text:p>
      <text:p text:style-name="P4"/>
      <text:p text:style-name="P4">What does it say. <text:line-break/><text:line-break/>Silence. <text:line-break/><text:line-break/><text:soft-page-break/>He touched a few parts of the pannel and the patterns changed. </text:p>
      <text:p text:style-name="P4"/>
      <text:p text:style-name="P4">Give me your hand. <text:line-break/><text:line-break/>Stone did as he was told and grandfather pointed to a part of the panel he should put his hand. Once he did the whole grasslands were shown on the information screen. <text:line-break/><text:line-break/>“This is it Stone. I will tell you all. But first those body guards must die or Golao will be the ruler of the grasslands, not I. Draw your sword.</text:p>
      <text:p text:style-name="P4"/>
      <text:p text:style-name="P4">The suddenness of the call to violence made adreniline shakes take stones whole body. </text:p>
      <text:p text:style-name="P4"/>
      <text:p text:style-name="P4">Grandfather pointed to a place just around the edge of the enterance. <text:line-break/><text:line-break/>I know you are a soft boy Stone. You have lived a conquored life you whole exsistence. But now you will know the taste of victory. The power of combat. Conquest. <text:line-break/><text:line-break/>Grandfather pulled <text:s/>the heavy two handed axe from his back sheath. He swung it with fury and the air aronud himsung. <text:line-break/><text:line-break/>Kill the man with the polearm, let the others through to me but do not let him circle and stab at me as the others close. Rub dirt in your hands for the sweat. And piss now if you must. He said no more and listened at the hallway. </text:p>
      <text:p text:style-name="P4">Stone pissed shakely the urine making a dark stain on the light colors of the permable thirsty rock. He'd just had time to shake himself and stow when grandfather hissed. Stone rubbed dirt from the ground on his hands and then stood with his sword raised like a club. </text:p>
      <text:p text:style-name="P4"/>
      <text:p text:style-name="P4">The man with the polearm came into view first. The cruel heavy spearblade then the adjasent axheads. <text:line-break/><text:line-break/>Stone did not move and grandfather crained his neck at him as if to say “Act!” When stone did not move he shook exhasperatedly. Finnaly he moved.</text:p>
      <text:p text:style-name="P4"/>
      <text:p text:style-name="P4">A battle cry shook the vault and he and kicked the polearm man towards stone. Then swung his enormous axe and cleft the head of the next body guard sheer through and then into the stone behind him. The severed head lay still on the axe blade top lip just splayed on the flat, like a man emerging from water might rest his body still submerged. The other body guards beset grandfather with their heavy swords.</text:p>
      <text:p text:style-name="P4"><text:line-break/>Stone screamed when grandfather screamed and swung the saber at the polearm body guard. It landed on his neck shield with force, and then glanced past and into the seam. A deep groan from the man and he spun the pole arm towards stone. <text:line-break/><text:line-break/>Stone yelled again in pain as the polearm split his skin fromt the top of his hipbone and into his abdominal wall. Blood gushed from the wound and he could feel something in his belly shift. His hand just covered center of the deep gouge </text:p>
      <text:p text:style-name="P4"/>
      <text:p text:style-name="P4">Ahhhh he screamed my belly! Grandfather he cut open my belly. <text:line-break/><text:line-break/>Well cut his open back. Can you stand? The body guard swung the but of the weapon into Stones thigh <text:soft-page-break/>so hard it charlie horsed and would not take weight or flex further.<text:line-break/><text:line-break/>My leg! Stone could see the man preparing the axe edge to strike at him. Behind him grandfather parried and struck wildly in huge arcs at the three men who attacked him. One limped badly and another could not see from one side of his face for the blood and mashed bone of an axe strike that had been just deflected and hit face with flat blade. </text:p>
      <text:p text:style-name="P4"/>
      <text:p text:style-name="P4">I will not be split with that axe. </text:p>
      <text:p text:style-name="P4"/>
      <text:p text:style-name="P4">Stone struck two handed at the length of the pole arm cleaved it in to an unweildy half which fell now unbalanced over the mans head. He tackled stone and wrapped up his arms. The two fell to the ground and ground into the dust and gravel on the floor. </text:p>
      <text:p text:style-name="P4"/>
      <text:p text:style-name="P4">The man was striking stones wound with his fist. This pain fired something in Stone. He reached out and began to struggle the sword free. The man still hit him mercelessly. Stone pulled the butt of the sword free enough to strike the mans face. <text:line-break/><text:line-break/>The body guard lost teeth. Stone tried to roll him over, but still the man was over him. He was reaching for something at his boot. Stone knew he could not let him have it. The gravel crunched and ground.</text:p>
      <text:p text:style-name="P4"/>
      <text:p text:style-name="P4">Grandfathers axe was much pitted and blunted by the many strikes against the rock walls armor. One portion of the blade curved over entirely. He stood not two feet from stone's head and watched. <text:line-break/><text:line-break/>Help me! Stone yelled. <text:line-break/><text:line-break/>I have killed four men. You must kill this one. Granfather smilled and lit his pipe. You've got the right idea. Don't stop those face blows and don't let him get his boot knife. He exhaled smoke over the back and chest of the two struggling men. </text:p>
      <text:p text:style-name="P4"/>
      <text:p text:style-name="P4">Stone tried to keep the blows up but the man pressed his weight further over him and his arm could no longer push free. Awkward half strikes with no force tapped about the mans head. And he got his boot knife. With one hand he struck it into Stone and it made a popping sound like a fist against a mattress. He could feel it enter him like fire. Blood slicked the embrace between the two men. </text:p>
      <text:p text:style-name="P4"/>
      <text:p text:style-name="P4">Fcuk you spat stone at the man and he smilled as the boy wriggled beneath him. He hooked his fungers into the slit at stones belly and pulled. <text:line-break/><text:line-break/>Like a wounded bull stone bellowed and spat. His eyes bulged. He began to weap, but they were not tears of fear. The towering veins in his neck stood out. Somethign within him began to defend. The pain became fuel. He grasped the mans hand his own like a ball and began to squeeze. Oxen like slow and powerful he breathed. The man begain to cry out. An audible pop from the hand. The man spoke.<text:line-break/><text:line-break/>You are going to die young king. Then your grandfather will kill me. But no one else will live in this room. You are not strong enough and he does not want a weak grandson. <text:line-break/><text:line-break/>Stone felt the strength within himself and knew this was not true. <text:line-break/><text:line-break/>I he belowed am STONE. We want our ship back. We want her to be named the Mozu and wave the banners of Shap-ng-tsai and all his sons and their sons and the captains that will be<text:line-break/><text:soft-page-break/><text:line-break/>I WANT MY SHIP BACK. <text:line-break/><text:line-break/>He heaved his hips up and bucked the man from his position of strength atop him. He managed to free a leg and hook it over the mans. He squoze the hand and rolled his weight int the man. They both lay on their sides entagled. The man had drawn his iron mace and swung it at stone who caught its iron head in his palm and then drove it back into the mans toothless grin over and over again nutil it was done. </text:p>
      <text:p text:style-name="P4"/>
      <text:p text:style-name="P4"/>
      <text:p text:style-name="P4">Uhhh uhhhh stone breathed and moaned. Grandfather was stanidng over him and he rolled to hide his shame and confusion that he had an errection from killing this man. He did not understand why his body had reacted this way. He lay on his side until it subsided. </text:p>
      <text:p text:style-name="P4"/>
      <text:p text:style-name="P4">That was very sloppy. Brutal. You are named stone for a reason. There is no finess in you. But you are mighty. That was a huge man. But you are stronger. Do you feel now what you are? You are no clumsy brute or fool You have everything in you to be great. Stand</text:p>
      <text:p text:style-name="P4"><text:line-break/>Stone got to his knees, and looked at his savaged body. Then he stood. <text:line-break/><text:line-break/>The room was a kilidiscope of green and red. <text:line-break/><text:line-break/>You will want to bind your belly with the dead man's silks. And your stab wounds. Do it now. <text:line-break/><text:line-break/>Will I die? Asked stone. <text:line-break/>Maybe. That is up to you. Do you wish to die? <text:line-break/><text:line-break/>No. <text:line-break/><text:line-break/>Do you wish to have a ship? <text:line-break/><text:line-break/>Stone could feel it in his blood. <text:line-break/><text:line-break/>Yes. <text:line-break/><text:line-break/>Then you may live. </text:p>
      <text:p text:style-name="P4"/>
      <text:p text:style-name="P4">Stone attempted to stand and had to lean on his sword. He looked down at the wound and could see blood, and the brownish bulge of an intenstinal loop hanging from the cut. <text:line-break/><text:line-break/>He immediately clapped his hsands over it the sword clattering. My entrails are coming out! He looked down again and saw the loop in his hands. Painfully gingerly he pushed them back in, <text:line-break/><text:line-break/>Grandfather watched and said nothing. Stone took the knife from the dead man's hands and began to untie and unwind the silk wrappings of his arms and legs</text:p>
      <text:p text:style-name="P4"/>
      <text:p text:style-name="P4">Alright that seems to be enough thought Stone- by whhy isn't grandfather helping me. I didn't ask said Stone .</text:p>
      <text:p text:style-name="P4"/>
      <text:p text:style-name="P4"><text:soft-page-break/>Could you help me bind these wounds- I've never done it before. <text:line-break/><text:line-break/>Grandfather smiled and twisted his beard around. <text:line-break/><text:line-break/>I could, and I will. But first you need to take trophies from each of these men. And We need to boil these silks. First the screen- then the wounds. Do you feel you'll die this moment</text:p>
      <text:p text:style-name="P4"/>
      <text:p text:style-name="P4">No I think I can wait. <text:line-break/><text:line-break/>Either you can or you can't. We'll find out won't we. </text:p>
      <text:p text:style-name="P4"/>
      <text:p text:style-name="P4">Stone thought “does he not care about my wounds?” Then he stopped himself. He thought again “These wounds are not real.” He looked down at his torn open belly and flexed the muscles surrounding the wound. The intestine surged a little from the hole. <text:s/><text:line-break/><text:line-break/>A captain must be more clever than his enemy. Thought Stone. “Who was his enemy now?” <text:line-break/><text:line-break/>Pasne-Pan-Reich, who was clever and cheating and had an army. Stone stood up. He looked over the man who he had wrestled with. Something ignited within him. <text:line-break/><text:line-break/>“It felt good to kill this man.” </text:p>
      <text:p text:style-name="P4"/>
      <text:p text:style-name="P4">Grandfather turned around and looked at him. <text:line-break/><text:line-break/>“What did you say.” <text:line-break/></text:p>
      <text:p text:style-name="P4">It felt good to kill this man.</text:p>
      <text:p text:style-name="P4"/>
      <text:p text:style-name="P4">Stone flashed through a hundred times in his life when someone had laughed at him. When they had used their wits or courage or memory and he pictured twisting their heads from their bodies with his enormous hands.</text:p>
      <text:p text:style-name="P4"/>
      <text:p text:style-name="P4">“I have power I never knew I had. That auditor, the corprate testers who burned me with the electric collars when I couldn't remember the code they showed me. I could have killed them.”</text:p>
      <text:p text:style-name="P4"><text:line-break/>“And I could have killed you when we first met, death is a good tool. But not the only one. There are many tools. Do you think we would have these men with us- guarding us- if we'd killed the scouts in the grasslands” <text:line-break/><text:line-break/>No they would have killed us. We couldn't see them. </text:p>
      <text:p text:style-name="P4"><text:line-break/>What worked instead?<text:line-break/><text:line-break/>Kindness and you made them food. </text:p>
      <text:p text:style-name="P4"/>
      <text:p text:style-name="P4">Grandfather smiled you may be a grandson of mine after all. <text:line-break/><text:line-break/>Stone felt good at this praise and he swore to watch grandfather. He also knew that he must get mantis and silk in this machine, it was his duty as a captain to show other cpatains their duties. A captain.</text:p>
      <text:p text:style-name="P4"><text:soft-page-break/>He felt it from his boots to his head. </text:p>
      <text:p text:style-name="P4"/>
      <text:p text:style-name="P4">They would have much to teach <text:s/>me. And I could show them some things. Silk will know this feeling.<text:line-break/>And mantis- a mind like that should not be wasted. He'll see so much more than I ever will. </text:p>
      <text:p text:style-name="P4"/>
      <text:p text:style-name="P4">Stop thinking and come here to this screen. Think about this. <text:line-break/><text:line-break/>They looked at the darkness set into the light colored stone of the fortress. It was cracked slightly at the base and splattered with old green rime and new fresh red blood. Stone looked at the four other men that grandfather had killed while he had been occupied. They were first rate warriors all- men of enormous proportion and skill. And grandfather was unharmed. <text:line-break/><text:line-break/>“Will you teach me to fight?” asked stone. <text:line-break/><text:line-break/>Of course. But we will lose this war if we do not find a way into this- so look. </text:p>
      <text:p text:style-name="P4"/>
      <text:p text:style-name="P4">Stone pointed all his attention at the smooth black glass. He touched it. It illuminated and then large letters flowed across the glass. <text:line-break/><text:line-break/>SYSTEM DIAGNOSTIC PORT READING <text:line-break/>ENTER DIAGNOSTIC MATERIALS <text:line-break/><text:line-break/>Stone immediately recognized the diagnostic scanner they had aboard the ship. </text:p>
      <text:p text:style-name="P4"/>
      <text:p text:style-name="P4">Do you have anything that you could place against the glass to show that there is cheating? <text:line-break/>Grandfather looked around. There were the corpses of his men the freshly murdered. There was nothing here. </text:p>
      <text:p text:style-name="P4"/>
      <text:p text:style-name="P4">Grandfather raised one hand slowly and walked out of the room and back into the courtyard. There they found the remains of one of the lepers. He'd been stripped of his gear- but the rags themselves were still present. <text:line-break/><text:line-break/>“I think these have the memory of the thing you ask for.” They stripped the oily ragged bandages from an arm and walked back into the diagnostic room. </text:p>
      <text:p text:style-name="P4"/>
      <text:p text:style-name="P4">Grandfather pressed the bandages onto the glass. They disolved imediatley</text:p>
      <text:p text:style-name="P4"/>
      <text:p text:style-name="P4">A toothless crones face appeared behind the glass, darkly. </text:p>
      <text:p text:style-name="P4"/>
      <text:p text:style-name="P4">She spoke in a long dead language that was only used among the captains. Stone had be trying to learn it, but there was not much to his grasp of the language. <text:line-break/><text:line-break/>Grandfather spoke to her and translated. <text:line-break/><text:line-break/>She asks why we are here. <text:line-break/><text:line-break/>We are here because there is a dishonor. The contest has been broken. <text:line-break/><text:line-break/>There was a long pause. <text:line-break/><text:soft-page-break/><text:line-break/>The contest has been safe for over 8000 years. <text:line-break/><text:line-break/>The Reich uses a technology that is not allowed here. <text:line-break/><text:line-break/>In the crones hands Silken strands by the hundreds wove to thousands became a cable uncountable She flicked through them until she held a single strand. She stretched it- pulled it to tautness and examined it. <text:line-break/><text:line-break/>Hmmmm..... She pulled a single eye from her head and handed it through the glass to the open hand of grandfather. <text:line-break/><text:line-break/>Show me the dishonor- and I will raise your army anew. If you do not have proof of the dishonor by the third sunset from now- </text:p>
      <text:p text:style-name="P4"/>
      <text:p text:style-name="P2"><text:span text:style-name="T9">You need not tell me the consequences. I have excuted men for less. <text:line-break/><text:line-break/>You would pray for execution when We are finished with you. <text:line-break/><text:line-break/>Stone shook at the woman's voice He could tell she was more then just a little old lady. <text:line-break/><text:line-break/>She faded from view and the whole of the glass oblisque seemed to cascade to black. What was once a depth- another space that could be stood in and opened widely now was a solid face- with nothing </text:span><text:span text:style-name="T9">behind it. <text:line-break/></text:span><text:span text:style-name="T9"><text:line-break/>Stone turned to grandfather. </text:span></text:p>
      <text:p text:style-name="P4"/>
      <text:p text:style-name="P4">What will we do now?<text:line-break/><text:line-break/>We will lie, convincingly. We need proof that the Reich has the night sights, and the lepers are using it. We must take the men below to the reich </text:p>
      <text:p text:style-name="P4"/>
      <text:p text:style-name="P4">Er. ush Wha'd to lie about there? Asked stone stammering. He could feel the embarrasement climbing the base of his neck. <text:line-break/><text:line-break/>No man ever wants to die. These men- will understand that to go to the reich means they will not see their families again. Would you follow a disgraced clan leader to the camp of your enemy? No. So why should they<text:line-break/><text:line-break/>Golao agreed- and the captain commanded them. <text:line-break/><text:line-break/>Golao wants to know what we know and take it for himself. That is why they are here- that is why the body guards were her to kill us. <text:line-break/></text:p>
      <text:p text:style-name="P4">He kicked one of the mangled bodies and the began rummaging in the pockets of the corpse. “Do you have anything to eat?” he mumbled. <text:line-break/><text:line-break/>Chewing the ell jerky grandfather had found in the dead man's pocket they walked to the gates at hand- They were enormous plinths of stone set into the living rock of the spire. Here there were gears that <text:soft-page-break/>stood in the floor, </text:p>
      <text:p text:style-name="P4"/>
      <text:p text:style-name="P4">Stand on that one-</text:p>
      <text:p text:style-name="P4"/>
      <text:p text:style-name="P4">Walk</text:p>
      <text:p text:style-name="P4"/>
      <text:p text:style-name="P4">They walked and the gear ground then turned. It spread it's teeth into another larger gear, and then an even larger. Soon the floor was a mass of spinning gears and momentum built. When the largest of the gears turned it reached the pylon of the bridge and began to close the span. </text:p>
      <text:p text:style-name="P4"/>
      <text:p text:style-name="P2"><text:span text:style-name="T9">The stoped three times to drink- grandfather found a cask of old a dirty water, and skin of wine. This and the eel jerky was enough to sustain them. <text:line-break/><text:line-break/>Stone thought often and in detail about how he'd been stabbed. How it had felt. How he'd caught the mace head and the reaction of his body. He looked over other times in his life. Places were he had been laughed at, fallen, not known an answer. He imagined striking over and over again and the laughter in his thoughts- the bad memories. Stopped. <text:line-break/><text:line-break/>When the nighty five men marched through the gates of the fortress ahead of the captain stone throught of how he might kill each one. Grandfather stepped behind him and spoke. <text:line-break/><text:line-break/>“You've a taste of blood now. I can see it in your eyes. Nothing can sait it. But you must learn to control it. Killing is not a trait a captain can use lightly. ”<text:line-break/></text:span><text:span text:style-name="T9">The next man you fight- bring him to me alive. Or expect to find your head looking up at your body. </text:span><text:span text:style-name="T9">Show you have restraint. </text:span></text:p>
      <text:p text:style-name="P4"/>
      <text:p text:style-name="P4">Stone looked back at him to see if he was serious but he'd stepped off to speak with the captain. <text:line-break/><text:line-break/>“He means it too. I barely survived that, and now he wants someone alive?” <text:line-break/><text:line-break/>Rain. The eternal tears that watered the grasslands began to fall from grey almost white clouds that capped the sky like an oily glacier sliding beyond the narrow peaks. </text:p>
      <text:p text:style-name="P4"/>
      <text:p text:style-name="P4">The courtyard was filled with men now. It bustled like a miniature version of golao's bailey on the plains. The men all seemed to have a purpose- they went this way and that shoring up here and clearing there. There was chatter and shouting- The provisions were moved inside and some one looked through out the deep tunnels for water. <text:line-break/><text:line-break/>The rain changed the color of the fortress and the red blood and green rime of the explosions started to wash away- what the rain didn't take the ninety five threw over the ramparts and into the deep quarry below with no ceremonies. <text:line-break/><text:line-break/>Stone reached into his pack and took more bandages from the wad of silks of the dead man. Peace and Missery had made their way to the compound and stood in silence facing one another. <text:line-break/><text:line-break/>“What are those two doing thought stone. He made a mental note to check on them once he'd cleaned and rebandaged his wounds.”<text:line-break/></text:p>
      <text:p text:style-name="P4">Down a court yard <text:s/>and past a knot of Golao's men was a small alcove where he felt he could be alone <text:soft-page-break/>with his wounds and the new feelings of power inside of him. <text:line-break/><text:line-break/>Disrobed stone stood and looked down at his body. They body that had been too big, too awkward, too clumsy for so long now felt different. He opened and closed his hand, he placed his fist against the wall of the alcove and struck, and struck again, the third strike bits of stone chattered to the floor. </text:p>
      <text:p text:style-name="P4"/>
      <text:p text:style-name="P2"><text:span text:style-name="T9">He looked at his knuckles and saw blood and ground rock in them<text:line-break/><text:line-break/>That feels good he said with a smile. He relized he </text:span><text:span text:style-name="T1">liked</text:span><text:span text:style-name="T9"> the pain somewhere in his mind something pleasurable and proud took this input and made it good. </text:span></text:p>
      <text:p text:style-name="P4"/>
      <text:p text:style-name="P4">And with this new knowledge he began to tend to the wounds. <text:line-break/><text:line-break/>The alcove was not as hidden as he thought. While changing his bandages the captain came around the corner- he seemed to materialize there- stone had not heard him, nor seen his shadow, or the smell of men unwashed and many days a horse.</text:p>
      <text:p text:style-name="P4"/>
      <text:p text:style-name="P4">“My five men I sent with you as body guards. The party that searched this fortress said they were found dead.” </text:p>
      <text:p text:style-name="P4"/>
      <text:p text:style-name="P4">Stone looked at him but said nothing. He wound the old bandages off of himself- and into a brass dish he'd collected to boil them in.</text:p>
      <text:p text:style-name="P4"/>
      <text:p text:style-name="P2"><text:span text:style-name="T9">The alcove seemed tighter now more compact with the captain leaning against one wall. Stone's </text:span><text:span text:style-name="T9">outstretched hand nearly grazed the man as it went by, winding bandage. <text:line-break/></text:span><text:span text:style-name="T9">My men. How did they die.</text:span></text:p>
      <text:p text:style-name="P4"/>
      <text:p text:style-name="P2"><text:span text:style-name="T9">Ask my grandfather this thing. He speaks better than I do, and I have my wounds to tend. <text:line-break/><text:line-break/>It is exactly because you speak worse than your grandfather, and of your wounds that I want to speak to </text:span><text:span text:style-name="T1">you</text:span><text:span text:style-name="T9"> said the captain. </text:span></text:p>
      <text:p text:style-name="P4"><text:line-break/>It was then stone knew what a deadly game he was part of now. The dead men would need to be lied about, and the captain convinced. <text:s/></text:p>
      <text:p text:style-name="P4"/>
      <text:p text:style-name="P4">The bandages were off. The captain was unarmed but for a thick shortsword at his hip. He still wore his armor, but the helm with the captain's crest must be hanging on the horn of his horse, as stone had seen him do many times. He seemed to not like to wear his helmet.<text:line-break/></text:p>
      <text:p text:style-name="P4">Stone breathed deeply and started in with trying to lie He leaned against the alcove wall, matching the captain's body language. Stone looked at the man and tried to imagine what mantis might say- finally he settled on imagining what the captain would look like with his head stove in on the alcove floor. This gave him confidence. </text:p>
      <text:p text:style-name="P4"/>
      <text:p text:style-name="P4">“My grandfather and I found a mighty weapon here. The thing he seeks. He found a way to speak with the crones. These things are not for any man. They showed us things... here stone shook. Unspeakable things. They drove your men mad. We killed them for shame, for safety. You see here. </text:p>
      <text:p text:style-name="P4"/>
      <text:p text:style-name="P4">And stone indicated the deep gash in his belly. <text:line-break/><text:soft-page-break/><text:line-break/>This was your man with the mustaches. </text:p>
      <text:p text:style-name="P4"/>
      <text:p text:style-name="P4">The captain smiled. Grazed his hands against the walls of the alcove </text:p>
      <text:p text:style-name="P4"/>
      <text:p text:style-name="P4">You will be a convincing liar someday. But not today. I have already spoken with your grandfather- </text:p>
      <text:p text:style-name="P4">And his tale is entirely different than yours. Finish your bandages and come with me- we will see what you really know-</text:p>
      <text:p text:style-name="P4"/>
      <text:p text:style-name="P4">It was here that stone flexed the muscles in his back to bring the arms upright and level with the captains's head then drove a fist hard and flat into the man's jaw. <text:line-break/><text:line-break/>The sickly smack of bone filled the alcove then the captain fell in blood. IT was all Stone could do not to pounce on him and finish the job- but it was his grandfathers words in his head that made him stop. <text:line-break/><text:line-break/>“Show restraint.” He let the captain settle onto the ground without touching him. <text:line-break/><text:line-break/>Stone took the time to methodically wash, and rewrap his injuries then don his clothing before he swung the captain upright and hung his arm over his shoulder. It took balancing but he was able to walk the man forward in a dragging, hopping motion. <text:line-break/><text:line-break/>Outside once again in the court yard stone was earily aware of all the men around him. Opponents. Obstacles. Danger. <text:s/>The walls of the court yard holding them from escape. </text:p>
      <text:p text:style-name="P4"/>
      <text:p text:style-name="P4">Stone took the captain to the quartermaster- that wiley <text:line-break/><text:line-break/>Stone walked differently now. With a deep push from the legs, like he was lifting his body to meet each new step. With the confidence of a man who has killed. <text:line-break/><text:line-break/>Through the warriors, past the wagons of provisions and there was grandfather, peace, and misery all standing back to back whispering to one another. <text:line-break/><text:line-break/>Stone stopped thirty feet from them, Obscured himself at the edge of a cart and stared at their moving lips. He couldn't hear anything. But he could see much. <text:line-break/><text:line-break/>Grandfather was drawing information from peace and misery. Misery's arms were crossed and her eyes narrow. Her looks darted to peace and then to grandfather. Her words were few but peace was constantly moving her lips. After a few moments misery placed her hand on peace's shoulder to stop her but she did not stop. <text:line-break/><text:line-break/>Whatever she was saying had to stop.<text:line-break/><text:line-break/>It was grandfather's face that scared him. The usual kind and calm was gone. In its place was a dark intensity and anger. And with the words that he drew from peace it was deeper still. <text:line-break/><text:line-break/>Stone walked quickly towards grandfather, misery and peace. Past a few of the mounted warriors preparing their camp and food and then he was among them. Behind grandfather he could hear a few words the peace spoke. <text:line-break/><text:line-break/><text:soft-page-break/>“And we can show you more of the ships if Stone will lend you his body.” Misery made eye contact with him, eyes wide and haunted. He knew from these eyes that he must not show what he had heard.<text:line-break/><text:line-break/>Beneath their feed the stone dust changed from white, to gray, as small patters of rain fell from the backlit clouds above them. Rainwater fired the oldest sense in Stone's nose, the survival drive for water. But just beyond he could smell another drive- a threat. <text:line-break/><text:line-break/>“I need your help.” Said stone. “I have struck the captain unconscious. He asked about killing the five. He lies in the alcove there”<text:line-break/><text:line-break/>IF stone could have seen from Misery's eyes, he would have seen Grandfather's face change immediately. Gone was the anger, and now it was quiet peaceful grandfather again. The change made horrible the friendly visage, it was a mask hiding deeper emotion. <text:line-break/></text:p>
      <text:p text:style-name="P4">Grandfather turned and did something that Stone would have not thought possible. He told the truth. <text:line-break/><text:line-break/>“We will need to turn this group. Our people are swayed by the strength of a leader, and material gains possible. ” <text:s/>They walked behind grandfather as he talked, dodging the men who were tending to horses and baggage. <text:line-break/><text:line-break/>And there is only one way to do that. Show them something- they can believe in. Our people follow one thing. Strength. And these men will follow my strength <text:line-break/><text:line-break/><text:line-break/></text:p>
      <text:p text:style-name="P4"/>
      <text:p text:style-name="P4"><text:line-break/></text:p>
      <text:p text:style-name="P4"/>
      <text:p text:style-name="P4"/>
      <text:p text:style-name="P4"><text:line-break/></text:p>
      <text:p text:style-name="P4"/>
      <text:p text:style-name="P4"/>
      <text:p text:style-name="P4"/>
      <text:p text:style-name="P4"/>
      <text:p text:style-name="P4"/>
      <text:p text:style-name="P4"/>
      <text:p text:style-name="P4"/>
      <text:p text:style-name="P4"/>
      <text:p text:style-name="P4"/>
      <text:p text:style-name="P4">HE had defeated Pasne- Pan- Reich in single combat sixteen times now. It was not a challenge. The lepers were a horror in the night, but Stone soon grew accustomed to finding them by sound and letting them sink knives into the meat of his arms in trade for a dread embrace and a knife stroke of his own. <text:line-break/><text:line-break/>He had beatten Goloa to death like one of his Concubinuses and eatten the hog over his corpse. </text:p>
      <text:p text:style-name="P4"><text:line-break/>Stone had done many many foul and bizzare things in his tenure in the dream baths. And always he worked here with Grandfather. Sometimes the man was his teacher, sometimes his bitter enemy. Stone <text:soft-page-break/>learned much, but his mind was wavering. He saw men who were dead rise and speak to him. Three copies of the same woman who he'd lain with over and over again durring one itteration followed him ghost like and almost iridesant. Sometimes the prarries would be consume with great fires of a night, and the morning would find them green and lush. <text:line-break/><text:lin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text:p>
      <text:p text:style-name="P4">The mountain bikes that run on <text:s/>blood<text:line-break/><text:line-break/>Grandfather making all this place for others to learn from. No one get's that you should make grandfather your friend, then battle him, then win the will to rule from him. Maybe he'll show another memory for Stone. <text:line-break/><text:line-break/>What will you be? I will be a “reactor” I want to write my favorite things but as I want to see them. I need to be true to myself and my vision. The only thing that can matter is the sotry I want to tell.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IDEA</text:p>
      <text:p text:style-name="P4"><text:s/>The merchant kid who is spoiled and has the empire but has to make his deals. Make him make deals with drugs and completely turn his soceity upside down. The good king must die. Then have his arc be redemption and being absorbed into the collective? Make him a weak man who makes for tough times, and the tough times make him a strong man. <text:line-break/></text:p>
      <text:p text:style-name="P4"/>
      <text:p text:style-name="P4"><text:soft-page-break/></text:p>
      <text:p text:style-name="P4"/>
      <text:p text:style-name="P4"/>
      <text:p text:style-name="P4"/>
      <text:p text:style-name="P4">THE KING'S SON CHAPTER</text:p>
      <text:p text:style-name="P4"/>
      <text:p text:style-name="P4"><text:tab/>The night was ink black and its darkness held the city of Firelake in its depths. The houses and shops all surrounded and plunged into non existence for the hours of night. Only the monuments and edifices rose out of the clutches of the dark, their outlines hung as it seemed with white guaze. Fires burned in the Pechak and Merme forests and even the regiments of well trained guard and storm lander shuttles slung with night ice tanks could not put them out. </text:p>
      <text:p text:style-name="P4"><text:tab/>The winds of the west pulled water from the Ovas sea and brought it over the mountains and lay it at the feet of the goddess of plenty that inhabited this valley since time immemorial. And with the rains the goddess wove a cornucopia of fruits, grains, and a hundred varieties of livestock and all their produce. With the rains the west winds brought the smoke of the fire this morning. And while it could not be seen in the blackness, it could be smelled, <text:s/>sharp and bright and the lights around the monuments were wreathed in a hazy white lace that rolled in the wind but never thinned. </text:p>
      <text:p text:style-name="P4"><text:tab/>Out of the blackness and darker black still than the night stepped a wolf. Ears high and alert. Neck thick and powerful. It trotted, mouth open in a friendly smile, into the open space of a mercantile group, its breathing made a husky sound of flowing air. It steped from the darkness into the trade space. </text:p>
      <text:p text:style-name="P4">The flat black earth was slicked over with carstone. The space would be bustling with carts and sellers and the hundreds of wanderers and denizens of the city all looking for food. But now it was empty and the black smoothness of the open space perfect for the wolf to run. <text:line-break/><text:tab/>Behind the wolf walked a black cloaked mage of medium build and height. His grizzled beard and tattered clothes did not fit one of his station, and it was odd for any mage to keep a wolf in the city. <text:line-break/>Unlike nearly everyone in Firelake he was well fed, well muscled, had all his teeth in straight white rows, and the boots on his feet would keep out the rains the winds brought the goddess. <text:s/>He looked as though he were playing a part but the character beneath was showing though a bit. </text:p>
      <text:p text:style-name="P4"><text:tab/>He drew an artificers toy from the recesses of his stained ragged cloak and set it on the ground. A miniature elk, the size of a rabbit unfolded its drawn up legs and stood just to the height of the wolfs knees. The wolf wined in anticipation<text:line-break/>“Quiet, Ghost. Quiet. Stay.” And with a flick of his wrist the elk began to run in great leaps and bounds, its knife like antlers bobbing back and forth and hooves clattering on the carstone. The elk was fifty yards down the long mercantile avenue when the mage said deeply. “Kill” and the wolf ran loping and excited into the game of death. </text:p>
      <text:p text:style-name="P4"><text:tab/>It was a few minutes of dodging and snapping, the elks back legs kicking each time the wolf tried to grab at it. Instincts left over from a larger ancestor that could stove in a wolf's chest. The pads of the paws made a pattering sound, and the elks hooves clacked lightly. One wrong turn and the wolf nosed the toy over and then caught it in its sharp white teeth. The canines showing in the smoke light against the round of dark brown and black fur that perfectly fit it's mouth. It trotted back to the mage and rolled the toy out of its mouth with its tongue and sat at his heels. The toy plopped lifeless on it's side. </text:p>
      <text:p text:style-name="P4"/>
      <text:p text:style-name="P4">“Well done ghost. Sit stay.” His arm moved and the inanimate toy came to life again and ran for the edge of the paved lot. Ghost could not overcome her instincts in that moment and broke the stay and ran barking after the elk. <text:line-break/><text:line-break/>Ghost STOP. Yelled the mage. He clicked his fingers and the Elk dropped dead. “you little fucker get over here. Toys are only for good wolves who obey. Let's try that again.” the wolf barked at the toy <text:soft-page-break/>again not paying attentoin and the barks echoed off the slick carstone and woke poor huddled masses who stood and wandered for a new place to rest. <text:line-break/><text:line-break/>Restrained ghost had regained her place at the mages side. <text:line-break/><text:line-break/>Alrigth ghost- Alright good. With another movement of the arm the elk rose and weaved through the carstone and Ghost whined again in excitement. Get it! Yelled the mage. And while the wolf weaved after the elk the mage looked up at the Barbast Brewery and Brotherhood Church. <text:line-break/><text:line-break/>Two enormous towers of stone stood like the wrists of a giant, and in the giant's fist were the masshtun and grain silos. </text:p>
      <text:p text:style-name="P4"/>
      <text:p text:style-name="P4">Ghost had returned to the mages side and was chewing on the plush toy, one massive paw over the edge of the elks back. </text:p>
      <text:p text:style-name="P4"/>
      <text:p text:style-name="P4">Bells rang from the Barbast and the poor and weak swarmed over the grounds of the church and towers like lice. Poor came from every corner of the city to drink the refuse of the brewing, and choke down the small grain gruel that the Barbast grudgingly spat out each morning. In the church grounds, beyond the Fedwath Gate stood the head of the barbast Chapter. He was bedecked in beautiful black robes decked in goldden ribbon in the same fashion as the brewery bottles, so much so that the poor called him brother bombucket, <text:s/>the bombucket being the largest container the brewery sold, A stout glass <text:s/>container shaped like a tear drop. <text:line-break/><text:line-break/>The mage, and the fat chapter brother were the only two people on the lawn of the Barbast that did not care deeply, primally about food in that moment. Men shouldered each other out of place. Women screamed and dragged their children into the crowd. There was not a full stomach in the barbast, and many would not eat again until the big brass bells chimed the suplicants meal again. </text:p>
      <text:p text:style-name="P4"><text:line-break/>Beyond the circling crowd on a raised dais stood an iron cauldron the width of a road. Underbrothers poured the remnants of brewing, some grains, a few kegs of cows milk and butter, and a chest of salt and sugar was over ended into the bubbling mass. Beneath the cauldron the dias was also a massive oven, constantly fed by huge hunks of rough cut tree. The fires made the iron cauldron simmer and the smell of beer and gruel diffused through the people waiting, some with brass bowls, other hollowed wooden turrenes, some brought hard black bread to have the gruel poured in.<text:line-break/><text:line-break/>The morning had not lapsed into any brightness. The wreathes of smoke from the wildfires wrapped any light source in a misty haze that seemed to make the lights themselves look like the source of the smoke, like a hundred fires were blowing in the only light in the square. <text:line-break/><text:line-break/>Somewhere in the jostling line one be-hungered wretch <text:s/>had killed a fellow supplicant and the screams and gurgles mixed with the low intonation of the underbrothers prayers, and the never ending grind of the enormous wooden spoons like gears on the iron cauldrons. No one interviened, the body dropped in the line, and a few underbrothers carried it off. Hunger suffused everyone's face. It seemed all the misery in all the world was concentrated there.<text:line-break/><text:line-break/>The mage, and his wolf at heel had made it through the crowd and to the great temple doors. The chapter head was there, surrounded by a few cahnsilarias and undersbrothers. Speaking the blessing of plenty to the poor who shuffled past him in line. <text:line-break/><text:line-break/><text:soft-page-break/>Men and women did not meet the Mages eyes, but coveted his boots and the health and heft of his flesh. Halfway through the prayer for the supplicant the mage interuppeted the head brother. </text:p>
      <text:p text:style-name="P4"/>
      <text:p text:style-name="P4">Bombucket! You're looking healthy and well fed. <text:line-break/><text:line-break/>The edge of gray brisstled hair that halfmooned the older man's head contrasted with the crimson of his anger and embarassement. <text:line-break/><text:line-break/>“My Name is Father Logeran, Headbrother. I detest that crude nickname the people have given me. I must sample all that flows through the Barbast to be sure it is fit. These duties leave an old man like me who cannot run and jump like you and your wolf in a larger state than I would like. Be respectful please.”<text:line-break/><text:line-break/>Its a half hour walking a day you need, and to spit out half of what you have to “sample” then you'd be a fit weight and not a point for derrision or nicknames. <text:line-break/><text:line-break/>And it is a civil tongue in that unpreposessing face and the sense not to criticize your betters that you need. <text:line-break/><text:line-break/>The mage smiled. Perhaps you're right. <text:line-break/><text:line-break/>What brings you to the barbast this morning? <text:line-break/><text:line-break/>It is a business that I want to study. I have to start a successful concern in the next few years and I want to see how some of the best run. Could you assist me? </text:p>
      <text:p text:style-name="P4"><text:line-break/>The Barbast is not a concern but a house of worship with a sacred mission from God. <text:line-break/><text:line-break/>And that protection as a religious order let's it avoid taxes, the merchants guild fees, and having to contribute to the city infrastructure or defense. It is a significant competitive advantage. One of the main reasons you'll not find a bottle of brew from here to the dutch crater bank that doesn't dress in black and gold. <text:line-break/><text:line-break/>More and more people walked past the procession and they saw the fat brother grow redder and redder. <text:line-break/>The underbrothers had taken over the intonaiton of the suplicants prayer. It seemed to never end the vast collection of the hungry. And in truth it would not end until three o'clock that next morning when the fires were finally extinguished, the great iron cauldrons cooled enough that underbrothers could scrape and oil the sides, and then the process would start over again, feeding the poor for another twenty three hours. <text:line-break/><text:line-break/>“Come with me.” said Logeran the two men marched through the lines of those waiting to be fed, away from the dias of fire, the smell of woodsmoke, and the eternal endless grinding of the spoons. </text:p>
      <text:p text:style-name="P4"/>
      <text:p text:style-name="P4">Logeran led into the holds of the Barbast. Enormous Iron doors <text:s/>swung open and revealed a production line of bottles, brewing and undersbrothers. Past the narthex the building was alive with sounds. The shifting hiss of grain from the two mighty towers that stood in the enterance, clinking of glass bottles being filled with finished beer in enormous lines that wandered down each isle. The naive was packed with wart chillers, mash tuns, and all the necessary vastness of brewing, and in the crossing and trancespt great stacks of bottled, boxed, and paper wire wrapped beer was waiting to be flung across <text:soft-page-break/>the planets. <text:line-break/><text:line-break/>An underbrother handed Logeran a chilled tall bottle as he walked in the door. He removed his outside leather clogs, and put on tall rubberized boots that met the hem of his frock. <text:line-break/><text:line-break/>I trust your boots are water proof. <text:line-break/><text:line-break/>They are- and ghost never met a beer she wouldn't put paw or tongue in. <text:line-break/><text:line-break/>Bottle in hand quaffing as he went Logeran marched through the beer works. <text:line-break/><text:line-break/>We manufacture three hundred millon bottles of beer each year. Enough for every thirsty soul in the west rim to have a six set of brews. We also have subsidiary breweries in Gothe, The Tanhauser super ship system, and as you said near the dutch crater. <text:line-break/>Each of these brewery monisaries serves thousands if not hundreds of thousands of meals each day. I assure you we are not a “concern” that a house prince should model their first business after hoping to make a quick profit. We are a charity. <text:line-break/><text:line-break/>As they wandered through the isles of the Naive the head brother was dipping fingers into worts, tasting bottles of beer, chewing handfuls of grain lifted from the chiller. <text:line-break/><text:line-break/>This is too acidic he mentioned to one young underbrother. Taste that. Can't you feel the bite? It will spoil before it gets past the second star. Bring it down and try again. And twenty extra sacks of grain stacked in the ready room as a penance. <text:line-break/><text:line-break/>The young man held his head in his hands and walked away from the mix of water and grain. <text:line-break/><text:line-break/>These neophites are going to be the ruin of this organization. Four hundred gallons of grain and water mixture wasted. This all will go to feed the poor.” <text:line-break/><text:line-break/>The two men were now standing in the nieve looking over the bustle of the active brewery. Barrels began to roll down the left hand isle and their huge oaken staves made a grinding sound against the worn stones. <text:line-break/></text:p>
      <text:p text:style-name="P4">I said all that will go to feed the poor. How now do you say we have “competitive advantage” and healthy profit margins? All of this is to feed the poor and give labor to those who would work. <text:line-break/><text:line-break/>Head brother your trade secrets are safe with me. There's no need to put up this facade. The barbast must have accounting books. Even a cursury examination of them would reveal your labor costs are next to nothing. These underbrothers are happy for a roof, and beer, and steady food in better quantities than almost any get in the valley. <text:line-break/><text:line-break/>The same can be said of your grain costs. Offerings and pennance purchases, or reduced rates so low for the purpose of feeding the poor. <text:line-break/><text:line-break/>I'd guess your costs are close to fifteen, maybe twenty million. The feeding of the poor maybe another ten million a year at your grain rates. </text:p>
      <text:p text:style-name="P4"/>
      <text:p text:style-name="P4">A bottle of barbast black sells for ninty five dutch credits here in the Firelake. Double or triple that off <text:soft-page-break/>planet. That's a gross of two hundred eighty five million credits a year, on the low end without the market specific mark ups. Could be over a billion credits when the mark ups are added in. It looks like <text:span text:style-name="T1">you</text:span> and the barbast are running at a surplus. What do all those profits go to? </text:p>
      <text:p text:style-name="P4"/>
      <text:p text:style-name="P4">The good brother stopped swilling his bottle half way through this disertation. He looked up at the mage. <text:line-break/><text:line-break/>Young man you mock the holy mission of the Barbast. You sneak glances at things you do not understand nor have the respect to discuss. This meeting is over. Get out. </text:p>
      <text:p text:style-name="P4"/>
      <text:p text:style-name="P4">The mage smiled. “I think I am close to the mark. Throwing me out won't protect your numbers Headbrother. But telling me some of your details will. Come now we're just business men discussing technique is all. Your act of piety and reverance is a convincing one, and I'm sure that cloaks the earnings well. You've nothing to fear from me, I won't tell the unwashed lice out there what you're actually earning.”</text:p>
      <text:p text:style-name="P4"/>
      <text:p text:style-name="P4">“Lice? You have no respect for our work. No empathy for the strife of those poor. My beliefs are solid sir. What foundation do you stand on? You're a coin mage. Solely for profit. My care is only for the poor. ”<text:line-break/><text:line-break/>“If you did you'd actually use the grain you're storing to feed them. Actions speak louder than words. The produce of this valley alone could feed everyone here ten times over. Come brother I realize I've been to cavaleer in my jests. Sit, let's have a bottle of black and discuss. Surely you can't tell me you actually <text:span text:style-name="T1">believe</text:span> the the tennants of the barbast do you? It has to be a clever marketing ploy. <text:line-break/><text:line-break/>The mage could tell from the reaction of the headbrother that he did infact hold the tennants of the barbast, if not in his heart, then at least in his enormous belly- which he began at once to bounce againts the chest and hip of the mage. <text:line-break/><text:line-break/>Brother is it a wrestling match you want? To prove your faith by contest? The coin mage laughed but looked around unsure- the eyes of the whole brewery were on him now. </text:p>
      <text:p text:style-name="P4"/>
      <text:p text:style-name="P4">“capital crash” he thought “I misread this entirely. He <text:span text:style-name="T1">does </text:span>believe<text:span text:style-name="T1">.” </text:span>He stepped again and Ghost barked at the ruckus the two were causing.<text:line-break/><text:line-break/>“Get out of here unclean spirit! You money changer, you villan of usery, get out of here! And another bounce would have sent any other lighter man flying, but the mage was stocky and muscular and he got lower than the head brother and pushed back.<text:line-break/><text:line-break/>“I thank you for the lesson good brother. It has been enlightening to say the least. You'll have to excuse me!” The brother came in contact with the mage once more and the mage pulled his already ponderous swinging girth even more forward and past him. The juke and push sent the brother in a dive against a sandstone masonry wall. He hit with a resounding smack. </text:p>
      <text:p text:style-name="P4"/>
      <text:p text:style-name="P4">Underbrothers and barrel brothers shouted at the mishandling of their leader. </text:p>
      <text:p text:style-name="P4"/>
      <text:p text:style-name="P4">Ghost come! And the mage ducked and dove past a few closing cloister brothers. There was general upraor and ghost barked menacingly at anyone that came close enough to touch. A few beers in hand the mage made a door and truned outside. <text:line-break/><text:soft-page-break/><text:line-break/>“Goodbye Father Logeran. And good mission to you all. Today has been very enlightening.” A beer bottle shattered at the door frame. Thrown by the underbrother who had pennance assigned. </text:p>
      <text:p text:style-name="P4"/>
      <text:p text:style-name="P4">The mage disappeared, with his wolf into the swirling crowd of the Barbast. The smoke came in the doors in whisps and tendrils, but the hunger stayed outside with the poor. </text:p>
      <text:p text:style-name="P4"/>
      <text:p text:style-name="P4">Father Logeran huffed and muttered to himself against the cool sandstone wall. <text:line-break/><text:line-break/>“Unbelievable. I will talk to the head of the college. Impertinence and criticism. Another black robbed friar came to his side with a bottle of beer. <text:line-break/><text:line-break/>Who was that? He asked. <text:line-break/><text:line-break/>Thank you Brother Melkis. That was the black sheep son of the Kelgisar Engine works I've heard so much about. I would bet a mashtun on it.”<text:line-break/><text:line-break/>The King Elar boy? Elar is a man of piety and great dealings. Surely...<text:line-break/><text:line-break/>Surely that boy has been sent as a trial or retribution for some wrong doing in the house. Come Brother. We will see the head of that boys college, as well lodge a complaint with the house steward. Brother Melkis make sure a ten thousand bottles are distributed to the poor this day. I would not have word of this coin mages lies be spread amongst the poor. They wouldn't understand our mission and may take his misrespresentation of their misfortune as fact. Quiet them.” <text:line-break/><text:line-break/>The moment he slipped from the doors of the Barbast the mage made for a group of poor wretches at the base of the building. He handed over his three bottles of beer and opened the fourth for himself. <text:line-break/><text:line-break/>“Gentlemen would you have a drink with me? And allow me to ask you a few questions?” <text:line-break/><text:line-break/>One poor man raggedy and entirely without teeth outstretched a gnarled hand and took the beer. <text:line-break/><text:line-break/>“I was a was a, Had a young dog like that I'm gonna have a terbian snowdog.” He pulled a stub of nicotine leaf from his pocket, and pulled at the pipe in his had with a bit of coal from the fire. “Yes sir she do” mumbled the man. He took the other profered bottles and set them at the heads of the two sleepers. <text:line-break/><text:line-break/>“These two haven't eaten much. This will do them good. Let them stand in line to get some more food. Hard to fight that line if you haven't gotten anything. ”<text:line-break/><text:line-break/>“Good of you to care for them.”<text:line-break/><text:line-break/>“Well they'd do the same for me.” <text:s/><text:line-break/><text:line-break/>“Does the Barbast care for you?” </text:p>
      <text:p text:style-name="P4"/>
      <text:p text:style-name="P4">The man stopped for a while and looked around. Searching as it were for the answer. The mage could smell the accumulation of sweat and city grime of the unwashed bodies over the pervasive smoke smell. The smells gathered like a logjam in a river building up at his nose. The wolf sat at his back and <text:soft-page-break/>stared, weighing its own internal politics. <text:line-break/><text:line-break/>Through a few teeth the man replied. “Barbast she's hard to tell. Doesn't feed us all near nuff. But she does feed us.” <text:line-break/><text:line-break/>Why does the Barbast feed you? <text:line-break/><text:line-break/>“Holy men trying to get to God. Heaven Costs extra” and made a rubbing in his hands that spoke of coins. He'd opened his bottle of beer and was swigging enthusiastically.</text:p>
      <text:p text:style-name="P4"/>
      <text:p text:style-name="P4">One of the other sleepers woke- and grasped the beer bottle and held it like a child, close to the bossom. The mage could not see if they were man or woman. Poverty and hunger had dragged everything from their features. <text:s/>Rags hung like sunken skin. <text:line-break/><text:line-break/>“That man there he gave you that bottle.” <text:line-break/><text:line-break/>The androgonous bit the wax and cork and chewed it down while pulling slowly and gently like a placid baby who'd fed and was tiring at mothers breast. <text:line-break/><text:line-break/>“I know he did. He's the look of one who can give.” The androgonous looked the Mage over hungrily. Like they might eat him with their eyes. <text:line-break/><text:line-break/>Why do <text:span text:style-name="T1">you</text:span> think the Barbast feeds everyone? <text:line-break/><text:line-break/>“The Barbast doesn't feed you. You dress like us. But no one looks like you on Barbast gruel. <text:line-break/><text:line-break/>If tew'd et at the barbast you have thought long and hard about eatting that wolf of yours. Ghosts ears flattened against her skull and she showed her teeth but made no noise. <text:line-break/><text:line-break/>Sorry miss no offense. We'd eat your master too if he was served.<text:line-break/><text:line-break/>The mage smiled again at all of this. He knew they were in no danger, he could tear through half a platoon of the ragged type that surrounded the Barbast, and ghost would make no long work of the throats of the rest. </text:p>
      <text:p text:style-name="P4"/>
      <text:p text:style-name="P4">“Is that why the barbast feeds you? To keep you from eatting each other?” <text:line-break/><text:line-break/>“The barbast feeds us just enough to keep us from eating them.” <text:line-break/><text:line-break/>Everyone sought solace in their beers after that comment. Ghost sniffed the air and showed her teeth again. The headbrother and his enturage was walking from the main enterance towards the outer gates. Underbrothers peeled off the column of barbastii with bottles and jugs. The action led to a swarm around the giving, and it was then it was seen what the lead weighted saps at the brothers belts were for. <text:line-break/><text:line-break/>Back from the brothers. Back from the barrels. One at a time. All will be fed. All will have drink. </text:p>
      <text:p text:style-name="P4"/>
      <text:p text:style-name="P4">The three were gone. The mage watched them go into the crowd they all three swallowed their beer as the crowd had swallowed them. </text:p>
      <text:p text:style-name="P4"><text:soft-page-break/></text:p>
      <text:p text:style-name="P4">“where, do you think, the head brother is going?” Said the mage to wolf. He stood and walked with poise through the crowd not caring for the stares, convinced his was blending in. </text:p>
      <text:p text:style-name="P4"/>
      <text:p text:style-name="P4">The head brother was as unobservant as the mage was obvious, so naturally the brother felt himself the center of attention and the mage felt stealthy when in fact no one noticed the self important brother, and the mage was all the eyes of most streets could see, sneaking from post to door post, and waiting tensely in crowds or ducking at strangers feet to awkardly pretent to lace an already tied boot when he felt the brother look his way. </text:p>
      <text:p text:style-name="P4"/>
      <text:p text:style-name="P4">It went on like this- Ghost being the only thing to achieve her purpose, silent, deathlike beast. The humans playing at effectiveness, and achieving it in their minds. <text:line-break/><text:line-break/>Kelgisar Engine works stood on the edge of Firelake, where the stones and dirt the town was built on crumbled into the edge of the lake itself. The iron rich stone shimmered underneath the waters and gave the lake it's name. The green living earth was brightness and the lake was a red fruit that burst its juice into land like blood, like fire. In the lake were wrecks and salvage, some starships succumbed to the reclaiming reach of nature, their hulls turned to rust to match the lake, their portholes catchments for earth and moss. Whole forest sprung from the skeleton's of some trees jutting from engine bays and captains quarters. </text:p>
      <text:p text:style-name="P4"/>
      <text:p text:style-name="P4">But these wrecks were rare, compared to the hundreds and hundreds of <text:s/>living ships that dotted the forest and grounds. The main manor lands were bound by stone walls, and the trees stood sentry over the walls. A century of landing, working, and overhauls had habituated the land to needs of ships. Groves opened to landing bays and workstations where engines were pulled. Over all of this, higher than the trees was the <text:s/>Kelgisar Engine Works #2. A square steel super structure capable of holding multiple of all but the largest starships. #1 was now the manor house of the Kelgisar family and it's servicable walls were entrenched and dug in deeply against starship or mankind alike. From it's spine a massive umbilical cord of tentharaite clutched the earth and rose like a vast stalk of grain to high planet orbit where the station platform hung. This was were the largest of the ships were serviced, Crane spiders climbed up and down the tether. The sun aided to animatethem <text:s/>but most of the work was done by the static of the cord, The woven artery of mountain pulled throught the atmosphere and made constant lightning crackle and strike across the gaps of the crane spiders legs and every strike was drawn down the power lines to feed the works and all its litter of machinations. All of this could be seen from the town of firelake most days, but the smoke of fires shrouded all but the lightning <text:line-break/><text:line-break/>At the very edge of the engineworks trouble started to spread. At the stone wall sentried by man and tree knocked the highbrother. Behind the clanking of gears and spattering sizzle of welds was the highvoltage sounds of the Station Platform cord.<text:line-break/><text:line-break/>Highbrother to the door guard. I am <text:s/>Father Logeran” Yelled the church man over the din. </text:p>
      <text:p text:style-name="P4"/>
      <text:p text:style-name="P4">Men of menacingly high stature and wearing the livry of the company and house one and the same like company was a family, like genetics bought you contract rights, stepped from ancient holes in the wall that were unseen and deeply guarded. <text:line-break/><text:line-break/>We know who you are Father. Do you think guards at the Kelgisar don't drink barbast? We thank you for what you do. Now what can we do for you? <text:line-break/><text:line-break/><text:soft-page-break/>I have bad news. A profligate defiled the decks of my distillery today. I require an audience with the steward. <text:line-break/><text:line-break/>The steward is on the station platform- The guard noticed the novitiates holding kegs and casks. But the king is here and is seeing company business. <text:line-break/><text:line-break/>I would not bother the king of a first tier corporation. <text:line-break/><text:line-break/>The king makes himself available for business large and small. He would say “This is the way things should be done, and I will do them correctly” So come in father and we will call ahead and let them know you are coming. <text:line-break/><text:line-break/>Much gratitude to you and he knodded to one of the novitiates who gratefully unslung the barrel he carried on his shoulder and then walked to the back of the procession. <text:line-break/><text:line-break/>With a crackle the stone walls rose whole from the ground and formed a square triumph archway. Its insides were rust red from the dirt, and its outsides were dark green moss, but all was grey in the smoke and the stone moved without sound or hinge. Inside went the procession and the guards broached the beer and begain passing it around the barracks that was hidden in the depths of the stone, and sent a pitcher to the nearest engineering paddock with <text:s/>their complements. <text:line-break/><text:line-break/>The mage attempted to sneak over the wall but a guard called a name as he reached the top edge of the wall, level with the starting of the branches where the trunks met the greenery. The guard stepped out from a crown and onto the stone. <text:line-break/><text:line-break/>Master Dagniel </text:p>
      <text:p text:style-name="P4"/>
      <text:p text:style-name="P4">The mage winced. Ghost appeared trotting behind the guard, the only one to truly surprise the company man. <text:line-break/><text:line-break/>Yes said the mage, shoulders slumped and eyes closed to not meet the guards gaze. <text:line-break/><text:line-break/>The highbrother of the Barbast just cam through the engine way. <text:line-break/><text:line-break/>I know. <text:line-break/><text:line-break/>Why is he going to see your father? <text:line-break/><text:line-break/>I'm at my startup in the coin mage college. I went to the barbast for my interview. <text:line-break/><text:line-break/>No one interviews the Barbast. <text:line-break/><text:line-break/>Exactly! They're a beautiful tier one corperation disguised as a charity! It is brilliant. They bring in as much as the Ganmarands or the Keths. </text:p>
      <text:p text:style-name="P4"/>
      <text:p text:style-name="P4">Ohhhh said the man with a grimmace. You should stay here until the brother leaves. Then go see your father. </text:p>
      <text:p text:style-name="P4"/>
      <text:p text:style-name="P4">Dagniel eyed the man. His uniform said Betreth in an oval patch, in cursive. He'd a heavy all steel <text:soft-page-break/>submachine gun slung over his shoulder. The old german style that lasted for generations, A belt of stick magazines at his side in a leather case and a tall horn of the barbasts beer. <text:line-break/><text:line-break/>“here lad you need this more than me.” <text:line-break/><text:line-break/>do I konw you Betreth. <text:line-break/><text:line-break/>Well we all know you. I've pulled you out of engine bays a time or two. You remember when you got caught with the Loverage girl? It was me that hauled you down</text:p>
      <text:p text:style-name="P4"/>
      <text:p text:style-name="P4">The mage smilled again. Ahh yes. Sorry I didn't recognize you. <text:line-break/><text:line-break/>Aww we all look the same. Can't blame ye. I wouldn't want my youth under the eyes of a hundred guards and five times as many engineers and employees and cooks and such.<text:line-break/><text:line-break/>The mage felt keenly the almost paranoia, the audience awareness that had been his since birth. <text:line-break/><text:line-break/>Yes you are right it is a little unnerving to have everyone know you and not know anyone. My father seems to remember everyone's name. <text:line-break/><text:line-break/>He meets with us all multiple times a week. See's our files, pays our wages. We're like the trees here to you. Nothing personal. <text:line-break/>Dagniel quaffed the beer. The third he'd had since the day began. It was two more before the procession of the highbrother left through the engine arch and the walls closed again. <text:line-break/><text:line-break/>Alright young master. I'd go march into your fathers chambers now. If I were you I'd take my tongue lashing and keep my mouth shut. <text:line-break/><text:line-break/>But there's nothing wrong with what I did! <text:line-break/><text:line-break/>You're fighting tradition. You're a unique one, smart too. If you can make it past your startup I'd wager you'll shake things up around here. But they want to see that you can be trusted to keep the ship even keeled. New ideas don't build that confidence. <text:line-break/><text:line-break/>New ideas are the life blood. Do you think the Kelgisar that built the engine works was a follower? That the space station was built by someone who held to tradition? <text:line-break/><text:line-break/>No I don't. But I'm a wall guard. Your fathers got the lives of thousands of people his discisions affect. If the <text:s/>K.E.W. Doesn't sign my paycheques I don't eat, so I imagine that goes into his feelings about traditional methods. </text:p>
      <text:p text:style-name="P4"/>
      <text:p text:style-name="P4">Daginal leaned agaisnt the wall. A little shakey from the beer and no breakfast. He wanted desperately to slip away from the engine works and back to his tower dorm on the highstreet outside the university and fire up the credit transfers on his new ideas. <text:line-break/><text:line-break/>“I'm sure this would work. I think I'd have the best startup in the whole group.” <text:line-break/><text:line-break/>Well then go do it. Just don't bring the highbrother here anymore. And go smooth things over with your father. He's a powerful ally and you want him to vote for you when it comes time to bring you on the <text:soft-page-break/>board. <text:line-break/><text:line-break/>Father would vote for me. He has to. <text:line-break/><text:line-break/>That boy is where you are wrong. Many high houses first born sons never even get hired to their companies. Happens more than men like your father want to say. He wants to vote for you. But he's got to be twice as hard on you as he would another coin mage. <text:line-break/><text:line-break/>Daginal looked over the wall guard. <text:line-break/><text:line-break/>How, do you know all this <text:s/>Betreth? <text:line-break/><text:line-break/>Because I was a first son once.</text:p>
      <text:p text:style-name="P4"/>
      <text:p text:style-name="P4">Daginal's eyes went wide. He looked at the man's clothes. Worn livery of another house. Confined to a stretch of trees over an engineering bay. His whole life consisted of the fifty two conifers, wall and valuables he guarded. <text:line-break/><text:line-break/>“and the beer in his hand” thought daginal. <text:line-break/><text:line-break/>“Betreth, I will take what you have to say in serious consideration.” He quaffed the last of the beer and knodded at the man. <text:line-break/><text:line-break/>Thank you for your hospitality. <text:line-break/><text:line-break/>Go make it. Good luck. <text:line-break/><text:line-break/> he walked down the ancient dark granite of the wall, and then into the depths cool and mhoist of the barracks. There were more men there in a large circular room laser cut into the granite. <text:line-break/><text:line-break/>“more strangers who know me.” He sighed <text:line-break/><text:line-break/>“What am I going to tell my pious Father? The truth I guess.” Out the back door of the barracks wall was a large western engineering bay. There was a white hulled spacecraft there, it's lettering and faded etching marked it as a constatine brig, a ship notable for it's efficiency in hauling medium to light loads long distances, a corporate favorite. There would be a half dozen others scattered around the wooded compound getting new landing struts, shield generators, life support systems and the like. The white of the hull in the dark cave like cover of the engineering bay looked like a <text:s/>skull in its resting place of some barbaric alcove. A trophy of some long gone battle, pulled to accentuate story telling. <text:line-break/><text:line-break/>Daginal stepped to it. Touched it. The engineers working on it knuckeld their foreheads and hoisted a pannel of hull to be reattached to the ragged cracked side. </text:p>
      <text:p text:style-name="P4"/>
      <text:p text:style-name="P4">“the service on this machine alone will bring in a hundred fiftey thousand credits.” Thought Daginal. <text:line-break/><text:line-break/>“I wish I could just skip this start up phase. I could make serious money at a business like this.” </text:p>
      <text:p text:style-name="P4"/>
      <text:p text:style-name="P4">Further into the compound. More armed guards. The value of the engines alone here was almost too much to calculate. Everywhere he looked he saw money, deals, interest compounding and equipment <text:soft-page-break/>depreciating. </text:p>
      <text:p text:style-name="P4"/>
      <text:p text:style-name="P4">The great shadow of Kelgisar #2 loomed over the trees and Dagniel <text:s/>walked until his feet could just touch the shadow. A liminal space between light and dark. <text:line-break/><text:line-break/>“Dad and grandpa built that. And great grandad built Kelgisar #1. What can I build”<text:line-break/><text:line-break/>Ghost stood at his side. He looked at the lakes shimmering waters and the mighty open space that loomed underneath the planet hook.<text:line-break/><text:line-break/><text:line-break/> He looked over at the old engine works of number one that had been turned into the family hold and security station. The endless ribs of vaulted steel and angled glass strecheted over the ground and into the hillside to make a half cylinder . The blast doors were open now- but when they were closed- the planet would break before the iron skin of Kelgisar number one. <text:line-break/></text:p>
      <text:p text:style-name="P4"/>
      <text:p text:style-name="P1"><text:span text:style-name="T10"><text:s/></text:span><text:soft-page-break/><draw:frame draw:style-name="fr1" draw:name="graphics1" text:anchor-type="as-char" svg:width="16.6665in" svg:height="11.1043in" draw:z-index="0"><draw:image xlink:href="https://a.cdn-hotels.com/gdcs/production9/d1408/5a7034e1-8e48-4fa6-a50f-57a5f6200598.jpg?impolicy=fcrop&amp;w=1600&amp;h=1066&amp;q=medium" xlink:type="simple" xlink:show="embed" xlink:actuate="onLoad"/></draw:frame> </text:p>
      <text:p text:style-name="P4"><text:soft-page-break/></text:p>
      <text:p text:style-name="P4"><text:s/></text:p>
      <text:p text:style-name="P4">He breathed deeply. And stepped from the light open space into the shadow of <text:s text:c="2"/>Kelgisar #2</text:p>
      <text:p text:style-name="P4"/>
      <text:p text:style-name="P4">Past the super structure past the giant bays of hamlet sized starships to the mighty gates of Kelgisar one. The guards nodded. Deginlain stopped in a front room and changed from his city “disguise” which fooled no one and into the broad shouldered livery and plate of his family. <text:line-break/><text:line-break/>In an antechamber just off the main hall was his father. <text:s/>Dagnail waited at attention in the hallway. <text:line-break/><text:line-break/>“Fuck me that is a lot of beer.” he thought looking over the head brothers leavings in the chamber. </text:p>
      <text:p text:style-name="P4"><text:line-break/>He could see through the cracked door one of the major mechanists talking with his father. Always in a formal suit, and livery tie the half uniform half armor that was required of a man of his station. <text:line-break/><text:line-break/> When the man was finished he stepped outside and took a crate of beer with him. <text:line-break/><text:line-break/>“Heard we owe this to you?” Dagnail blushed and turned his face downward. <text:line-break/><text:line-break/>“Uhm yes I guess I did cause this to happen.” <text:line-break/><text:line-break/>Well my complements to you lad. <text:line-break/><text:line-break/>It wasn't a good thing I am afraid. <text:line-break/><text:line-break/>Well then my condolences. Your fathers not any easy man when things are going hard. Good luck in there. Best thing is to face up to it. Trouble isn't half as bad that way. <text:line-break/><text:line-break/>Everyone here is a fountain of advice- Who, master mechinist are you and why are you qualified to give this information? <text:line-break/><text:line-break/>“Well I meant no offense young master. I am qualified because I've had my ass chewed by your father a time or two. And I've been young and made a poor decision or two.”<text:line-break/><text:line-break/>“ever offended the headbrother at the barbast?” <text:line-break/><text:line-break/>“I was caught with a nun of the barbast's grain collection arm”</text:p>
      <text:p text:style-name="P4"/>
      <text:p text:style-name="P4">“ohhhhh that is a good one.”</text:p>
      <text:p text:style-name="P4"/>
      <text:p text:style-name="P4">The mechinist smiled “It wasn't when the pioress came to your father and demand I marry the woman”</text:p>
      <text:p text:style-name="P4"/>
      <text:p text:style-name="P4">“Was she undesireable?” <text:line-break/><text:line-break/>“Perfectly lovely woman- I'm just an irresponsible asshole, no one should have to marry me.”<text:line-break/><text:line-break/>Dagnail laughed. <text:line-break/><text:line-break/>“Your father helped me a lot then.”<text:line-break/><text:soft-page-break/>I am sure he did. I'd love to be here learning from him. It is foolishness to have me learning from the college when I've got one of the premiere house business men that I could be learning from. </text:p>
      <text:p text:style-name="P4"/>
      <text:p text:style-name="P4">“ive no say in that. But my apprentices all learn under me for years. So I see how you feel</text:p>
      <text:p text:style-name="P4"/>
      <text:p text:style-name="P4">The man was leaning against the oaken pannels of the wall. Dagnail Looked up and down and realized there were others there waiting on him to take his turn. <text:line-break/><text:line-break/>Well Master machanist it was pleasant chatting. <text:line-break/><text:line-break/>And also with you good luck. Thick skin. <text:line-break/></text:p>
      <text:p text:style-name="P4">Dagnail turned and was about to enter the room when he suddenly turned back out again. <text:line-break/><text:line-break/>Master Mechanist- What happened with the nun? <text:line-break/><text:line-break/>“She's been a wonderful wife. Thirty three years and counting.” <text:line-break/><text:line-break/>Dagnail smiled and he wore that smile into the room with his father. <text:line-break/><text:line-break/>The Elder Kelgisar was not smiling. He was ensconced by a dozen or so major maps projected onto floating screens. They were readouts of the compounds resident starships, listing repairs being completed, status and location of parts, crew, and other details. Some were highlighted red, others orange or green. He said a brusque hello then turned to the monitors. <text:line-break/><text:line-break/>A moment or two son. <text:line-break/><text:line-break/>He tapped one ships read out. It glowed red and filled the screen he was watching. The peripheral screens all filled with camera readouts, and a list of parts needed. Dagnail could see a welder arching a plasma torch through <text:s/>the hull and sparks showering down the small bay where the ship was settled under the trees. The plasma torches always had a peculuar ozone smell, like the smell right after rain, and even now thorough just the blue light of the screen Dagnail swore he could smell it. <text:line-break/><text:line-break/>His father grumbled. Switched monitors. Now the read out was of a ship half torn open, a distress beacon shining out. Crew frozen solid dead at the helm. <text:line-break/><text:line-break/>“The Hantonese pirates have been getting bolder and bolder lately. That was a good crew. Readout says the parts are still on board.” <text:line-break/><text:line-break/>Dagnail leaned forward his eyes flitting from screen to screen. <text:line-break/><text:line-break/>“This is what I'm talking about!” he thought. This should get interesting. <text:line-break/><text:line-break/>“Kelem” said his father over the intercoms. He switched to a second ship readout. <text:line-break/><text:line-break/>A small man of pakistani decent's face filled the coms. He had a shock of black hair and a thick mustache and wore the red leathers of a joint captain mechanist, a valuable employee who could <text:span text:style-name="T1">fly</text:span> and <text:span text:style-name="T1">fix</text:span> ships.<text:line-break/><text:line-break/><text:soft-page-break/>“Yes sir.”<text:line-break/><text:line-break/>“What is the story on the repairs on the PriceWalton's <text:span text:style-name="T1">hypertyron</text:span>?”<text:line-break/><text:line-break/>It is complete sir. A faster ship I have never had the pleasure of piloting. It is so smooth I would venture even my mother in law could not find anything to complain about sir. <text:line-break/><text:line-break/>Elar snorted at the joke. </text:p>
      <text:p text:style-name="P4"/>
      <text:p text:style-name="P4">“I'd like you to pilot it to the wreck of the <text:span text:style-name="T1">Ketchem</text:span>. Pickup the bodies, and the parts that dock two oh four is waiting on.” <text:line-break/><text:line-break/>“Absolutely sir. I'll bring a security detail and be back before the quarter is over.” <text:line-break/><text:line-break/>“No you'll take triple pay for the job and go it alone. I need those parts here as fast as possible. Either way you're happy. You'll be dead or able to afford a new add on for your mother in law”<text:line-break/><text:line-break/>The pilot mechanic smiled. “I am a father sir. I am a brother to a wonderful sister. There are no more parents in this one's family just me. You would have to make it six times pay to put me in the teeth of the Hantonese this day” <text:line-break/><text:line-break/>“Six times it is.” <text:line-break/><text:line-break/>“I will be leaving in fifteen minutes sir. I expect you will let me pick my crew?”</text:p>
      <text:p text:style-name="P4"/>
      <text:p text:style-name="P4">“You can have anyone crazy enough to go with you. Pay stands for them too.”</text:p>
      <text:p text:style-name="P4"/>
      <text:p text:style-name="P4">“I will see you as fast as possible sir. The PriceWalton does he know his favorite status symbol and racing craft is to be used this way?”</text:p>
      <text:p text:style-name="P4"/>
      <text:p text:style-name="P4">“You are a Kelgisar man and have been for fifteen years. I have no doubt PriceWalton will never find out.”<text:line-break/><text:line-break/>“Very good sir. I will be leaving in thirteen minutes. ” </text:p>
      <text:p text:style-name="P4"/>
      <text:p text:style-name="P4">“Excellent. Land on the auxiliary to two oh four, bring the <text:span text:style-name="T1">hypertyron </text:span>down the static cable so as not to damage the paint. Every minute counts here.”<text:line-break/></text:p>
      <text:p text:style-name="P4">“Aye Aye sir”</text:p>
      <text:p text:style-name="P4"/>
      <text:p text:style-name="P4">The com links closed. <text:line-break/><text:line-break/>Elar turned and smiled at his son. “Dagnail I got quite the visit today. But first give your old father a hug.” <text:line-break/><text:line-break/>He came around the oaken desk and hugged the youth. <text:line-break/><text:line-break/>“What about the <text:span text:style-name="T1">hypertyron </text:span>what if PriceWalton finds out about his ship being used this way?” <text:line-break/><text:line-break/><text:soft-page-break/>The father leaned against the desk, his thighs creasing the uniform pants he wore against the desk edge. He slid to one of the readouts was against the pit between his shoulder blades and scratched, like a bear would scratch on a tree. Dagnails mother hated when his father did this, but Dagnail loved it. It showed the man for what he was, a big friendly bear. <text:line-break/><text:line-break/>“Damn this uniform, The ship on two oh four belongs to the Damler mining group”<text:line-break/><text:line-break/>“Which is owned by PriceWalton” <text:line-break/><text:line-break/>“Exactly which means if that mining transport isn't in the air and back on an asteroid in the next cycle”</text:p>
      <text:p text:style-name="P4"/>
      <text:p text:style-name="P4">“Damler group shares fall significantly, oh father that's genious- use PriceWalton's own ship to save him money.”<text:line-break/><text:line-break/>“That's not even the best part. I love Kiresh, and we won't lose him. He flys too well. But if gods forbid those damned pirates are able to get the <text:s/><text:span text:style-name="T1">hypertyron, </text:span>PriceWalton will be forced to admit that we need better through lane enforcement and pony up his part of the dough- which I have been trying to get him to do for years.”<text:line-break/><text:line-break/>“That's a master stroke. But what if you added this? What if the parts were to show up on time, but the <text:span text:style-name="T1">hypertyron</text:span> weren't to bring them in? What if the ship on two oh four were?”<text:line-break/><text:line-break/>“Two oh for cannot leave the dry docks-”</text:p>
      <text:p text:style-name="P4"/>
      <text:p text:style-name="P4">“It still has life support, a functional hull. Everything you'd need to get those miners aboard and moving. The station could tail whip them into a trajectory. They'd be a quarter of the way there by the time the <text:span text:style-name="T1">hypertyron </text:span>showed up with the parts.”<text:line-break/><text:line-break/>His fathers brows furrowed “It is an interesting proposal, but why?” </text:p>
      <text:p text:style-name="P4"/>
      <text:p text:style-name="P4">“Damler stocks would shoot through the roof if that miner showed up months before hand. They'd mine twice or threetimes the paladnium and titanium. <text:s/>Kiresh would be booking bilable repair and pilot hours and you could have your cake and eat it too. Have Kiresh hide the PriceWaltons bullet somewhere near the Hantonese pirates base of activity. PriceWalton will be flush with cash from the stocks and so angy he can't see straight. You'll get your police force and then some. And he'll be a firm believer in it if the first action it does is bring him back his beautiful <text:span text:style-name="T1">hypertyron</text:span>”<text:line-break/><text:line-break/>His father sat for a minute and thought. “The miners would know the hypertyron. We could seal the hullports. No views. And I have a captain who could do just the job. It might get touchy if this ever came out... but I trust these two. And I pay them better than anyone else by a long shot.” <text:line-break/><text:line-break/>The two leaned against the desk and looked at the screens conspiratorial. <text:line-break/><text:line-break/>“Mind if I put my startup capital in Damler stocks?” </text:p>
      <text:p text:style-name="P4"/>
      <text:p text:style-name="P4">“Son- you know you're supposed to do your start up <text:span text:style-name="T1">by yourself. </text:span>I did it. Grandfather did it. The steel company is still going- we own a majority share in it. Keeps us in repairs for the place and he gestured to the steel gurders that ribbed every part of the old repair bay dressed now as a fudal home. <text:line-break/><text:line-break/><text:soft-page-break/>“But great grandpa didn't go to any college. He tore the first engine bays out the the tree stands with his power loader and made lifts from the trunks” <text:line-break/><text:line-break/>“Great grandpa wasn't hoping to be on the board of a inner planet six hundred level, tier one corporation.” <text:line-break/><text:line-break/>“those didn't even exist.” </text:p>
      <text:p text:style-name="P4"/>
      <text:p text:style-name="P4">“Well they do now. Listen your mother and I have always been very permissive with you. You have lots of support from us. But this flirting with agnosticicsm and atheism has got to end. Religion is stability to people. And I have seen enough things that I know without a shadow of a doubt that our lord exists and cares about you. Has a plan for you. And that plan does not involve tormenting the leaders one of the largest religious orders on this arm of the galaxy ”</text:p>
      <text:p text:style-name="P4"/>
      <text:p text:style-name="P4">“The barbast is a fantastic business! They have so many competitive advantages”<text:line-break/><text:line-break/>“I heard your business plan in detail from the headbrother. It won't fly” </text:p>
      <text:p text:style-name="P4"/>
      <text:p text:style-name="P4">“Dad when I try to do a business plan- something for my startup- it all sucks. It would fail. But when I think of something like this- something outside the box.”<text:line-break/><text:line-break/>“Something outside the rules”</text:p>
      <text:p text:style-name="P4"/>
      <text:p text:style-name="P4">“Who made those rules? Men long dead on a planet the Hantonese have been dragging along like an old tallisment for almost a thousand years? If you take the constraints off me I can be great. Better than you or grandpa was. But without them I'll be some wall guard.”</text:p>
      <text:p text:style-name="P4"/>
      <text:p text:style-name="P4">“I'll not hear you speak ill of our religion. Faith is a cornerstone of what makes this company great. I rebeled a little when I was your age. It's natural. You'll come back around, You'll find your own faith.” </text:p>
      <text:p text:style-name="P4"/>
      <text:p text:style-name="P4">WORDCOUNT 37174</text:p>
      <text:p text:style-name="P4"/>
      <text:p text:style-name="P4">Damgnail had his doubts. But when to explain these ot his father.... <text:line-break/><text:line-break/>Damgnails brow furrowed. “But Dad what if.... what if the church isn't true?”<text:line-break/><text:line-break/>“Son I know it is. I have evidence without a shadow of a doubt.”<text:line-break/><text:line-break/>His heart caught. Evidence? Something he could actually sink his teeth in and believe? <text:line-break/><text:line-break/>Damgnials father had returned to his screens. He was looking deeply at the cargo manifest of the minning ships. </text:p>
      <text:p text:style-name="P4"/>
      <text:p text:style-name="P4">He waited impatiently for the revelation of the support... but his father didn't say anything. <text:line-break/><text:line-break/>What is the evidence Dad? <text:line-break/><text:line-break/>His father looked up. “Oh well it's a hundred things. They way business always goes better than expected, the parts show up just in time, we have a new engineer hire on just as one is lost. <text:line-break/><text:soft-page-break/>It's the order of the world. It is how my prayers are anwered.”<text:line-break/><text:line-break/>That doens't prove anything- that's you cherry picking things. You're a brilliant business man- it would follow that things would go well for you. <text:line-break/><text:line-break/>“Son some day when you experince faith you'll understand. All this with your start up- and your struggles with faith will be settled.” </text:p>
      <text:p text:style-name="P4"/>
      <text:p text:style-name="P4">“Dad I'm on my third start up. The fourth is the last one we get to try. I'm sure if I...”<text:line-break/><text:line-break/>“Just get into some comodities. That's what I did. I ran a whole iron and nickel mining group all through college. ” <text:line-break/><text:line-break/>“Dad it is an entirely differernt market out there than when you went through the start up phase. Comodities are traded on algorythmic functions now. The mining rigs are ten thousand shares strong. They are so cut throat and <text:line-break/><text:line-break/>“Son. <text:s/>I understand <text:s/>you're worried. I belive in you though. You have to do this. No other fortune family or national group fund has been chaired by someone who hasn't passed the start up phase of the Kiriso Business University.” </text:p>
      <text:p text:style-name="P4"/>
      <text:p text:style-name="P4">His back was to his son now. Manifest tables flipped rapidly. He turned once more. <text:line-break/><text:line-break/>“Don't upset the head brother. And respect religion. Use your head- you'll get something I am sure. I have to head into a meeting now. Good idea on the Damler stocks. ” </text:p>
      <text:p text:style-name="P4"/>
      <text:p text:style-name="P4">And with that the meeting was over. Danginal smiled and left, proper on the outside but frustrated with in. <text:line-break/><text:line-break/>Once out of the office he walked down the main hallway and into the central hall. The hall was a retrofited repair bay. Once it had been his great grandfather's greatest success. A mechanist bay that could take the largest ships of its time. Arches of old rivited iron rose in rib like procession spanned with white cermite glass. It was a marvel before it's time, and now stood as a monument to the impressive drive of the Ancient <text:s/>Kelgisar. </text:p>
      <text:p text:style-name="P4"/>
      <text:p text:style-name="P4">The effect was like sitting in the glass lungs of an ancient beast- <text:line-break/><text:line-break/>“The Kelgisar Company” Thought Danginal “that is the beast.” </text:p>
      <text:p text:style-name="P4"/>
      <text:p text:style-name="P4">Under the iron archways were hundreds of people. All with their own sets of read outs- Danginal knew that they were the repair advisors. Logistics operators, salesmen. They convinced the owners of the ships to do maintenance. The holy rites that most did not even understand. That was the wealth of his family. The knowledge to make an engine run. It made every family hate- but need them.</text:p>
      <text:p text:style-name="P4"/>
      <text:p text:style-name="P4">It was these people in the <text:s/>who knew the most- but not even they had the whole picture. Rumor was that his father, his late grandfathers, and some said his mother had the entire picture of how a spacecraft engine worked </text:p>
      <text:p text:style-name="P4"/>
      <text:p text:style-name="P4">“And someday me. If I can just get a start up off the ground.” <text:line-break/><text:soft-page-break/>Danginal wandered through the loud bull pen. People yelling, people talking to others on far away stars. He cue'ed into a conversation of one paticulalrly burly repair advisor- </text:p>
      <text:p text:style-name="P4"/>
      <text:p text:style-name="P4">“I am telling you that ship will never fly again without these repairs- You can kiss your crew, your cargo, your new bride to be good bye- and good luck on that rimworld hell hole without your ship. You better find a way to pay. I cannot let you out of dry dock without the repairs. We'll hold the ship for three months but after that its going to auciton.<text:line-break/><text:line-break/>He paused to listen. Then spoke again- <text:line-break/><text:line-break/>No we cannot take futures contracts. Try the dutch crater they lend on ship advances. I know their rates. </text:p>
      <text:p text:style-name="P4">Travel costs man- it sucks to suck. Grow more space produce or mine more asteroids I don't know what to tell you. The machine needs this and cannot move without it. I'll wait to hear from you. He severed the connection. <text:line-break/></text:p>
      <text:p text:style-name="P4">To his desk now- moving and stalking amongst the others. Danginal followed without making himself known. </text:p>
      <text:p text:style-name="P4"><text:line-break/>“That white segmentum cruiser on 661 is headed to auction. Call Price and Call weeler. It needs lots of work but if we can get it fixed in the next two months and sold it can make the loop on picking up all those crops on Artus.”</text:p>
      <text:p text:style-name="P4"/>
      <text:p text:style-name="P4">“But the man has three months. Thought Danginal. “We'll he'll either be happy his ship was repaired and out to him before the season, or we make a killing on the new ship's run out there.” </text:p>
      <text:p text:style-name="P4"/>
      <text:p text:style-name="P4">Ghost nosed his hand. He looked down at the enormous animal. She had pearl white teeth and brown red eyes that stood like sparks in the abyss of her all black fur. The teeth were set in a smile, her jaw open. <text:line-break/><text:line-break/>“are you hungry ghost? Do you want to head to the kitchens?” The two of them left the open floor of the repair room and wandered down another coridor. <text:line-break/><text:line-break/>The complex of the cafeteria rivaled the cooking facilities at the barbast, but this one was a wide open airy place at the far side of the ribs, white light suffused down into the burreid hall and huge cedars grew from the light. Water flowed down the walls and into long steel tracts that carried it to the cliffside where it was poured into the lake. </text:p>
      <text:p text:style-name="P4"/>
      <text:p text:style-name="P4">The fare here was the systems finest. Greens and fruits from every greeenhouse on the planet, as well as those cultivated in the reaches of the ag slugs. Huge helpings of meat grilled on the open flames of the insudtrial kitches. </text:p>
      <text:p text:style-name="P4"/>
      <text:p text:style-name="P4">Daminal sat, and was attended by one of the hundred running waitstaff. </text:p>
      <text:p text:style-name="P4"/>
      <text:p text:style-name="P4">We'll have two bison steaks rare, a dozen quail eggs, two loaves of pechi bread fresh, a mug of honey, a mug of coffee and a pale rose salad. </text:p>
      <text:p text:style-name="P4"/>
      <text:p text:style-name="P4">“Two bison steaks apiece?”<text:line-break/><text:line-break/>That's right said Daginal. <text:line-break/><text:soft-page-break/>I could see the wolf eatting that much. But you? <text:line-break/><text:line-break/>“I'll pack it away don't worry.” <text:line-break/><text:line-break/>She knodded and left the two of them sitting alone at a cafeteria table, smelling the cedar and the cook fires and listening to the gentle babble of the water flowing. </text:p>
      <text:p text:style-name="P4"/>
      <text:p text:style-name="P4">Lady Kelgisar was silent in her approach- She wasn't there and then suddenly she was. Ghost stood wagged for the lady. <text:line-break/><text:line-break/>“Hello Ghost. Hello son. What are you doing here?” <text:line-break/><text:line-break/>I had to come to talk to father about the headbrother of the</text:p>
      <text:p text:style-name="P4"/>
      <text:p text:style-name="P4">“I know about your... unique idea. But what I mean is what are you doing here. This is a cafeteria for those in the employ of the Kelgisar Engine works.” <text:line-break/><text:line-break/>He stopped. Embarrassed. Oh- I </text:p>
      <text:p text:style-name="P4"/>
      <text:p text:style-name="P4">“You shame your father and I. I love you son. But you must- absolutely must pass your startup. We've given all we can- and now you have to make it happen. I'll have the waitstaff package your food and have it at the rear entrance.” <text:line-break/><text:line-break/>She kissed his head and whispered “We'll see you on sunday. You can do it!” </text:p>
      <text:p text:style-name="P4"/>
      <text:p text:style-name="P4">He and Ghost left the table and waited around the entrance. A few copper bowls and a brown paper bag were thrust into his hands and then he left for the islands. <text:line-break/><text:line-break/>Out of the edge of the cliff face that the cafeteria sat on was a thousand ships in different states of repair standing on the shallow bed of the water. The sun was setting now, smoke made the sunset explode like fireworks over the water. Ghost and he slipped down the cliffside and he walked the shallow calf high water. Ghost snapped and bit at the splashes of water that his boots kicked up. <text:line-break/><text:line-break/>The paper bags held a meal for a king. The steaks were dripping hot juice as he pulled the carved hunks from the copper bowls, the shining metal reflected the cuts bison in convex lenses as he pulled hunks for Ghost and himself. <text:line-break/><text:line-break/><text:line-break/>They walked among the hulks. They were set every twenty feed or so- in a grid. Some, up front, were older than his grandfather's father. They'd long since succumbed to rust and the seeds of cedars had sprouted in the superstructures. They were little more than an outline of trees and the hulls were warped and stained with water. </text:p>
      <text:p text:style-name="P4"/>
      <text:p text:style-name="P4">Further out newer ships awaited parts. Some would never fly again and were stripped for engines- sensor arrays- weapons or life support systems. Lifter tugs flew ships onto and off of the landing skids that held them aloft from the water. A constant stream of ships being shuffled over the water, up the cliff and into the repair bays in the woods. </text:p>
      <text:p text:style-name="P4"/>
      <text:p text:style-name="P4">Daginal watched and ate. Every third or fouth bite went to his companion who drooled thin rivulets of <text:soft-page-break/>spittle. </text:p>
      <text:p text:style-name="P4"/>
      <text:p text:style-name="P4">Having torn into the meat, the bread called mightily. A loaf of thick seed studded wheat bread tore with a crackle and the thick hunk was crisp but doughy and rich. His fingers found the mug. Spun honey like creamthick frosting.</text:p>
      <text:p text:style-name="P4"/>
      <text:p text:style-name="P4">Ghost! And he threw the wolf a hunk of the crisp bread. </text:p>
      <text:p text:style-name="P4"/>
      <text:p text:style-name="P4">The two of them went somewhere that he'd been many times. An old but mostly intact coirsair that had been a find of his grandfathers on another planet. Not much was known about it's orgins. Or what had killed it's crew. It had gotten towed back and left at the site and no one had noticed it for seventy five years it seemed. The interior was still painted with what was even to this day unmistakably blood. Cracks lined the view glass and devilish rips on the decking were the only sign of struggle. </text:p>
      <text:p text:style-name="P4"/>
      <text:p text:style-name="P4">Dagnianl lifted Ghost onto the half lowered walkway hanging from the craft's belly. She walked inside and sniffed. He was inside the old familiar place and thinking at the helm chewing rich bread and meat. </text:p>
      <text:p text:style-name="P4"/>
      <text:p text:style-name="P4">“We've got to make a start up Ghost. They won't let me in without one. <text:line-break/><text:line-break/>Everyone else's family is buying them in. Chalnlers Ketheroy, Perkins. It just looks like they passed. I'm bombing cause I am actually being honest. ” </text:p>
      <text:p text:style-name="P4"/>
      <text:p text:style-name="P4">He wracked his brain. He'd already tried and bombed three other startups. The first a weapons company had not gotten the contracts he'd predicted. The second was a fuels concentrate system that doubled the range of most modern starships but came in at a high cost and wouldn't work with normal energy pulled from dyson systems off of stars, it had to be a specialized fuel. The fuel systems didn't catch on the way he wanted, and it had sunk.</text:p>
      <text:p text:style-name="P4"/>
      <text:p text:style-name="P4">Lastly he'd tried importing a new generation of gene stock to a farm system but the whole group had gone tank mad and the farm system was in riots to cull the new generation. <text:line-break/><text:line-break/>“If only I'd sold my weapons contracts there- I'd have had a go.” </text:p>
      <text:p text:style-name="P4"/>
      <text:p text:style-name="P4">He pulled a coms system from his backpack. <text:line-break/><text:line-break/>“Dreth- yeah it's me. Listen let's meet and talk. Yes about the imports.”</text:p>
      <text:p text:style-name="P4"/>
      <text:p text:style-name="P4">Ghost and Dagnial finished eating in the belly of the ship. Ghost licked the copper bowls clean of bison juice and the two walked from the old ship's heart out of the compound of the <text:s/>Kelgisar and into the streets of firelake. The night was on them. And if Dagnial, or his father, or mother could see just five short years they would have made any sacrifice to keep tonight's workings from occuring. </text:p>
      <text:p text:style-name="P4"/>
      <text:p text:style-name="P4">39107 WORDCOUNT</text:p>
      <text:p text:style-name="P4"/>
      <text:p text:style-name="P4">The alley was dark and narrow, and it smelt of old noodle broth and fryer grease. Ice from a thrown out freezer box spilled onto the hot stone cobbles and crunched under foot. Cats prowled the corners and looked for the hulking rats that did not seem to care if they lived or died- as long as they could eat the noodle refuse and fish heads. <text:line-break/><text:line-break/><text:soft-page-break/>Under a neon sign that was the alley's only light was a wide wooden door. Dagnianl knocked.<text:line-break/><text:line-break/>Dreth was a mirror image of Dagninal both men were muscular, just under six feet tall. Both wore combat fatigues and utilties. <text:s/>When Dreth opened the door it was as if the portal had not opened at all, but instead a mirror stood infront of Dagniinal. Utilitiy wraps round legs, pockets and stretch fabric and heavy boots. A sleevless untiltly vest with arm wraps and a hood. Infact one might say that Daninal had copied Dreth's outward appearance as camouflage and utility alike, a good method of blending in to the town of firelake. </text:p>
      <text:p text:style-name="P4"/>
      <text:p text:style-name="P4">“Look at you fancy lad- what's college like- making lots of gold stars?”<text:line-break/>“You ought to know you're in half my classes.” <text:line-break/><text:line-break/>“Just by the graces of the undeserved populations grant. I don't belong there you know that. I'm just there to see which of you silver spooners I can rob. <text:line-break/><text:line-break/>“If you wanted to rob anyone you'd have done it by now. You're in it for something different.” </text:p>
      <text:p text:style-name="P4"/>
      <text:p text:style-name="P4">“I keep telling you man I'm doing one big job and living like a street urchin king for the rest of my days. Little ship hull manufaturing shop- sell to your people at 20% mark up- go to Holley's every week three times a week- eat fresh food and fruit. We live in the heart of it all.” </text:p>
      <text:p text:style-name="P4"/>
      <text:p text:style-name="P4">“why not a business? Why not lead something?” Daginal came into the little garage space where a computer, a steel sided car carrier, and a motorbike stood Dreth's prised posesions. </text:p>
      <text:p text:style-name="P4"/>
      <text:p text:style-name="P4">“Because I've told you ten times. A man needs very little to be happy. And that is what I'm after. Happiness. Not a legacy, not a father to impress, but to be happy. City trip, country trip, whore house, restaurant, library repeat will do it for me thank you. <text:line-break/><text:line-break/>“You could do so much more than that.”<text:line-break/><text:line-break/>“And you could figure out what actually makes you happy mr. Heir to the <text:s/>Kelgisar. Do you even give a shit about starship repair? Will you be happy there? <text:line-break/><text:line-break/>“I think I could change a lot of things about this place Dreth. And happiness isn't a life well lived. ”</text:p>
      <text:p text:style-name="P4"/>
      <text:p text:style-name="P4">“Oh selfless one, enlightened one come in come in I do appologize for sugesting mere happiness. How could that be the aim of a <text:s/>Kelgisar, the children of kings are men from the beginning.” <text:line-break/><text:line-break/>I'm not knocking happiness. Just there are a lot of small people out there- sleeping in the streets or around the barbast that don't have much of a shot of anything like happiness. </text:p>
      <text:p text:style-name="P4"/>
      <text:p text:style-name="P4">“yeah and there's a pair of hungry- horny- adventureless fucks in here. Won't you think of them in your grate plans oh king?” <text:line-break/><text:line-break/>Ever the belly huh?<text:line-break/><text:line-break/>Look it's been nothing but economics homework- and the supply of food around here far underserves the demand. <text:line-break/><text:line-break/><text:soft-page-break/>Ugh. That joke. <text:line-break/><text:line-break/>I'll think of better ones once I've eaten! <text:line-break/>Dagnial felt embarrassed that he'd neither done the homework, nor had to struggle for something to eat. His stomach was still full of the honey bread and bison steak. <text:line-break/><text:line-break/>Alright let's go- </text:p>
      <text:p text:style-name="P4">The two wandered out into the evening winds of firelake. The smoke had not gotten better. Worse in fact. A headwrap around each face and the two men were indistinguishable. They walked side by side with Ghost patrolling behind them until <text:s/>they came to a open air market. <text:line-break/><text:line-break/>Mind if I get some chow- </text:p>
      <text:p text:style-name="P4"/>
      <text:p text:style-name="P4">of course not man get your fill. </text:p>
      <text:p text:style-name="P4"><text:line-break/>Dreth wandered the booths stacking his tray with a gourd filled with sweet and spicy noodles that broke into savory once the broth was half swallowed. Kebabs of pencil fruit and pepper lizards which Dreth ate before he'd even paid for them, <text:line-break/><text:line-break/>“Hey keep the kebab we need to pay the lady. <text:line-break/><text:line-break/>“Duh I'm going to- I just aim to break major smuggling laws not steal from a street vendor.”</text:p>
      <text:p text:style-name="P4"/>
      <text:p text:style-name="P4">two tubs of <text:s/>club beef tounge made the main course. With the fire lizards and the noodles it was quite the feast. Daginal watched his friend eat with satisfaction. Glad he could help, do something he understood.</text:p>
      <text:p text:style-name="P4"><text:line-break/>There was silence. Ghost closed her eyes under the table. Then Daginal spoke. <text:line-break/><text:line-break/>“Man I just have to hit on something for the start up. Do you have any ideas? What are you doing?” </text:p>
      <text:p text:style-name="P4"/>
      <text:p text:style-name="P4">I'm doing an accounting firm. Low start up costs, high profit margins. Lots of work, but there's plenty of demand around too. Most everyone in that neighborhood needs book keeping done and no one knows how to do it. <text:line-break/><text:line-break/>“Accounting? Like you're going to work in the firm?” <text:line-break/><text:line-break/>“Yeah lot's of sweat equity. You could do something similar- I bet lots of those ship repair skills you have floating around go for a pretty penny” <text:line-break/><text:line-break/>“Hmmmmm. I guess. What and go in opposition to the <text:s/>Kelgisar?” <text:line-break/><text:line-break/>“No not in opposition,” Dreth crunched a fire lizard between his teeth. “Just do something they have too much of. What's the most in demand job at the <text:s/>Kelgisar?”<text:line-break/><text:line-break/>“retrofiting life support systems. There's so much of that and very few compitent people to do it.”<text:line-break/><text:line-break/>Could you do it?” <text:line-break/><text:line-break/><text:soft-page-break/>“Yeah I'm half way good at that.”<text:line-break/><text:line-break/>Ok well get a kit of tools together and go sell yourself at the contract gate. <text:line-break/><text:line-break/>And then what?<text:line-break/><text:line-break/>Dreth sighed. <text:s/>you silver spooners- Wish life was so easy for me I could forget the basics of business 101. You go install and refurb as many life support systems as you can. Be sure to make good notes. Hell for 3% of your business I'll do all your books and accounting.... </text:p>
      <text:p text:style-name="P4"/>
      <text:p text:style-name="P4">Daignial smiled “That is a deal. I don't want anything to do with that. And with you doing my books I have half the class done.”</text:p>
      <text:p text:style-name="P4"/>
      <text:p text:style-name="P4">They both smiled. </text:p>
      <text:p text:style-name="P4"/>
      <text:p text:style-name="P4">“but really what are we going to do about this start up?” <text:line-break/><text:line-break/>I just told you man good honest hard work. Hell you'll probably need to hire out for several life support guys by the end of the year.”<text:line-break/><text:line-break/>Daginal looked at him suspiciously. “Hmmmmm is that?”<text:line-break/><text:line-break/>He picked up one of the club beef tongues and sniffed it. Oh this is still good- not rotten- so I must be smelling- <text:line-break/>BULLSHIT- </text:p>
      <text:p text:style-name="P4"/>
      <text:p text:style-name="P4">“Dreth what is the plan? The real plan?” <text:line-break/><text:line-break/>“I told you I don't have one. I have an opportunity. I don't know how to capitalize on it. I think you might.” <text:line-break/><text:line-break/>He took a little bag from his chest pouch. The bag was clear with little upside down skulls with an axe cleaving the right eye socket. Inside was a opalescent hunk of crystal that shimmered in the light. It clicked on the table between them. </text:p>
      <text:p text:style-name="P4"/>
      <text:p text:style-name="P4">“What's that?” </text:p>
      <text:p text:style-name="P4"/>
      <text:p text:style-name="P4">“Its crystalfire.” <text:line-break/><text:line-break/>“Where'd you get it?” <text:line-break/><text:line-break/>“There's a trader her that has some. Sifted past the guards at the customs in the bottom of a box of thruster parts. ”</text:p>
      <text:p text:style-name="P4"/>
      <text:p text:style-name="P4">“What does it do?” <text:line-break/><text:line-break/>“Its a drug, and a weapon. I'll show you later.” And he put the glinting red stone back in the bag- and into his vest pocket.</text:p>
      <text:p text:style-name="P4"/>
      <text:p text:style-name="P4"><text:soft-page-break/>SO what would we do with it? <text:line-break/><text:line-break/>“I don't know man- all I can tell you is there is big money in it. You're the business genius. You figure it out.” Said Death. </text:p>
      <text:p text:style-name="P4"/>
      <text:p text:style-name="P4">And what would we need? <text:line-break/><text:line-break/>Well we'd need a ship. And we'd have to do a big batch of it while we're still in startup. We've got so many fewer regulations and oversight. Might be able to get away with it.” said <text:s/>Dreth</text:p>
      <text:p text:style-name="P4"/>
      <text:p text:style-name="P4">And what do we get? <text:line-break/><text:line-break/>“We get squeaky clean start ups that pass the triple bond rating.” </text:p>
      <text:p text:style-name="P4"/>
      <text:p text:style-name="P4">I'd get my spot on the company board. I'd get a voting spot. <text:line-break/><text:line-break/>And I'd get my life on easy street. No more doing accounting. <text:line-break/></text:p>
      <text:p text:style-name="P4">Not just accounting you'd get a spot on some company- <text:line-break/><text:line-break/>Man I don't have the name and the pedegree you do. <text:line-break/><text:line-break/>We'll I'd need you. Who else can I trust in there? Said Daginal. <text:line-break/><text:line-break/>“you wouldn't want me you'd have all your family people. Dreth. <text:line-break/><text:line-break/>The food was gone. Daginal stood up and looked at the empty plate. <text:line-break/><text:line-break/>“I want to do this with you, and you have to come along for the whole ride. I need someone I can trust with the books. You're a fucking genius. I promise you you'll get your life on easy street. Just don't tap out too quick. I don't want to be a wall guard. ”</text:p>
      <text:p text:style-name="P4"/>
      <text:p text:style-name="P5">Let's go. Ghost was at his side, he rubbed his knuckles into her head in a way that made her grumble in animal satisfaction. </text:p>
      <text:p text:style-name="P5"/>
      <text:p text:style-name="P5">“Ohhh is that so miss killer- and he rubbed some more. </text:p>
      <text:p text:style-name="P5"/>
      <text:p text:style-name="P5">They walked. Dreth burped and rubbed his belly. </text:p>
      <text:p text:style-name="P5"/>
      <text:p text:style-name="P5">The section of firelake was crowded. Dagnial had taken quarters here when he'd been sent out to school. But most nights. He did not sleep here. <text:line-break/><text:line-break/>I haven't been full like this in a while. He hiccuped. <text:line-break/><text:line-break/>Fuck I've got the (hic) the hicups. </text:p>
      <text:p text:style-name="P5"/>
      <text:p text:style-name="P10"><text:span text:style-name="T10">They wandered through the alleys and the night markets. Men who worked the day shift at the engine works hung in climate controlled hammocks, slung between the lamp posts and stall supports like the victims of some massive spider. The spider of commerce thought Dagnial. <text:line-break/></text:span><text:soft-page-break/><text:span text:style-name="T10"><text:line-break/>So you're sure the rest of the families are doing stuff like this?<text:line-break/><text:line-break/></text:span><text:span text:style-name="T10">Look I haven't gotten a look(Hic) <text:s/>at look at the others books but {INSERT NAME HERE} is definitely cooking something into his (Hic) stew. There is no way interplanitary shuttling is causing that much uptick in revenue. It just(Hic) <text:s/>couldn't happen. <text:line-break/><text:line-break/>Why doesn't the dean take action on any oft hese. You're not the only one to see it are you?<text:line-break/><text:line-break/>(Hic) Dreth exhaled deeply. Daginal I don't want to talk about that. <text:line-break/><text:line-break/>Dag furrowed his brow. <text:line-break/><text:line-break/>“Don't want to talk about it? Excuse me what happened to the 'in it for life' shit you were sprewing when I helped you on the materials test.” </text:span></text:p>
      <text:p text:style-name="P5"/>
      <text:p text:style-name="P5">Dreth made eye contact. Daginal didn't like what he saw there. The nomal happy go lucky was gone. <text:line-break/><text:line-break/>“It isn't like that.” The hicups had stopped. He was deathly serious. “There's some really bad data coming out.” <text:line-break/><text:line-break/>“Like what?”</text:p>
      <text:p text:style-name="P5"/>
      <text:p text:style-name="P5">“Stuff you don't want to hear man. It isn't anything important for now”</text:p>
      <text:p text:style-name="P5"/>
      <text:p text:style-name="P5">“Tell me”</text:p>
      <text:p text:style-name="P5"/>
      <text:p text:style-name="P5">“It is egg head accounting stuff. Don't worry about it.” said Dreth<text:line-break/><text:line-break/>“We still going to get our bond?” Asked Daginal</text:p>
      <text:p text:style-name="P5"/>
      <text:p text:style-name="P5">“You'll have your bond buddy.” </text:p>
      <text:p text:style-name="P5"/>
      <text:p text:style-name="P5">“If I have my bond and I'm on the board- what could possibly be bad news? <text:line-break/><text:line-break/>“Nothing” said Dreth with eyes downcast. He sighed again. They hiked up further and further from the lake of firelake. The shacks and workshops near the forest were overgrown with moss. Many were slung like pits into the earth and people looked up at Dreth and Daginal and Ghost. One such boy followed them with his eyes from horizon to horizon of the edges of his world, until they were lost in the smoke. His fat little hands made grasping motions at the wagging tail. But they were gone. </text:p>
      <text:p text:style-name="P5"/>
      <text:p text:style-name="P5">WORDCOUND 41127<text:line-break/><text:line-break/>Daginal felt a fear in the poor side of town. Like the failure and lack could reach up and infect him. <text:s/><text:line-break/><text:line-break/>He looked around at the places and people that they passed. The garbage that lined the corners of the streets. <text:line-break/><text:line-break/>“We better get that bond. There's no way we can live like this. </text:p>
      <text:p text:style-name="P5"><text:soft-page-break/></text:p>
      <text:p text:style-name="P5">Dreth laughed. “I already live like this. Not much changing for me. <text:line-break/><text:line-break/>Sorry I didn't mean. <text:line-break/><text:line-break/>I know- rich boy is having to look down the barrel of poverty- not so pleasant now is it? I think that's half the reason they send you out to do your startups- Put the fear of the gutter in you. Don't worry. I'll help you out if you have to street rat. Speaking of... rat's not so bad! Ever tried it? </text:p>
      <text:p text:style-name="P5"/>
      <text:p text:style-name="P5">No I haven't- are we close? <text:line-break/><text:line-break/>He lives just up this section here. <text:line-break/><text:line-break/>They turned into a row of slums that raised gently on a slope so each roof was slightly higher than that of the roof before it. In the center was a set of worn stone stairs, and a gutter that was filled with refuse and ran steadily with a foul smelling red liquid. The homes that faced the stair case were open shops with living space in the rear. <text:line-break/><text:line-break/>Dagnial looked as each stair step brought him past new homes and peoples. One was a bar called the side step and a dozen people sat along a narrow platform that edged off the stairs. Another was a market stall with cheap food and drink. A third was a laundry,clothes and chemical smells waved from the steamy winds that came from that place. Tubes at the base of the laundry dripped red chemical that was the source of the reek that plauged the steps. Further up the smell was less rank and more human, body odor and urine and cooking foods <text:line-break/><text:line-break/>Dagnial was huge compared to the little man who guarded the steps. He pulled a cigarette from his lips and exhaled smoke at the pair. <text:line-break/><text:line-break/>“One two big Aryans” he spat on the deck below the entry way. “No lebesnraume here.” He pulled another cigarette from the pocket of his black zip jacket and paced. All the while making eye contact with the two larger men and pacing like a tiger. He lit the cigarette with an unseen fire that seemed to spring from his hand and while he smoked he wiped sweat from his unnaturally blonde buzzed hair and eyebrows. </text:p>
      <text:p text:style-name="P5"/>
      <text:p text:style-name="P5">Dreth made the introduction </text:p>
      <text:p text:style-name="P5"/>
      <text:p text:style-name="P5">Kim Byeong-Ok Dagnial [INSERT SHIP BUILDERS NAME] <text:line-break/><text:line-break/>You get us a ship out of here? Said Kim- <text:line-break/><text:line-break/>Let's go inside Kim. Talk more in there. Siad Dreth. He herded the glaring Kim and the staring Daginal into the low entry way. <text:line-break/><text:line-break/>Indside the room was dark, only illuminated by a few cheap vegitable cultivation tanks that had lights for the hydroponic greens that were suspended up the nutrient rich water. Daginal did not let Kim behind him but let Dreth and Kim go first. Ghost came in last sniffing and looking around the room suspiciously. </text:p>
      <text:p text:style-name="P5"/>
      <text:p text:style-name="P5">Start here- </text:p>
      <text:p text:style-name="P5"><text:soft-page-break/>Outside the reach of the small man, and with his back to the wall Daginal ground his boots into the small pebbles that made up the floor. </text:p>
      <text:p text:style-name="P5"/>
      <text:p text:style-name="P5">“The ship?” asked kim. </text:p>
      <text:p text:style-name="P5">Kim said Dreth- we talked about this. There cannot be a ship until he's satisfied that what you have here is worth the risk. Need you to give some here. </text:p>
      <text:p text:style-name="P5"/>
      <text:p text:style-name="P5">Across the room Kim continued pacing. Past the last hydroponic tank, and then back around to the opposite wall. “I'll give some but can he take it?” <text:line-break/><text:line-break/>Daginal noticed for the first time that the man had a slight limp. And one of his boots was tied and bound. </text:p>
      <text:p text:style-name="P5"/>
      <text:p text:style-name="P5">Yes he can- started Dreth but Daginal interuped. <text:line-break/><text:line-break/>“You want to fight me?” <text:line-break/><text:line-break/>“Yes I do, big Aryan. Yes I do.” Daginal noted the old word for his family phenotype. Race, was a concept the Barbast taught against. And that companies strove to train out of their employees. But it hung on- like supersition and magic of blessing ships before they strode into space. <text:line-break/><text:line-break/>Daginal smiled. “I'll spar with you- but no weapons, and nothing lasting. I'm not here to pay your medicals.” </text:p>
      <text:p text:style-name="P5"/>
      <text:p text:style-name="P5">Worry about your own medicals, and keep the wolf out of it. Said kim. </text:p>
      <text:p text:style-name="P5"/>
      <text:p text:style-name="P5">Daginal nodded to Dreth- Check him for weapons. And come do the same to me. He turned to spectre- </text:p>
      <text:p text:style-name="P5"><text:line-break/>“Spectre- door- and stay. The big animal (FUCK CHANGE THE NAME OF THE DOG IT CANNOT BE GHOST THATS JOHN SNOWS DOGS NAME.) Stared a cold threatening stare at kim, but stood guarding the door. Outside the bussle of the street slipped in muted, <text:s/>indistinct voices passed by, a child laughed and a food seller chanted his wares. <text:line-break/><text:line-break/>Dreth moved to Kim and patted him down. His fingeres touched then grabbed at Kims belt, he pulled a pair of long, thin knives from Kim's skilken black jacket. <text:line-break/><text:line-break/>“one for each of us?” <text:line-break/><text:line-break/>Kim only glared. The knives clanked as Dreth put them in his own belt. Alright he's unarmed. <text:line-break/><text:line-break/>Daginal nodded. The concrete walls of the warehouse room were moist. The hydroponic tanks made the already hot night humid. Daginals leather skin jacket stuck to his body he grunted and flexed his wrists in a peculuar way. Two angry hunks of printed plasti-steel slipped from unseen pockets and into his hands- spiked knuckles. <text:line-break/></text:p>
      <text:p text:style-name="P5">“And I brought two just for him. Used to hostile negotiation Kim?” Dag put the weapons in Dreths hands and struggled out of the sticky leather. <text:line-break/><text:line-break/>“crocodiles don't leave home without their teeth-” said Kim. <text:line-break/><text:soft-page-break/><text:line-break/>“Do you always start negotiations like this Kim? I'm game, but might be hard to take this to the bond investers if you need to fight them before you can do business.” <text:line-break/><text:line-break/>Rich boys and their play companies. I don't care about your bonds. Get me a ship.” <text:line-break/><text:line-break/>“We'll see.” </text:p>
      <text:p text:style-name="P5"/>
      <text:p text:style-name="P5">Dag cracked his neck. Then looked at Kim. He was a martial, that was for certain. Fast. Wiry muscle. But Dag stood almost a foot taller, and a hundred pounds more weight. He liked the odds. </text:p>
      <text:p text:style-name="P5"/>
      <text:p text:style-name="P5">Dreth motioned them both to opposite sides of the room and started, like a referee to list the rules<text:line-break/>“No broken bones, no eye gouges, no groin kicks. Head strikes and broken teeth are to be avoided. No weapons- and watch the hydro tanks.” Motioning to the heavy plastics around “Victory conditions are an opponent taps or submits. Three rounds.” He made a fist, and held it aloft. When he brought it down Kim was already leaping a high kick aimed at Daginals head. Dag brought his arm up, just fast enough to block. Kim landed on his toes, then struck again. <text:line-break/><text:line-break/>The fight was fast paced. Kim was a quick striker and moved nimbly around Dag's guard. But as he'd suspected the smaller man lacked the power to do him any real harm. Dag circled slowly, and deflected fast kicks, and fury strikes. Some he was too slow to guard agaisnt. The punches landed on his tensed core but did not pain him. <text:line-break/><text:line-break/>Sentinal Specre watched and growled low but did not disengage from the stay. Dreth moved around the men watching, ready to intervene. <text:line-break/><text:line-break/>Daginal watched. There- he said to himself. That right leg- the bound one. He is slower off that leg. He blocked strikes again- and waited for the right leg to be the <text:line-break/><text:line-break/>“There! Kim jumped off the leg and it was just enough for Daginal to land a right to the man's chest. Daginal charged forward while kim was off balance and threw more big punches two missed- but the third landed on Kims crossed arm block. <text:line-break/><text:line-break/>“There we go” Said Dag to himself as he grabbed the smaller man's arm. His hands fit round it and clenched, strikes began to land fast- Kim was in danger and he knew it. But Dag did not let go. </text:p>
      <text:p text:style-name="P5"/>
      <text:p text:style-name="P5">Dreth moved out of the way as the two men came to the ground. More strikes from Kim, faster, desperate. Daginal grappled him, pulling the arm close then wraping the smaller man in a bear hug, he turned his shoulder to the ground and drove Kim into the pebbled floor with a crunch. <text:line-break/><text:line-break/>“Just a matter of time now said Dag. He weathered more blows- but he was on top and his weight would wear out the furry and speed. Angle for a hold- and he got it. Leg pinned, arm held Kim was in a bad spot. Dag smilled as the punches grew slower, softer. <text:line-break/><text:line-break/>Submit? He breathed quietly- Kim only yelled and knee'd Dag's ribs. Particles of dust filled the air from the wrestling men, and little bits of old hydro plants clung to their shirts and hair. </text:p>
      <text:p text:style-name="P5"/>
      <text:p text:style-name="P5">Like a boa constrictor Dag worked his body around Kim's shoulders until he held one arm pinned with the weight of his upper body, another tucked underneath in a hold, and his face was too far away for <text:soft-page-break/>kicks. But his one heavy muscled arm was free. He struck. Body blows- then face. He was getting back all the punishment he'd taken and more- </text:p>
      <text:p text:style-name="P5"/>
      <text:p text:style-name="P5">Dreth interevined. That's enough. Kim and Daginal disengaged. <text:line-break/><text:line-break/>Alright that round goes to Dag. Kim brushed the plant off of his shirt, and wiped the sweat from his face. His right eye was beginning to swell. Dag dabbed a bleeding cut on his chin. </text:p>
      <text:p text:style-name="P5"/>
      <text:p text:style-name="P5">“Level the ground out- Said Kim and motioned to a long rake against the entry wall. Dreth walked over to it and wound his hands past the electrical conduit that snaked from the roof to the breaker box, Sential wove her head around the man, never taking her eyes off Kim. <text:line-break/><text:line-break/>It's ok Sential. We're almost done here. <text:line-break/><text:line-break/>Kim laughed. “yes- yes you are big aryan. Almost done.” <text:line-break/><text:line-break/>Daginal shook his head. Where did the man's confidence come from? Whatever he was holding back would have to be very potent to change the score. </text:p>
      <text:p text:style-name="P5"/>
      <text:p text:style-name="P5">Dreth had raked the stones back into a flat even surface. Long zen garden waves reached from Daginal out to Kim The big depression where they'd grappled looked clean and lighter than the rest of the floor. Daginal could smell cigarettes in Kim's sweat- his nose flared at the smell still on him from the grapple. </text:p>
      <text:p text:style-name="P5"/>
      <text:p text:style-name="P5">Again? Dag asked. Kim removed his shirt, and underneath was a perfectly executed <text:s/>swirl of ocean spray. A tattoo that seemed to ripple with his movements. A dragon, a tiger, and the skull of a horned beast grimaced at Sentinal. <text:line-break/><text:line-break/>Again kim Knodded. <text:line-break/><text:line-break/>This round Kim was faster still. Like an engine reving into the redline he made a reving sound now as he kicked, using his legs more to keep the bigger Daginal at a distance. Dag ducked one, only to have his legs swept out from under him, He thudded to the ground and the sound muffled back from the four concrete walls. <text:line-break/><text:line-break/>Kims brows furrowed and he bared all his little white teeth in a snapping snarl high pitched and satisfied. </text:p>
      <text:p text:style-name="P5"/>
      <text:p text:style-name="P5">Picture of what Kim might look like. </text:p>
      <text:p text:style-name="P5"><text:s/>https://www.imdb.com/name/nm1366028/mediaviewer/rm2593308160/?ref_=nm_ov_ph</text:p>
      <text:p text:style-name="P5"/>
      <text:p text:style-name="P5">Daginal drew himself up again. “The leg- play that leg again. And kick him back if he wants to go for shots.”</text:p>
      <text:p text:style-name="P5"/>
      <text:p text:style-name="P5">Slow delebrate leg kicks- followed by big jabs. Daginal struck his fist against a hydro tank and the water and plants jostled. Little fish who ate the waste swarmed from the open to the root branches of the plant mat. Kim was gone before the blow landed. </text:p>
      <text:p text:style-name="P5"/>
      <text:p text:style-name="P5">Start here. </text:p>
      <text:p text:style-name="P5"/>
      <text:p text:style-name="P5"><text:soft-page-break/>Dust jostled from the ground spiraled in the air and arcs of it were visable from the beams of light falling through cracks in the roof. More big swings from Daginal and Kim dogedged and dodged again.</text:p>
      <text:p text:style-name="P5"/>
      <text:p text:style-name="P5">The last strike, and Dag caught the leg. He could see intense pain cross Kim's face and he smelt what he thought was smoke for a moment. Furious kicks from the one free leg but the second round was going to end just like the first- With Daginals superior weight bearing down on Kim. <text:line-break/><text:line-break/>Dreth pulled the two fighters apart <text:line-break/><text:line-break/>Ok enough- no reason to kill each other- “Kim its ok to give when you're beat like that. Don't have to get killed for your pride.”</text:p>
      <text:p text:style-name="P5"/>
      <text:p text:style-name="P5">“Pride is all some of us have-” Said Kim.</text:p>
      <text:p text:style-name="P5"/>
      <text:p text:style-name="P5">Daginal wasn't impressed. “We came down to this slum to see me beat this man? How and why would we want to let them near an unlicenced ship? Dreth missed on this one”</text:p>
      <text:p text:style-name="P5"/>
      <text:p text:style-name="P5">Dreth motioned the two men to opposite sides of the room again, but Dag started to slide his arms back into the hooded jacket. <text:line-break/><text:line-break/>“I think I've seen enough here- whatever you're doing isn't working. I think we'll have to pass on this one.”</text:p>
      <text:p text:style-name="P5"/>
      <text:p text:style-name="P5">Kim was between Daginal and the door. He closed his eyes and exhaled “if you can get past me- you can pass. If not- you take three runs a week.” </text:p>
      <text:p text:style-name="P5"/>
      <text:p text:style-name="P5">Daginal smilled. “He's baiting you he thought. “Don't fall for it.” <text:line-break/><text:line-break/>“If I can't get past you- then we have a regular business meeting, not a sparing session. That's all. I'm not agreeing to anything without proper terms.” <text:line-break/><text:line-break/>Kim just stood in front of the door. And Dreth threw him what Dag recognized as the little baggie with the skull shaped print. Kim bit the baggie top off and then crushed the crystal in his palm and rubbed the little shards together across his skin. </text:p>
      <text:p text:style-name="P5"/>
      <text:p text:style-name="P5">Then kim made a sound. Eerie. A wail from somewhere like child screaming and then a chugging, engine noise. Then the smell of smoke. Kim shuddered and Daginal felt a pitty for whatever was inside him making that noise.</text:p>
      <text:p text:style-name="P5"/>
      <text:p text:style-name="P5">Daginal dropped his jacket. It crumpled on the small dusty stones of the drainage floor. This round would be different. This man was now a threat. His punches faster, they seemed to howl as he stroked his fist through the air. <text:line-break/><text:line-break/>I have to move faster he thought as the shorter man jumped and kicked again.<text:line-break/><text:line-break/>It started with a wild high kick that struck his own blocking arm against him so hard that the bone ached. “His shin bone connected with my radius- that should have hurt him just as much as it did me.” But Daginal saw absolutely no pain cross the Kim's face. </text:p>
      <text:p text:style-name="P5"/>
      <text:p text:style-name="P5"><text:soft-page-break/>Thinking as he fought off more stikes. He feels no pain- No, he has to be feeling something- that noise was of a wounded creature- a heart crushed in a bear trap would make that sound. </text:p>
      <text:p text:style-name="P5"/>
      <text:p text:style-name="P5">Sential barked as he dodged, he could see the tennis shoe strings of spit flying from her mouth, as angry as she was- she wouldn't move until he said. </text:p>
      <text:p text:style-name="P5"><text:line-break/> Arm tucked tightly around his temples, he dodged quikc kicks and fast strikes that had power and hiss behind them <text:s/>He had to lunge to one knee to get under another kick to the face.</text:p>
      <text:p text:style-name="P5"/>
      <text:p text:style-name="P5">Kim saw the openeing. Oppenent off balance in a <text:s/>deep squat and he capitalized on it.- Face full of excitement he dove at daginal and this time it was the bigger man's turn to endure some punishment. They rolled back in the gravel. This close Daginal could hear the deep growling wimpers and screams in Kims chest and it sounded like the ripping of metal when an old junk ship has he hull torn off. </text:p>
      <text:p text:style-name="P5"/>
      <text:p text:style-name="P5">Daginals shoulder dug a furrow in the gravel where it struck and dug. He was getting hit. Damn he was so much faster! <text:s/>His blood spattered the cheap white plastic of the hydroponics. </text:p>
      <text:p text:style-name="P5"><text:line-break/>Trying hard to defend- he was also fascinated with what the hell was happening to Kim. He was trading an ass whopping for data- and what he was seeing interested him. The man's face was a mask of satisfaction, but the horrible whine of torment was unmistakably emanating from him. A scream from a closed mouth that did not abate with breath or exhale. </text:p>
      <text:p text:style-name="P5"/>
      <text:p text:style-name="P5">Kim broke his fist on Daginals eyesocket, which also fractured. <text:line-break/><text:line-break/>ENOUGH! Called dreth ending the fight.<text:line-break/><text:line-break/> Dag stood and offered his hand, “That was extreemly interesting. Whatever you're taking seems like it could be very marketable.” Kim laughed but couldn't get the sound finished and coughed. He then took Dag's hand and bowed. </text:p>
      <text:p text:style-name="P5"><text:line-break/>We should see to that eye- His reflection in the hydro tanks the blood pooling in his sclara made one white eye blood red. </text:p>
      <text:p text:style-name="P5"/>
      <text:p text:style-name="P5">Dreth opened a little medical kit and began to doctor both men. Kim stood in the corner and was breathing deeply. </text:p>
      <text:p text:style-name="P5"/>
      <text:p text:style-name="P5">“what was that- that last kick into gear? He was another fighter.” Asked Dag.<text:line-break/><text:line-break/>“I don't know. You know how hantonese are- he won't tell me anything. But they want an unregistered engine- they say they can provide us with over five hundred thousand settsari a month if we can move whatever it is they've got.” <text:line-break/><text:line-break/>“Tempting- but that could just be a ploy to get the engine out into an ambush.” <text:line-break/><text:line-break/>Dag grunted as Dreth jabbed a quick growth shard in the fracture. A little splinter of quick deviding stem cells would fast patch the broken bone in the <text:s/>quickly swelling eyesocket. </text:p>
      <text:p text:style-name="P5"/>
      <text:p text:style-name="P5">“Absolutly it could. Want to ask for a deposit?” </text:p>
      <text:p text:style-name="P5"/>
      <text:p text:style-name="P5"><text:soft-page-break/>“I do. And I want to know exactly what the hell that stuff is. Grab the vital scan we should see what's happening inside him. Did you hear that noise?”<text:line-break/><text:line-break/><text:line-break/>Turning quickly they both stepped towards Kim. He was leaning against the concrete outer wall sweating hard. <text:line-break/><text:line-break/>“So you see rich boys- how the hantonese can fight?” He seemed off. Drunken. <text:line-break/><text:line-break/>“That was impressive Kim. I haven't been roughed up like that since I stole my fathers credit card and got caught buying a girl some jewelry.”<text:line-break/><text:line-break/>“I would have stolen for her too what a face!” <text:line-break/><text:line-break/>“Kim do you mind if we look you over- can you tell us what it is you've taken? What are the effects?” <text:line-break/><text:line-break/>Kims face was grave again- and he stood- with some difficulty. <text:line-break/><text:line-break/>That's not the deal- I don't tell you anything. You are just middle men- And I cannot trust rich aryans. </text:p>
      <text:p text:style-name="P5"/>
      <text:p text:style-name="P5">Well we're having a similar trouble. You understand what an unregistered engine is worth don't you? You'll have to give us something- besides- I'm not going to create an army of junkies. The Barbast is bad enough. Doesn't that substance have addicitive properties?. </text:p>
      <text:p text:style-name="P5"/>
      <text:p text:style-name="P5">Kim didn't say anything but grimaced and looked into one of the hydroponic tanks. Sentinal panted her eyes flitting from Kim to Daginal. <text:line-break/><text:line-break/>Here Sentinal. The dog strode to His side turned and glared at Kim and growled. <text:line-break/><text:line-break/>“Alright. Seems we're at an impass.” he raised his hand to Dreth and the two of them strode out of the squat hydroponics building. </text:p>
      <text:p text:style-name="P5"/>
      <text:p text:style-name="P5">Get ahold of us- if you want to do a deal – but we're not moving anything without any information. <text:line-break/></text:p>
      <text:p text:style-name="P5">Kim nodded but said nothing, his face a stoic mask with tendrils of pain fire shining dully around the edges. </text:p>
      <text:p text:style-name="P5"/>
      <text:p text:style-name="P5">Outside the hydroponics building the humidity dropped significantly. Daginal could feel the dryer air drinking hungrily at the sweat on his skin. </text:p>
      <text:p text:style-name="P5"><text:line-break/>The two men strode down the steps- and Dreth motioned to the side step, the bar they'd passed on the way up. </text:p>
      <text:p text:style-name="P5"/>
      <text:p text:style-name="P5">Old ships seats made up the bar stools, scavenged from a dozen different styles and makes. Dreth sat in a Camsoil 155 seat that daginal recognized, a common scout. He leaned down into a carved wooden piece that looked brand new. <text:line-break/><text:line-break/>“Look at this” said daginal to dreth. Sential scooted in the space between the bar seats and the bar, looking back at the street, she lay alert just under Dags boots.</text:p>
      <text:p text:style-name="P5"><text:soft-page-break/>“This old prenel wood used to be used all over. Marvelous stuff.” He gouged a hunk of it out of the chair with his plasti-steel knuckles then tipped a cup of water over it. <text:line-break/><text:line-break/>The hunk began to grow back at a rapid rate. <text:line-break/><text:line-break/>“By the time we've finished here that part will be good as new.” </text:p>
      <text:p text:style-name="P5"/>
      <text:p text:style-name="P5">“What about you- going to be good as new? That man could fight. Wouldn't wwant to see him <text:span text:style-name="T1">with </text:span>the knives.” </text:p>
      <text:p text:style-name="P5"/>
      <text:p text:style-name="P5">“I'll be fine. Hydrators- two with salt and sugar please- pitch pine if you have it. ” Motioned Daginal to the bartender who did not look up from the book he was reading- but just poured mechanically- fingers used to where every cup and shaker was by long experince. <text:line-break/></text:p>
      <text:p text:style-name="P5"/>
      <text:p text:style-name="P5"><text:line-break/>“He'll call you. There's no one else that has even close to the capacity you do. Or an unregistered. He'd have to break it up into a hundred shipments just to get one load across-” The drinks they'd ordered clinked in front of them, the bar tenders hands feeling the coins placed there deemed them acceptable specie clanked them into an open til and turned a page his index finger.<text:line-break/><text:line-break/> The glasses hissed audibly, overflowing with yellow sweet juice. sprigs of pine fronds snowed with course salt sunk into the milky yellow fizz. It tasted like pineapple and a touch of bitter hops. Dag's was half gone in a swallow but Dreth only sipped his. </text:p>
      <text:p text:style-name="P5"/>
      <text:p text:style-name="P5">“So he's got something that can turn a decent fighter into a devision champion. Where do we take that? The fight towers? Get involved in gambling? The arms contractors surely have seen whatever it is he's taking- so it be no used to try to sell them a compound they probably already have, an is most likely illegal outside defense settings”</text:p>
      <text:p text:style-name="P5"/>
      <text:p text:style-name="P5">“No that's the angle. He says no one knows about this”<text:line-break/><text:line-break/>“Wrong. A hundred thousand research scientists work for GARM Research- They've slammed together every possible variation of molecule at this point, and patterned everyone of them.”<text:line-break/><text:line-break/>“He says- no one knows about this that's why it is so valuable.”</text:p>
      <text:p text:style-name="P5"/>
      <text:p text:style-name="P5">Daginal clacked his cup back onto the bar and looked at dreth with a disbeleving eyebrow raised. <text:line-break/><text:line-break/>“He's a street hustler on the bad side of the lake- where would he get something like that?”</text:p>
      <text:p text:style-name="P5"/>
      <text:p text:style-name="P5">Dreth leaned forward in his seat, into the bar, so a departing woman could get passed him- </text:p>
      <text:p text:style-name="P5"/>
      <text:p text:style-name="P5">“Hanton is a whole half a galactic section- you don't think they have some ancient ancestral magic somewhere? Something we've never seen?” <text:s text:c="2"/>said dreth settling back into his seat. <text:line-break/></text:p>
      <text:p text:style-name="P5">“I know someone who could find out.” come on finish that- and we'll go see if this crystal fire is worthwhile.” </text:p>
      <text:p text:style-name="P5"/>
      <text:p text:style-name="P5"><text:soft-page-break/>The two men walked down the steps and back into the bowl of the lower section of firelake. Each step they took brough them further and further away from poverty. The shops and businesses grew nicer, each a more complex and intigral part of outfiting and repairing spacecraft. From the land of nut and bolt sellers past the offices of engine brokers. </text:p>
      <text:p text:style-name="P5"/>
      <text:p text:style-name="P5">Dreth put his empty glass in a garbage container that rose from its hidden position in the earth to meet it, then sunk back, the earth sealing perfectly around it's top. The flowers and <text:s/>did not waiver at the motion. Two huge trees marked the lower repair gates. White banners hungfrom them, the trunks wrapped in silver wire that were just visable through the smoke. </text:p>
      <text:p text:style-name="P5"/>
      <text:p text:style-name="P5">The trees had grown in a key hole shape. The exact shape of a utility tug pulling an engine, in fact the tug moving now past the open wrought steel gates looke like a missing puzzle piece it fit the two towering watchers of wood so well. </text:p>
      <text:p text:style-name="P5"/>
      <text:p text:style-name="P5">Guards challenged them at the gate- but their student passes got them inside. Students were allowed into every business, to try to make deals to forge their startups. The guard looked long on Daginals. <text:line-break/><text:line-break/>“Getting kind of close aren't we master Kestilgar? That thing expires soon.”</text:p>
      <text:p text:style-name="P5"/>
      <text:p text:style-name="P5">“Brother I'm aware of that. Got any good business ideas?” the man smiled and leaned against his halbred. <text:line-break/><text:line-break/>“You could start making these again-” and nodded to the double barreled onately engraved poleaxe he held. <text:line-break/><text:line-break/>“Those are beautites aren't they- look at the engraving on yours.” Said Daginal</text:p>
      <text:p text:style-name="P5"/>
      <text:p text:style-name="P5">“And over five hundred years old- and not a scratch on the wood.”<text:line-break/><text:line-break/>Self healing right?<text:line-break/><text:line-break/>“That's right! I didn't think you'd konw about that. She a .44 calibre” look at the barrels. Along side the fullers of the blade were roaring eagle's heads each with a <text:s/>laser barrel poking out from the beak. <text:line-break/><text:line-break/>Ahhhh the eagle school. Your fathers must have fought in the resistance- before the merger?”<text:line-break/><text:line-break/>We are all loyal corporation men now sir- but yes this old girl's put a hole in many a paymasters pocket as my great uncle used to say.”</text:p>
      <text:p text:style-name="P5"/>
      <text:p text:style-name="P5">“every guard has a story that is better heard over a bottle and with outbusiness to attened to” Said Dreth. </text:p>
      <text:p text:style-name="P5"/>
      <text:p text:style-name="P5">Sorry master students- on your way. But if I had to make some coin- I'd make 'em like they used to. More guards son's than ancestral weapons now, and no one wants to hire a man without a blade or a slide action that's at least two hundred and fifty- appearances you know!” </text:p>
      <text:p text:style-name="P5"/>
      <text:p text:style-name="P5">“We'll keep it in mind” Said daginal. “Any make you a shareholder if it comes through” </text:p>
      <text:p text:style-name="P5"/>
      <text:p text:style-name="P5">As they walked inside the engine yard- they could hear the other guards ribbing the man <text:line-break/><text:soft-page-break/>“You a shareholder!” and “Well excuse me your lordship” as one mock bowed. <text:line-break/><text:line-break/>“You've got a way with people man” <text:s/>Dreth</text:p>
      <text:p text:style-name="P5"/>
      <text:p text:style-name="P5">“I just like to listen. Make them feel heard. Too bad being nice to people doesn't make any money. Now come on he's just up past here.” They weaved their way past utility lifts hoving engines around, like young mahouts between the sides of elephants. Their boots were constantly arched forward on the climbing angle of the paving stones- every step the sloped yard got higher, and higher until looking back they could see out into the city and the lake, and if Daginal squinted he could just pick out the sidestep where they'd been drinking. <text:line-break/><text:line-break/>“Well what do you think, want to make ancestral wheel locks and sabres?”</text:p>
      <text:p text:style-name="P5"/>
      <text:p text:style-name="P5">“there's nothing wrong with being an employee. But I think we'd be on the fast tract out of our program with that idea, ”</text:p>
      <text:p text:style-name="P5"/>
      <text:p text:style-name="P5">“No guard <text:s/>couldn't pay what we'd need to make. And if there isn't anything wrong with being an employee- why go through the trouble of all this?” <text:line-break/><text:line-break/>They both knew why. Neither said it. Daginal thought of all the world that would be shut to him if he couldn't make startup. Physically- he'd loose access to 60% of the city. Employees couldn't travel the way he could- and that was just planet side. He'd loose his student starfreighter pass. Marriage prospects, friendships, connections. </text:p>
      <text:p text:style-name="P5"/>
      <text:p text:style-name="P5">“I read a study-” a sizzling sound like electric bacon frying drowned out what he was saying incredible blue light filled the grove as a welder knitted a meal shell to an engine. <text:line-break/><text:line-break/>“You read a what?” Shouted daginal over the din<text:line-break/><text:line-break/>“I READ A STUDY THAT SAID” and the sound stopped but Dreth kept shouting<text:line-break/><text:line-break/>“FAILED STARTUP STUDENTS ARE 40% LESS LIKELY TO ACHIEVE MAJOR LIFE MILESTONES.”</text:p>
      <text:p text:style-name="P5"/>
      <text:p text:style-name="P5">“That's encouraging.” said daginal at a normal voice. “It keeps the corporations strong. Not much care for what it does to us though.”<text:line-break/><text:line-break/>“I'm just saying failure isn't a path we want to go down.”</text:p>
      <text:p text:style-name="P5"/>
      <text:p text:style-name="P5">“I keep making the right turn off failure street, but end up back there again.” </text:p>
      <text:p text:style-name="P5"/>
      <text:p text:style-name="P5">“Not this time” </text:p>
      <text:p text:style-name="P5"/>
      <text:p text:style-name="P5">The arrived at a tall covered pavilion. Three pillars that held the roof were steel Ibeams New and polished with fuel weavers runes and air fuel mixutre calculations The last was an oilwood tree that only grew in wastes and petrol byproducts. This one was three stories and well fed. It towered over the roof which was covered in it's incredibly flamable needles and cones. <text:s text:c="2"/>There were no walls but a for the oilwood corner and a bank of high test machines between ibeams. <text:line-break/><text:line-break/><text:soft-page-break/>Carb- said daginal</text:p>
      <text:p text:style-name="P5"/>
      <text:p text:style-name="P5">“Hey Mr. <text:s/>Kelgisar.” what can I help you with? The tall man stepped from behind the engine slung from chains from the supports of the ibeams of the pavillion. Oblong and gaping mouthed it looked like it would swallow the spider of a man that was Carb. He wiped his hands on a rag- then held one out to shake. </text:p>
      <text:p text:style-name="P5"/>
      <text:p text:style-name="P5">They clasped hands and the veins stood out on Carbs arm. He was sweating- and wiped his forehead with his other arm. <text:line-break/><text:line-break/>“Dreth Quadi- Carb Venturi, <text:s/>Carb- Dreth” <text:line-break/><text:line-break/>“Mr Quadi.” </text:p>
      <text:p text:style-name="P5"/>
      <text:p text:style-name="P5">Dreth matched his formal tone with “Mr. Venturi beautiful workshop you have here.” <text:line-break/><text:line-break/>“Wait til you see it fire! That's when the real fun begins. I'm doing a test run on the Pathinan Black 104 here. She's not fueling right. You want to stand for a test?” </text:p>
      <text:p text:style-name="P5"/>
      <text:p text:style-name="P5">“Absolutly.” said Dreth</text:p>
      <text:p text:style-name="P5"><text:line-break/>“Good. We'll have some fireworks, then I can help you with your startup. Come on down. ”</text:p>
      <text:p text:style-name="P5"/>
      <text:p text:style-name="P5">he motioned to a light grey colored concrete bunker that was sunk into the rich red dirt of the repair circle floor, barely above the level of the earth. <text:line-break/><text:line-break/>“You two get in there, and i'll be right down after I tweak these fuel lines.” <text:line-break/><text:line-break/>The two students walked the tight flat stairs of the bunker- and looked out at the naked engine, fuel lines, wires, cooling and air ducts wound round it in a labarinthe snarl. </text:p>
      <text:p text:style-name="P5"/>
      <text:p text:style-name="P5">They watched as Carb wrenched on the shell of the smoke sooted void. Like a harvestman he bobbed across the top, then flipped and hung from his long arms from the top lip of the engine mouth, and dropped to it's lower edge. His devotions half work half worship. </text:p>
      <text:p text:style-name="P5"/>
      <text:p text:style-name="P5">On the ground he scrawled more calculations against the steel beams then knelt in front of the oil wood tree and wispered some secret words. A green jerry can sat open at the well worn kneeling spot- and he glugged a long stream of fuel into the open waiting membrane of the tree's roots, they wove like gnarled <text:s/>mighty veins among the red dirt, then bifurcating to black mycelium that lapped hungrily at the oil and grime of the workshop. <text:line-break/><text:line-break/>With a jump and a shout he bypassed the stairs and was jostling among the two with a hollar-<text:line-break/><text:line-break/>“I'm sure I've got it now- line number four was splinter corroded. Really hard to find those- the line looks perfect from the outside- have to ride the gas with a scope and look inside”</text:p>
      <text:p text:style-name="P5"/>
      <text:p text:style-name="P5">He pulled on helmet, ear protection, goggles and heat vest from the pile of safety gear strewn round the corners of the bunker. <text:line-break/><text:line-break/><text:soft-page-break/>“Ready gentelmen?” His hand hovering over the red and yellow striped pull switch- </text:p>
      <text:p text:style-name="P5"/>
      <text:p text:style-name="P5">Dreth and Dag followed his lead and donned gear. Dag draped a fire vest over Sentinal and clasped his hands tight over her ears. </text:p>
      <text:p text:style-name="P5"/>
      <text:p text:style-name="P5">Alright now watch that monitor- A white read out hung from the wall. A red line streaming across the bar graph of time and thrust, bouncing at zero. <text:line-break/><text:line-break/>“FIRING!” Shouted carb and a high pitched whine and hard hiss of gas like air escaping a pressurized vessle then the naked <text:s/>black void of the engine came to roaring life with blue fire and a tremendous suction. Air flowed in vast quantities down the depths and launched out the tail in a pulsing jet of concentrated blaze. The red line on the readout shot hyperbolic. <text:line-break/><text:line-break/>“Look at her strain the chains!” Said Carb- “She'll do twenty four thousand pounds of thrust watch”<text:line-break/><text:line-break/>Feathering the throttle switch he gave her more fuel and she lurched even harder seeming to want to suck them down the endlessly hungry intake. </text:p>
      <text:p text:style-name="P5"/>
      <text:p text:style-name="P5">Twenty two thousand- twenty three- read carb from the read out. The engine's flame jetted further into the burn stone testbed, and then the oilwood burst into flames.<text:line-break/><text:line-break/>“THAT”S MY GIRL! THE GODS APPROVE!” The needles went up in orange wreaths of fire but the wood remained unburnt. Popping cones exploeded and the built up ditrius on the roof made a pyre. And for a moment the jet of the engine paralel, and the vertical fires of the roof <text:s/>looked like two asteroids about to collide. <text:line-break/><text:line-break/>“Twenty four thousand!” Shouted Carb and Sential barked, her tounge out in a loling smile- not understanding but a part none the less. </text:p>
      <text:p text:style-name="P5"/>
      <text:p text:style-name="P5">With a wispering glide- Carb pushed the trottle closed and the empty maw was dark again but for a dull red glow fading with a slowing whine. </text:p>
      <text:p text:style-name="P5"/>
      <text:p text:style-name="P5">Carb was out of the bunker and patting the engine. <text:line-break/><text:line-break/>“Spectacular. Just wonderful. Thank you old one” and he nodded to the oilwood tree that was naked of needles. Ciders glided to the ground from the dying roof fire, the steel unharmed. All aorund them little oilwood cones had left pock marks like fireworks- but inside a tiny flash of green marked a new sprout. </text:p>
      <text:p text:style-name="P5"/>
      <text:p text:style-name="P5">“Now what can I do for you two?” </text:p>
      <text:p text:style-name="P5"/>
      <text:p text:style-name="P5">“I see why you do what you do Mr. Venturi. Taking an engine from non-operational to that show of power must be quite rewarding”</text:p>
      <text:p text:style-name="P5"/>
      <text:p text:style-name="P5">“Ahhh it is! And I am lucky to have such an old teacher. Many field tuners have to check their calculations with a oilwood no higher than me! But this grandfather keeps me very fortunate.”</text:p>
      <text:p text:style-name="P5"/>
      <text:p text:style-name="P5">The three of them stood now before the shrine of a tree. Where the green needles hand covered before, charts and tables of calculations and wires of wreathed prayers could be seen connected to the wood. Pictures of other men and women, who bore a resembelance to Carb- stood at each junctoin of trunk <text:soft-page-break/>with branch.”</text:p>
      <text:p text:style-name="P5"/>
      <text:p text:style-name="P5">“It's fire damaged though?” <text:line-break/><text:line-break/>“Ohhh! You've never seen an oilwood before? Come we'll make a believer out of you.” <text:line-break/><text:line-break/>Carb took Dreth's arm, while Daginal walked slowly around the far side of the engine, tracing lines with his eyes. Sential watched him, but chewed an unburnt cone from the ground. <text:line-break/><text:line-break/>Standing near enough to touch Carb gave Dreth an introduction to oilwoods with a missionary zeal. <text:line-break/><text:line-break/>“For hundreds of years this ring of the engine works has been where dead engines are brought back to life. See that photo? That's my grandfather. He worked on the Keller 442's. And my father the International 444's. Before them- back before grand Dad was a company man. <text:line-break/><text:line-break/>Before the elevator? <text:line-break/><text:line-break/>“Oh yes long before that. I don't think they'd even planned the elevator yet. They were still working out of building number one. Two hadn't even been built. This was just forest- no gates.</text:p>
      <text:p text:style-name="P5"/>
      <text:p text:style-name="P5">“The gates went up after the second workers rebelion right? <text:line-break/><text:line-break/>“The gates went up after someone started the second rebellion as a front to steal engines- the second workers rebellion was a sad story- and this tree has seen them all.” </text:p>
      <text:p text:style-name="P5"/>
      <text:p text:style-name="P5">Carb gestured to the bare oilwood. “it would have been about this high when that happened. It is good for a man to know history- he can tell what may happen to him from hisotry.” </text:p>
      <text:p text:style-name="P5"/>
      <text:p text:style-name="P5">Dreth nodded and crossed his arms. <text:line-break/><text:line-break/>When we used work on engines here- the trees couldn't help us. We killed them. It wasn't on purpose but the fuel made them sick, and the heat- they couldn't take it. The Kestligar that was here then had a beautiful wife. My grandmother used to talk about how she'd remember everyone's birthday and come down in her white clothes and give people their favorite meal on their day. <text:line-break/><text:line-break/>“So that's how that started” Said Dreth</text:p>
      <text:p text:style-name="P5"/>
      <text:p text:style-name="P5">Yes I belive so- Carb's hand was planted firmly against the tree, and he rubbed it as he spoke. </text:p>
      <text:p text:style-name="P5"/>
      <text:p text:style-name="P5">This woman saw workers sick here in the engine pits, and the <text:s/>forest dying. The cedar on the out side ring- those are the oldest trees here- and they are alive because of her and the oilwood trees. She kept them safe. <text:line-break/><text:line-break/>The pair moved closer to the tree and Carb placed his hand on the jerry can. It made a hollow tunk as he pattted it's side. </text:p>
      <text:p text:style-name="P5"/>
      <text:p text:style-name="P5">“She came together with some scientists and made a tree that can eat bad thing we people put into the dirt. Watch- </text:p>
      <text:p text:style-name="P5"/>
      <text:p text:style-name="P5"><text:soft-page-break/>he glugged fuel into the round hollow of the trees inner most roots- and the ancient ward began to spring to life. Green needles shot from the inner sections of the lower most branches- all in a row <text:s/>like a pianist running their hands down all the keys in succession. </text:p>
      <text:p text:style-name="P5"/>
      <text:p text:style-name="P5">“look at that! Said Dreth. He laughed a little. Amazing. <text:line-break/><text:line-break/>“The tree makes peace for us- with the ground for all the terrible things we do. A mediator- You try. <text:line-break/><text:line-break/>Dreth knelt and poured fuel onto the roots. More green shot from a higher level of branches. <text:line-break/><text:line-break/>“There is so much energy in that fuel. The heart of this tree is like a little engine. Back on old terra- </text:p>
      <text:p text:style-name="P5"/>
      <text:p text:style-name="P5">“We're really getting into the fables now. Terra isn't really a place- it is an idea.” Said dreth. </text:p>
      <text:p text:style-name="P5"/>
      <text:p text:style-name="P5">Carb stood up- and looked over his shoulder at the machines that were hooked up to the engine. </text:p>
      <text:p text:style-name="P5"/>
      <text:p text:style-name="P5">“she exists. And she's listening” and nodded towards the machines.</text:p>
      <text:p text:style-name="P5"/>
      <text:p text:style-name="P5">Dreth was still crouched at the fuel can. He poured a little more on the roots, like a child with a new toy. He smiled when more needles sprung up from the lower branches. </text:p>
      <text:p text:style-name="P5"/>
      <text:p text:style-name="P5">“We'll have to disagree on that one- but tell me more about the tree. <text:line-break/><text:line-break/>“They got a clever little cell from the oceans of terra. It ate oil. All the horrid things we do to planets, the little engines clean them up for us and the wonderful lady got together with a few scientists and they put their heads together. On one hand- they had oil and fuel and waste. And on the other they had the little engine and trees dying in this grove. They put them together- took the little parts out of the engine and gave them to the tree cells. And that is how the oilwood was born. </text:p>
      <text:p text:style-name="P5"/>
      <text:p text:style-name="P5">That is clever. Maybe we should try something like that for our start up .<text:line-break/><text:line-break/>Oh you couldn't you couldn't do it. They left all the parts in the common domain- they couldn't be patented if you tried. The oil wood is for everone. </text:p>
      <text:p text:style-name="P5"/>
      <text:p text:style-name="P5">Carb was close to the tree now- He revently touched the long silver strands of wire that held plates of calculations and figures. </text:p>
      <text:p text:style-name="P5"/>
      <text:p text:style-name="P5">She helped plant these all over the engine works. Whereever things were dead- and sick. And they ate all the oil and filth. It was magic. Tune up people like me- we came to love them. We weren't sick either anymore. This was a death sentence when my grandfather was a tuner. His hands- oh god I remember his hands- soot spots and the shakes. At the end he couldn't even hold a cup of juice. I can see him concentrating and gritting his old teeth but still not being able to make those old hands stop spilling sweet cola juice all over his hands. Happened right there- And Carb pointed a spot against the tree. </text:p>
      <text:p text:style-name="P5"/>
      <text:p text:style-name="P5">“I empathise. It's difficult to watch people age isn't it? <text:line-break/><text:line-break/>He lead a good life. And we get to live in in clean green places now. And the trees love fire like we do- </text:p>
      <text:p text:style-name="P5"/>
      <text:p text:style-name="P5"><text:soft-page-break/>The needles are the only things that burn? <text:line-break/><text:line-break/>Those and the cones- he picked a cone up from the littered brush around the ground that hadn't be caught fire. <text:line-break/><text:line-break/>Little bombs these are! Watch. He lit a hand bottle blowtorch and the cone burst to life. It coiled in flames- and then <text:span text:style-name="T2">pop </text:span><text:span text:style-name="T12">blew up like a firecracker. <text:line-break/></text:span><text:span text:style-name="T12"><text:line-break/>The seeds are shot into the ground. Little shrapenel- away from the fire- safe in the dirt. </text:span></text:p>
      <text:p text:style-name="P7"/>
      <text:p text:style-name="P5"><text:span text:style-name="T12">“That is amazing- and what are all these things you've put on the tree?”<text:line-break/><text:line-break/>That's my family history. And all the notes and figures for tuning an engine. You can tell how good an engine tuner is by how old his oilwood. When an engine comes here- it is dead. Won't run. But we tinker and figure and the tree grows new needles. Sometimes it takes a long time- like you saw me now. </text:span><text:span text:style-name="T12">The tree was overgrown. Took me a long time to figure this one. But when we get it- and the engine fires. The needles burn and everyone knows another engine is alive again. <text:line-break/><text:line-break/>Daginal had finished his tour around the massive engine and was standing watching the two talk about the tree. Dreth brushed the dirt from his hands and stood up. </text:span></text:p>
      <text:p text:style-name="P7"/>
      <text:p text:style-name="P7">“Do you know all this about the trees?” <text:line-break/><text:line-break/>Daginal smilled. “Of course. I heard that same oilwood lovesong from Carbs father, when he was alive. I played in these works as a boy. Old Carb caught me trying to start an engine once. <text:line-break/><text:line-break/>Carb laughed a sing song laugh- “I remember those days! Oh he was so mad. He brought you to your father- but they were smiling at the end. What did you have to do then? <text:line-break/><text:line-break/>“I came down here every day and your father would give me chores to do. And I'm pretty sure he taught me a thing or two. Even let me start the engine I was after. ” <text:line-break/><text:line-break/>“That's right! Always in trouble this one.” Carb shook his finger at Daginal and smiled. “Alright. Enough about oilwoods. What trouble are you upto today, and how can I help?” <text:line-break/><text:line-break/>Dreth and Daginal stood near Carb in a semi circle The smoke from the fires was worse now. Forests deep in the untouched regions were burning still and the wind carried the smell. Like a ticking clock the fires reminded him of how close he was to the final of the start up. </text:p>
      <text:p text:style-name="P7"/>
      <text:p text:style-name="P7">“I hate to ask you this. But we've got some fuel here and we don't know what grade it is.”<text:line-break/><text:line-break/>What kind of fuel? <text:line-break/><text:line-break/>Its nasty stuff. Illegal. <text:line-break/><text:line-break/>“ohhh having a workers rebellion of your own then?” <text:s/>Asked carb <text:line-break/><text:line-break/>“Yes we are. Being forced to anyhow. I can't seem to get a startup off the ground and things are getting close.” Daginal was supprized at how honest he was being with Carb. Shouldn't he lie, or cover up <text:soft-page-break/>what he was doing? <text:line-break/><text:line-break/>“Well your father is the best Kastligar we've had yet- and I cannot blame you for a little extra help. Companies are tough I hear.” </text:p>
      <text:p text:style-name="P7"/>
      <text:p text:style-name="P7">Dag sighed. He should know Carb would have some sympathies. Most of the skilled tradesmen here had at least some connection to the old anti company riots, and while they were happy now- they still harbored a little law breaking spirit themselves. </text:p>
      <text:p text:style-name="P7"/>
      <text:p text:style-name="P7">He held out his hands- what have you got?</text:p>
      <text:p text:style-name="P7"/>
      <text:p text:style-name="P5"><text:span text:style-name="T12">Dreth shook another <text:s/>hunk of the {DRUGNAME} out of his pocket. He handed it into Carbs waiting palms. <text:line-break/><text:line-break/>“Crystiline. Interesting. What does it fuel? ”<text:line-break/><text:line-break/></text:span><text:span text:style-name="T12">Men. Said Daginal. <text:line-break/><text:line-break/>“Ahhh human engines. We are complex jets.” Carb had walked over the the wall of machines and tools that hung behind the bunker. It was a mobile diagnostics lab. It stood on wheels, and a frame of steel held every peculiar piece in its place. Carb was flicking switches and starting a computer. He pulled a set of glasses from his workmans coveralls and put them on, scrunching his nose under the bridge. </text:span></text:p>
      <text:p text:style-name="P7"/>
      <text:p text:style-name="P7">Daginal- who had his eyes corrected with lasers, reminded himself to send Carb to the same doctor for this help. </text:p>
      <text:p text:style-name="P7"/>
      <text:p text:style-name="P7">The hunk of reddish crystal chipped easily under carbs tools. He splayed a little of it under a white ceramic plate, and then then pressed a specialized tool to the dust. <text:line-break/><text:line-break/>“mass spectrometer. Should give us whatever you've got here in fine de.... tail. He trailed off. <text:line-break/><text:line-break/>“Didn't expect that. Where'd you get this?” <text:line-break/><text:line-break/>Can't tell you that Carb- </text:p>
      <text:p text:style-name="P7"/>
      <text:p text:style-name="P7">Alright trade secrets. But you might want to patent it is all. If someone already hasn't because that isn't in the data base. Whatever it is- isn't listed. A new molecule, of whatever use- will be really lucrative.” <text:line-break/><text:line-break/>Daginal looked at Dreth. His face was arched worry, cheekbones held tight and mouth in a little grimace. </text:p>
      <text:p text:style-name="P7"><text:line-break/>“Carb works for the Kestligar, Dreth.” He's signed NDA's. Don't worry man.” <text:line-break/><text:line-break/>Carb looked over at Dreth's worried face over his shoulder. “Its a good instict to be worried though. Someone else might try to steal that from you. Me- Well the company has my contract. So not to worry young CEO. No competition here. </text:p>
      <text:p text:style-name="P7"/>
      <text:p text:style-name="P7">The three men gathered closer to the crushed substance on the plate. <text:line-break/><text:line-break/><text:soft-page-break/>“What does it do?” Asked Carb. </text:p>
      <text:p text:style-name="P7"/>
      <text:p text:style-name="P7">“It makes you a much better fighter. Faster, more powerful. From what we;ve observed. Don't like the look of the side effects much though.” Said Daginal</text:p>
      <text:p text:style-name="P7"/>
      <text:p text:style-name="P7">“Bad fuel can be hard on an engine.” Said Carb. He flicked his little glasses closed and sunk them back into the open pocket of his coveralls. </text:p>
      <text:p text:style-name="P7"/>
      <text:p text:style-name="P7"><text:s/>The open green space of the workshop was quiet. In the distance another engine, towering over the space and men below was only dwarfed by the trees. People bustled about, brining parts where they were needed- scrap hauled off. A hundred little ants working on the giant round beetles of the engines. </text:p>
      <text:p text:style-name="P7"/>
      <text:p text:style-name="P7">“have you tried whatever this is?” Asked Carb. <text:line-break/><text:line-break/>“No we haven't” Said Dreth “Watched a man who did- he broke Dag's eyesocket. <text:line-break/><text:line-break/>“That would take some doing.” </text:p>
      <text:p text:style-name="P7"/>
      <text:p text:style-name="P7">Carb twisted the dial on the readout and shut it off. He sighed. With a small end of a flathead screwdriver he scooped a bump of the pink fibres off of the ceramic white of the sensor tray. The motion left a little bay in the continent where once there was a coast line of pink. </text:p>
      <text:p text:style-name="P7"/>
      <text:p text:style-name="P7">“There's someone else who can give us a good idea about this-”<text:line-break/><text:line-break/>Dag and Dreth looked around. Dreth was peering around the edges of the metal rack when Carb touched him on the arm, the screwdriver bump still balanced in his hand, elbow at a 90 degree.</text:p>
      <text:p text:style-name="P7"/>
      <text:p text:style-name="P7">Carb laughed- and pointed. “The oil wood, see what she has to say about this.”</text:p>
      <text:p text:style-name="P7"/>
      <text:p text:style-name="P7">Dreth rolled his eyes and relaxed his tense shoulders. “That stuff isn't exactly on the approved substances list- you scared us.”</text:p>
      <text:p text:style-name="P7"/>
      <text:p text:style-name="P7">“Sorry it was fun to see you squirm. And the approved substances list also doesn't allow for half the fuels and fusion products that are used around here... We just do a good job of cleaning up.”<text:line-break/><text:line-break/>“Over regulation if you ask me-” Daginal said- more parroting what he'd heard than saying what he felt. But what he felt wouldn't make him a success.</text:p>
      <text:p text:style-name="P7"/>
      <text:p text:style-name="P7">Dreth and Carb were at the Oil tree now- Dag caught up and looked over Carbs shoulder- The fine filiment snowing off the end of his screwdriver as he impreceptibly shook it over the veiny arches of the roots. The membranes between the hard sections contracted as the fine hairs of the drug made contact and then drew in. </text:p>
      <text:p text:style-name="P7"/>
      <text:p text:style-name="P7">NO back said Dag and held onto Sentinals collar as she came between their legs sniffing to see what the three of them were upto. </text:p>
      <text:p text:style-name="P7"/>
      <text:p text:style-name="P7">The four of them backed up as the tree reacted. The dark reddish bark flared and the black pattern beneath glowed a coal burning red. A harsh groaning sound eminated from underneath the earth </text:p>
      <text:p text:style-name="P7"/>
      <text:p text:style-name="P7"><text:soft-page-break/>“She's in pain.” Said Carb. He moved to the fuel canister- “I'm going to give her some help- we can't leave her like this-”<text:line-break/><text:line-break/>“Wait.” Commanded Daginal. “If she dies I'll have two more brought here. Start up expenses.”</text:p>
      <text:p text:style-name="P7"/>
      <text:p text:style-name="P5"><text:span text:style-name="T12">“I can't risk it you can't replace her she's seen my whole family.”<text:line-break/><text:line-break/></text:span><text:span text:style-name="T12">“Carb. Do as I say.” Carb looked at the young man. <text:s/>The calculations of could his social and contractual standing let him defy rushed through his head. A start up entrepreneur was a special class. Not quite over a tradesmen. But also this was a Kestligar. It might be </text:span><text:span text:style-name="T2">the Kestligar </text:span><text:span text:style-name="T12">soon. <text:line-break/><text:line-break/>“Ohhh my heart breaks sir please. Let's stop this. Fuck. I made a mistake. That's my grandfather's tree.” <text:s/>Carb pulled a book out of a hollow in the tree's trunk. He flipped furiously at the care instructions “Can trees feel pain?”</text:span></text:p>
      <text:p text:style-name="P7"/>
      <text:p text:style-name="P7">Dreth was there too looking over the book. “I don't think so” <text:line-break/><text:line-break/>A noise from beneath the earth the reverberated up the trunk said differently. A groaning ripping noise that made Sentinal howl and begin to bark protectively. <text:line-break/><text:line-break/>Daginal watched all this with cool indifference. There was a block here and none of the emotion was getting in. What he saw was data, money, and the path he'd have to take to success. <text:s/>The ground around them shook as new roots drove like spears. Daginal could see the edges of the fire bunker being lifted and pulled down as the roots elbowed it for space. And suddenly a beautiful display of wild blue branches shot from the old limits of the tree. New wood was growing at a rate that would have taken fifty years, <text:line-break/><text:line-break/>“That's a stock marker Dreth.” Look how high that candle just grew. The tree was twice the size it has been just moments ago. Beautiful blue needles marked the new growth and shone like gun metal. <text:s/>The root system had fanned deep into the soil and even up the steel Ibeams of Carbs workshop. Seeking anything to hold the ponderous mast of glowing red trunk that hissed and whined like machinery and twisting metal. </text:p>
      <text:p text:style-name="P7"/>
      <text:p text:style-name="P7">“A stock marker that is going to get us seen by the regulatory inquisitors if we're not careful. We need to shut this down and get the fuck out of here.”<text:line-break/><text:line-break/>“what are you looking so miserable about? There's a whole ocean of money here and no one can get at it except for me.” </text:p>
      <text:p text:style-name="P7"/>
      <text:p text:style-name="P7">Carb had pulled a high pressure line from the fuel supply to the engine and hit the main fire button. The engine was spinning but not firing and a creek's worth of fuel ran into the straining web of the oilwood. Like a tempered sword it hissed and the glowing red begain to cool. </text:p>
      <text:p text:style-name="P7"/>
      <text:p text:style-name="P7">Carb came to Daginal and Dag noticed the pupils in his eyes were wide and frantic, open like a manhole cover blown wide, gasping grasping at the light. </text:p>
      <text:p text:style-name="P7"/>
      <text:p text:style-name="P7">“Look at me.” He reached up and grabbed Carb by his sinyewy shoulders the caps of his deltoids fitting like handles into his clawed hands “ You're going to be fine. When the iquisition get's here we'll be gone, and so will all the evidence.”<text:line-break/><text:soft-page-break/><text:line-break/>Dreth cleaned the little continent of pink off of the sensor tray with a razor blade. Carbs eyes kept flitting to the motions of his hands and the baggie with the skull and axe. </text:p>
      <text:p text:style-name="P7"/>
      <text:p text:style-name="P7">“Look. At. Me.” <text:s/>The eyes came to him again and stayed<text:line-break/><text:line-break/><text:line-break/> You will lie to them. You'll say you treated the tree with samples of the corrosion from those lines- <text:s/></text:p>
      <text:p text:style-name="P7"/>
      <text:p text:style-name="P7">He led Carb to the lines, his hands made an imprint on the skin and muscles of the shoulder. He turned the man to the refuse of the repair, the old circulation system of this engine, newly excised. They were perfect on the outside. The serial numbers still crisp and visible like they'd just come out of their carbon sheathing. Daginal pulled a cutter from Carbs tool belt and put it in his hands. <text:line-break/><text:line-break/>“Cut it.” Reflexively the craftsman made an incision that opened the passageway like a vein. Blue flakes of oxidation drifted out of the split. </text:p>
      <text:p text:style-name="P7"/>
      <text:p text:style-name="P7">“So you'll say...” </text:p>
      <text:p text:style-name="P7"/>
      <text:p text:style-name="P7">“I found this decay and gave it to the oilwood.”</text:p>
      <text:p text:style-name="P7"/>
      <text:p text:style-name="P7">Good. Daginal straightened and his voice changed. Elongated vowels and affected <text:s/>“ Mr. Venturi whhat exactly happened here.” The voice was so alike with the head inquisitor's that Carb's nose flared, and he had to turn and look to make sure that Daginal was still speaking. </text:p>
      <text:p text:style-name="P7"/>
      <text:p text:style-name="P7">“I had finished my test. I got the engine to fire. </text:p>
      <text:p text:style-name="P7"/>
      <text:p text:style-name="P7">“Yes we heard that. And saw your oilwood burn. What we do not understand is why- your sacred tree has grown twice it's size and with such splendid colors.”</text:p>
      <text:p text:style-name="P7"/>
      <text:p text:style-name="P7">I I had opened these old lines- to see if maybe I could recommend a better way to the parts makers. So this wouldn't happen again.” Carb fumbled with the splinter choked line in front of him. “ You see it's a good engine but they are prone to this failure” And held the rotten core of the perfect part out to the imagined inquisitor </text:p>
      <text:p text:style-name="P7"/>
      <text:p text:style-name="P7">“Very industrious of you” Said Daginal- arms behind his back, one wrist held by the other hand in exact facsimile of the authority who was more than likely walking from the administratum in the citadel to ask these very questions. <text:line-break/><text:line-break/>“And I got these splinters in my hands- my hands are my tools so I came to the tree for help-” <text:s/></text:p>
      <text:p text:style-name="P7"/>
      <text:p text:style-name="P7">“You washed the splinters into the roots?” <text:line-break/><text:line-break/>“ I did sir.”<text:line-break/><text:line-break/>These are not the normal contaminates your trees are used to are they? <text:line-break/><text:line-break/>“No but the tree.” <text:line-break/><text:line-break/><text:soft-page-break/>I understand your class worships these, and we tollerate your suspersition because of your efficacy with engines. But the company pollicy protects us- even from ourselves. Do not do this again. Give me the fuel lines- we'll send them to the laboratories for testing. You may have discovered something useful.”</text:p>
      <text:p text:style-name="P7"/>
      <text:p text:style-name="P7">Carb went to hand Daginal the lines. Dag relaxed his posture and the cloak of the inquisitor impersination fell off of him like a cape cut from it's clasps. </text:p>
      <text:p text:style-name="P7"/>
      <text:p text:style-name="P7">“Keep those Carb. You'll need them. You'll be fine.” <text:line-break/><text:line-break/>Carbs pupils narrowed. He saw Daginal again. “Thank you.”</text:p>
      <text:p text:style-name="P7"/>
      <text:p text:style-name="P7">Dreth had finished cleaning the sensor plate. He peaked his head around the front side of the workshop to see a procession of engine movers- a parade of workmen like infantry around an elephant, marhing along side the huge levitating bed the repaired engine would be transported in to it's ship. </text:p>
      <text:p text:style-name="P7"/>
      <text:p text:style-name="P7">“Ok we have to go-” Said Dreth. </text:p>
      <text:p text:style-name="P7"/>
      <text:p text:style-name="P7">“But what about Terra sir what do I tell them? <text:line-break/><text:line-break/>They all looked at the sensor array- the wall of electronics that loomed over the workshop. It had seen what they'd done. Read the chemical constituants of the powder. <text:line-break/></text:p>
      <text:p text:style-name="P7">Dreth Looked at Daginal</text:p>
      <text:p text:style-name="P7"/>
      <text:p text:style-name="P7">“People like us don't get watched by Terra.” We're small fish. <text:line-break/><text:line-break/>“You're not. You're the Kastilgar.” Said Carb. </text:p>
      <text:p text:style-name="P7"/>
      <text:p text:style-name="P7">“Not if I don't get this start up going.” Daginal shifted in his boots. “I'll talk with Terra <text:span text:style-name="T1">if</text:span> they call Carb. You just send them to me. Don't say a word.” </text:p>
      <text:p text:style-name="P7"/>
      <text:p text:style-name="P7">“I don't like that.” The bottom of his lips were turned into a scowl. </text:p>
      <text:p text:style-name="P7"/>
      <text:p text:style-name="P7">The sounds of the talking workmen were louder now and the little celebration that marked a successful repair would be on them in a few moments. <text:line-break/><text:line-break/>Sentinal – Come said Daginal. “I don't either. Sorry to put you in a pinch. Blame me if you're in trouble. I'll take it.”</text:p>
      <text:p text:style-name="P7"/>
      <text:p text:style-name="P7">Carb shook his head- always in trouble this one. Alright. Come see me again some time when you're not going to bring the bosses down on me. <text:line-break/><text:line-break/>He extened his hand. Thanks Carb. I'll remember this. You've got a favor in your front pocket if I can ever do anything for you. They clasped hands </text:p>
      <text:p text:style-name="P7"/>
      <text:p text:style-name="P7">“Don't get me in trouble first favor. Second pass your start up and make me chief engineer. <text:line-break/><text:line-break/>Daginal winked “I'll see what I can do.” They two students pulled their hoods up and ducked out the back of the workshop, through the black streak of the engine's firing and into the woods and ferns that <text:soft-page-break/>rounded the ring of workshops. They split up at the parts warehouses, Buildings of Brick and grown old with vines hanging from their steel corrugated roofs. Runners shuffled inbetween the massive bins and shelves looking for this bit or that, and in moments they were lost to the spin and hustle of firelake. <text:line-break/>When Daginal finally stopped moving He looked up at the enormous tether of the elevator. A ship was crawling up the spider's wire, for launch on the platform. </text:p>
      <text:p text:style-name="P7"/>
      <text:p text:style-name="P7">He looked at Sentinal. “We might get through this yet. We might just.” <text:line-break/><text:line-break/>THIS CHAPTER IS AFTER DAGINAL GET'S PAST HIS STARTUP TEST. </text:p>
      <text:p text:style-name="P7"/>
      <text:p text:style-name="P7">It was four in the morning and the ferns around the monolithic temple had just begun to unfurl from their nightly wrap against the cold and mist. Larnterns golden and ornate shone, as if tame enourmous fireflies all doing their duty to light the central walk way to the temple. <text:line-break/><text:line-break/>Daginal shivvered in his light cerimonial robes. The rune bedecked black flowed down his back, open at the chest and arms, and deeply hooded it almost blocked the light of the lanterns. His bare feet padded noiselessly at the flaggon stones of the steps. </text:p>
      <text:p text:style-name="P7"/>
      <text:p text:style-name="P7">Viewed from above Daginal had just entered the first of thirteen concentric circles. Each circle had a named gate, a password, and a ritual that had to be performed before it could be passed. <text:line-break/></text:p>
      <text:p text:style-name="P7">“This would be beautiful if I wasn't late.” he glanced at the time readout on his in planted heads up display. The numbers reading straight from the back of his retinas. Four o seven. <text:line-break/><text:line-break/>“and of course this place is a labarynth, every gate is half way around the circle again.” He checked the walk way- there was no one else there. <text:line-break/><text:line-break/>“Run man. Do it. It is the only way you'll make it” He inhaled sharply and cut through the manicured grasses, bonzai oilwoods, king's guards, and purse plants. He shouldered a purse on accident and one of the flowers errupted little gold flowers- like coins onto the green. </text:p>
      <text:p text:style-name="P7"/>
      <text:p text:style-name="P7"><text:s/>He arrived the the first gate puffing and not from the pathway- but from a flowerbed. The gaurdian priest looked annoyed but asked him to pass to the veil. Fifty feet of stone black curtain flowed from a water feature above. Motionless the oil dropped perfectly silent. <text:line-break/><text:line-break/>It didn't appear to move, but it was a flowing waterfall. </text:p>
      <text:p text:style-name="P7"/>
      <text:p text:style-name="P7">To begin the ritual Daginal rung a carved steel tube that gonged deeply three times. <text:line-break/><text:line-break/>What is wanted? </text:p>
      <text:p text:style-name="P7"/>
      <text:p text:style-name="P7">To pass through the veil of security. <text:line-break/><text:line-break/>Do you have your keys? <text:line-break/><text:line-break/>I do</text:p>
      <text:p text:style-name="P7"/>
      <text:p text:style-name="P5"><text:span text:style-name="T12">A hand was extended through the veil and the sheet of liquid parted. The liquid left no stain, nor did it </text:span><text:soft-page-break/><text:span text:style-name="T12">wet the arm, but flowed like mercury. The only indication that it was moving at all was the now open rift where the arm extended. <text:line-break/><text:line-break/>Dagnal pulled back the sleeve of his robe and grasp the forearm of the extended arm. <text:s/>It clasped his back. The handshake had begun. <text:line-break/></text:span></text:p>
      <text:p text:style-name="P7">An invouluntary twitch coursed his left leg. Sweat began to prickle the small of his back even in the cold morning air. </text:p>
      <text:p text:style-name="P7"/>
      <text:p text:style-name="P7">“There is so much riding on this. I have to pass these and get to the temple in time. My company is waiting there.” he thought. He was supposed to stay completely still but he shifted his arm ever so slightly so he could see the written letters he had put on the light rune etching of his cloak. </text:p>
      <text:p text:style-name="P7"/>
      <text:p text:style-name="P7">What is the first key? <text:line-break/><text:line-break/>KHH-7999192hhiiF2230-11 (MAYEBE SOMETHING BINARY HERE?) <text:line-break/><text:line-break/>And what is it's purpose?<text:line-break/><text:line-break/>SECURITY ABOVE ALL ELSE. SECRECY THAT YOUR COMPETITION MAY NEVER OVERTAKE YOU. </text:p>
      <text:p text:style-name="P7"/>
      <text:p text:style-name="P7">The hand behind the veil shifted grips. He now clasped Daginal's wrist- <text:line-break/><text:line-break/>“The count of secrecy” he thought to himself. This one was easy he didn't need to have anything written on his cloaks for this. He exteneded his four fingers wide like he was showing the number four to someone. The priest beyond the veil used his pinky finger to put his last finger down. </text:p>
      <text:p text:style-name="P7"/>
      <text:p text:style-name="P7">What is this? <text:line-break/><text:line-break/>Tell three what four need not know</text:p>
      <text:p text:style-name="P7"><text:line-break/>And this? <text:line-break/><text:line-break/>Tell to two what three need not know</text:p>
      <text:p text:style-name="P7"/>
      <text:p text:style-name="P7">The last?<text:line-break/><text:line-break/>Tell to one what two need not know</text:p>
      <text:p text:style-name="P7"/>
      <text:p text:style-name="P7">The priest's soft hands felt as if they had preformed no other labor than this grasping. He closed his fist around daginal's. The oily water of the veil made no sound so the whisper that escaped Daginal's lips<text:line-break/><text:line-break/>KEEP YOUR SECRETS KEEP YOUR SOUL. </text:p>
      <text:p text:style-name="P7"/>
      <text:p text:style-name="P7">Daginal though- “Oh the secrets. If only you knew.” He felt a little titter of pride at his secrets. “You're winning the game, and at your own rules” </text:p>
      <text:p text:style-name="P7"/>
      <text:p text:style-name="P7">The hand ungrasped his and withdrew quickly behind the veil. The gong struck again and the gate was <text:soft-page-break/>open. Daginal rushed through it not waiting for the formal closing of the ritual. </text:p>
      <text:p text:style-name="P7"/>
      <text:p text:style-name="P7">It went on like this through each gate. A run through the flowers and manicured lawns. Then to the gates and their individual tokens. He read the rights off the hem of his cloak- Outwardly he at least appeared to be devoted. But at his heart there was a tickle that this was all...</text:p>
      <text:p text:style-name="P7"/>
      <text:p text:style-name="P7">“Bullshit” he whispered to himself. Something wasn't right. </text:p>
      <text:p text:style-name="P7"/>
      <text:p text:style-name="P7">That whispered bullshit would be the last word he would utter for a week. The final gate was before him. Two huge window trees grew as the pillars of the gate. They glowed like white starlight was inside them. <text:s/>The light shone out through natural glass that grew inlaid in the wood. <text:s/>Another of the first Lady Kastilgars beautiful creations. The window trees grew in open sinuous lines with smooth white wood. The arching curving lines of the branches grew thousands of pieces of natural glass. The trees drank silica from the white sands piled at their roots. And each new year when the rains came they would add to the ornaments around their hollow boles. </text:p>
      <text:p text:style-name="P7"/>
      <text:p text:style-name="P7">Before the glowing trees was a silver amphorae and beneath it burned a flameless fire. Heat eminated but its source unseen. The priestess was small and fluttered around the vessel like a fox. Daginal looked at her from the side of his eye- like he didn't want to take in the whole picture, just see what was absolutly necessary. <text:line-break/><text:line-break/>“Gooooooooood Morning!” Said the fox priestess. “Isn't it just a beautiful day.” She smiled with little sharp teeth. <text:s/>The skin on Daginal's arms stood up. And his neck began to ache. He rubbed his throat. </text:p>
      <text:p text:style-name="P7"><text:soft-page-break/><draw:frame draw:style-name="fr1" draw:name="graphics2" text:anchor-type="as-char" svg:width="7.2917in" svg:height="7.2917in" draw:z-index="1"><draw:image xlink:href="https://ctl.s6img.com/society6/img/SDDbJ51NAoosd4yTb82r3_z_314/w_700/prints/~artwork/s6-original-art-uploads/society6/uploads/misc/5c6a40d48bbb4efa8525b0a299d97f33/~~/colombian-necktie-kitsune-masked-girl-prints.jpg?attempt=0" xlink:type="simple" xlink:show="embed" xlink:actuate="onLoad"/></draw:frame> </text:p>
      <text:p text:style-name="P7"/>
      <text:p text:style-name="P7">Columbian Necktie example. </text:p>
      <text:p text:style-name="P7"/>
      <text:p text:style-name="P7">He nodded. She looked him over like a nurse assessing a patient. “You're almost late. Look at the cauldron,” and she scrunched up her shoulders cheeks and noise, closed her eyes tight quickly and smiled a satisfied <text:s/>“almost full!” she said chipper and happy. </text:p>
      <text:p text:style-name="P7"/>
      <text:p text:style-name="P7">“Now come stand over here. No over <text:span text:style-name="T1">here</text:span> and she nugged him ever so slightly to the left. </text:p>
      <text:p text:style-name="P7"/>
      <text:p text:style-name="P7">She was wiggling with excitement. What do they do to these people in the priesthood to make them <text:soft-page-break/>like this? Thought Daginal. The pain would be nothing. But she was <text:span text:style-name="T1">enjoying </text:span>this. </text:p>
      <text:p text:style-name="P7"/>
      <text:p text:style-name="P7">She hummed a little tune and sang while he stood at the final gate and waited. “Ever closer to thee.” He caught a few of the lyrics. <text:line-break/><text:line-break/>“Alright- now you hold still. I'd tell you it won't hurt a bit... but it will.” And she smiled In her palm was a curved small knife round like a coin and hollow at the center. Bound with silver wire to an ivory handle the blade looked like a hollow moon half risen over white sand coast. </text:p>
      <text:p text:style-name="P7"/>
      <text:p text:style-name="P7">Up on her toes and she whispered the words of the ritual. <text:line-break/><text:line-break/>“We will never reveal the secrets of the temple. To never speak it's secrets I give my tongue. my throat ... be cut from ear to ear, and my tongue torn out by its roots;"</text:p>
      <text:p text:style-name="P7"/>
      <text:p text:style-name="P7">Daginal made the cerimonial motion across his throat with hand held palm flat and thumb out like a knife. He dropped the arm in a stilted motion And the little priestess plunged the moon knife up to its hilt just above the hyoid bone. Deftly she slid a hook into the wound and Dag could feel a tearing and a pulling at the bottom of his mouth- then something meaty slid into his throat like he had swallowed a hunk of steak too big, unchewed. He coughed and choked. Blood spattered the little priestess and she smiled and dropped the tongue in the cauldron but not before she stopped to show it to him. <text:line-break/><text:line-break/>“Look at that. Beautiful. Devotion.”<text:line-break/><text:line-break/>Dag sputtered and blood ran down his chin and over his chest from the cut in his neck His mouth felt strangely empty and like he was missing a finger. He tried to search and touch his teeth but the feeling was gone. </text:p>
      <text:p text:style-name="P7"/>
      <text:p text:style-name="P7">“Look at me- do the rest- you've only got a short while.” Said the priestess with a chidding manner. <text:line-break/><text:line-break/>Dag tried to inhale but there was blood running down his throat and he coughed and a fine mist came from the wound as air exited it. </text:p>
      <text:p text:style-name="P7"/>
      <text:p text:style-name="P7">She said the words he could not but he made the motions- a small cupping over his left breast "our breasts ... be torn open, our hearts and vitals torn out and given to the birds of the air and the beasts of the field;" she intoned eyes closed and fluttering almost in exstacy. He motioned the symbolic heart forward </text:p>
      <text:p text:style-name="P7"/>
      <text:p text:style-name="P7">She finnished with a sensuous "our body ... be cut asunder and all your bowels gush out” and he drew his hands across his belly and then hit his knees on the paving stones of the pathway through the gate. </text:p>
      <text:p text:style-name="P7"/>
      <text:p text:style-name="P7">Hurry screamed through his brain as the woman bounced to a silver dish on a stone pedestal and grasped a fist full of dust from its curves. She held the substance loosly and little grains of it drifted from her fingers. </text:p>
      <text:p text:style-name="P7"/>
      <text:p text:style-name="P7">“You did well. Almost done. There's a good boy.” She was so young thought Daginal odd thoughts filling his mind- destractions from the pain. She hooked his mouth open with her two fingers.<text:line-break/><text:line-break/>“Now this- you'll remember this for the rest of your life. She quivvered- the cerimony reaching it's climax- and let out a soft coo of a moan. <text:line-break/><text:soft-page-break/>“ohhhhh the lord's service is so sweet.” And once the swell had finished <text:s/>She dusted the contents of her hand into his mouth. </text:p>
      <text:p text:style-name="P7"/>
      <text:p text:style-name="P7">Now this was pain. He tried to spit but found that he could not make the motion. He settled for open drooling. The dust immediately began to sizzle a chemical sound in his mouth. She tipped his head back and the liquid and power tumbled down with no tongue to stop them. The slit at his throat fizzed</text:p>
      <text:p text:style-name="P7"/>
      <text:p text:style-name="P7">He fell onto his side and coughed. What was once red blood and misting with the breath was now deep maroon and clots and then stopped all together. </text:p>
      <text:p text:style-name="P7"/>
      <text:p text:style-name="P7">“Breath!” She said And he inhaled without trouble. </text:p>
      <text:p text:style-name="P7"/>
      <text:p text:style-name="P7">He sat on the stones for a long time. She said nothing seemingly unaware of his presence but humming softly. The caldron bubbled and she dotted over it like a witch with a brew. One hundred and twenty one of his classmates tounges were in that caldron and his in with it. </text:p>
      <text:p text:style-name="P7"/>
      <text:p text:style-name="P7">Daginal looked around him. The sun was just beginning to rise and it lit the flowers and the smell petrichor rose from the rich black dirt. He smiled. They'd made it. Despite terrible odds and having to bend the rules a little he'd made it. He'd be an owner and a Kastligar. He laughed with relief but the sound came out odd and kind of horrifying. </text:p>
      <text:p text:style-name="P7"/>
      <text:p text:style-name="P7">He stood. Finally ready feeling drained after the ordeal he walked through the stained glass wood tree gate and into the tample grounds. He balled his hands to fists and punched them upward shook and smiled. <text:line-break/></text:p>
      <text:p text:style-name="P7">The Temple was in full view now. Each detail apparent. <text:s/>One of his classmates Shield was standing on the steps to go inside looking at the saints and business men of old. He was so small next to the jagged shard of pure titanium that rose far into the clouds <text:s/>The temple told a history for any who would read it.</text:p>
      <text:p text:style-name="P7"/>
      <text:p text:style-name="P7">It had been forged in the empire works.The constellation of planet sized forges that could smelt the diadems on the crown of man. The largest objects in creation. Works so large as to dwarf <text:s/>planets and even stars. And it had made this spire of pure titanium. Huge gravity barges had lowered it like a thorn into a grape- it sunk four miles into the surface- and stood just as high. </text:p>
      <text:p text:style-name="P7"/>
      <text:p text:style-name="P7">Daginal was at sheild's side now and they nodded. Unable to speak. Daginal looked up and saw the corporate father. Keith Barton. The start of all of this. He'd hear enough of that fuck's story- he'd heard it too many times. He looked for other more interesting obscure characters. </text:p>
      <text:p text:style-name="P7"/>
      <text:p text:style-name="P7">Shield was a man of carved jaw, and shoulders like an ape. He smiled and then opened his mouth for Daginal to see the empty hole where his tongue had been. Then he motioned for Dag to do the same. <text:line-break/><text:line-break/>“I guess this is as close to looking at himself as he's going to get-” He opened his empty mouth. Shield looked in. Moved his head back and forth to get a better view. Then knodded and garbled something uninteligable. <text:line-break/><text:line-break/>“Marooove misela pireesste sreeehea hurt wa” A little fleck of spit jumped the rim of Shield's mouth as he tried to make himself understood. <text:s/></text:p>
      <text:p text:style-name="P7"/>
      <text:p text:style-name="P7">Dag shook his head and held up a hand. Pantomimed a “what?” with his hands. </text:p>
      <text:p text:style-name="P7"><text:soft-page-break/></text:p>
      <text:p text:style-name="P7">Frustrated Shield begain to try again. He moved closer as if that would help. <text:line-break/><text:line-break/>Encouraged instead of deflected Shield started in on charades. He made clenched fist and curcumscribed a little round on its top. Then punched the imagined knife into his neck. Pointed to the gate and then made a curvy motion and pointed. <text:line-break/><text:line-break/>“The priestess.” Thought Daginal “what about her? Ohhhh ” The mans motions after this thought made it clear he was taken with the little prophetess. </text:p>
      <text:p text:style-name="P7"/>
      <text:p text:style-name="P7">“I'm glad he's got his tongue cut out. Wouldn't want to hear this even if he was intelligible” Dag nodded. Hopping outward agreement would get Shield to shut up. He patted the hulking shoulder and gave a thumbs up. Then left Shield staring in the direction of the gate, wanting to wander in peace.<text:line-break/> <text:line-break/><text:line-break/>He searched the arch of the temple entrance. It was marked with a green line that shot parabolic through the rows of massed saints of business, boardrooms of old. It represented the companies eternal mantra. GROWTH. Everyone took pride and comfort in it. No matter how deep the depression, the line of the growth of man would always turn skyward again, progress, value, profit. Daginal's eyes followed it until it passed into the clouds and out of view. Then back down to the saints. </text:p>
      <text:p text:style-name="P7"/>
      <text:p text:style-name="P7">There was Ichman the hatchet who'd saved the Gamble family brand. His statue was in a third alcove and a family of birds was living <text:s/>at his feet. He'd personally <text:s/>overseen the re-utilization of four hundred thousand human resources. Which is to say he'd fired them. Managed to kept the workers from rebelling at losing their positions, pensions, and prospects. Then redeployed them at new positions or sold them. With pennies to them and a colossal bonus to himself. </text:p>
      <text:p text:style-name="P7"/>
      <text:p text:style-name="P7">Inaz the inventor. Daginal looked further to the rows Capitanesses and Captains of industry. There she is. Her out stretched hand holding the head of her dead lover Pescadal. She'd been the first to discover and implement nano-technology. But Not in time to save Pescadal. Well his body at least. The mind lived on in that skull for thirty years, he'd outlived her even. Their love had driven her to innovate amazing inventions that were the basis for a whole branch of modern medicine. </text:p>
      <text:p text:style-name="P7"/>
      <text:p text:style-name="P7">Down the steps and to the side of the temple now. He folded his hood around his face and wiggeled his toes in the grass. Birds began to sing in the distance. He smelled the sulfur smell of the geothermal vents that powered the temple. There she was. Rags to riches. He laughed to himself. He'd done it. “Maybe I'll have a statue next to yours someday.” He kissed the foot of Leoa Avo and brushed the corner of her money throne. “Bring me fortune” His fingers pressed against the green titanum bricks of bills.<text:line-break/><text:line-break/>She'd built her own fortune, Saint Leoa Avo, with her fists. A poor Clavari of a terciary house she'd been the fircest fighter in two weight devisions. Fighter after fighter broke themselves on her implacable skill and phesique. That rise was just the start of her career. She asked to be added to the board of the fighter's media company. Laughed out of the meeting- she had no start up credentials. No house or business connecitons. She'd gone on to own that company in twelve months. <text:line-break/><text:line-break/> <text:s/>the fighting mogul who ran the rings was bankrupted in an enormous series of bets and stock plays. Avo <text:s/>uncannily picking the winners always-buying and selling with the precision of a predator. <text:s/>The old owner had shot himself on a backwater moon, penniless. Some say with a pistol sent to him from the <text:soft-page-break/>Lioness herself. Legs spread feet planted wide, the statue lounged on the throne of bills. The face was menacing, a smile of avarice and power. Knuckles ground into a fist Daginal could almost hear them cracking. He stepped back from the alcove </text:p>
      <text:p text:style-name="P7"/>
      <text:p text:style-name="P7">The whole surface of the temple was an irridecent black. And it shone like color shifting ink. In some places though, like Leoa's bricks of money, <text:s/>the metal had been treated differently and the oxide layer was green- or red- or purple. Saints propitiated Daginal wandered through the temple enterance. <text:s/></text:p>
      <text:p text:style-name="P7"/>
      <text:p text:style-name="P7">Daginal came in a side door. It was a basement, below the main floor. It was small and he could hear the chorus of his classmates upstairs, mute noises of shuffling feet and grunts. Some like Shield, were mutely gargling at each other. Unable to stop talking even mute. </text:p>
      <text:p text:style-name="P7"/>
      <text:p text:style-name="P7">“Time to go stand in that fray.” Step by step he assended from the basement and into the Narifex. One hundred and twenty one new sharks. Mouths and chests still bloody. And nothing to eat but each other. </text:p>
      <text:p text:style-name="P7"/>
      <text:p text:style-name="P7">He leaned against the metal of the stairwell, just beyond the last step. No one saw him as he scanned the throng. </text:p>
      <text:p text:style-name="P7"/>
      <text:p text:style-name="P7">Light shone through the windows and illuminated the crystiline stripe that ran the circumference of the room. Stock symbols and their prices moved like a long snake along the crystal band. Windows showed beautiful multi colored glass of analysis charts. Data pumped in this place like a heartbeat. There was a clump of many swarming at the fountain of information. Great whites at the body of a whale riping free hunks of fat and muscle. </text:p>
      <text:p text:style-name="P7"/>
      <text:p text:style-name="P7">Those trading, saw the data on their occular heads up displays embedded in their retinas. It gave their eyes an eerie glow. Daginal centered on a young woman who seemed in awe- unable to grasp all the information that was freely offered them now. He watched her profit in the course of two minutes fourteen million GIGACOINS in successful trades. Her fingers couldn't move fast enough, it was like a fountain of money she <text:s/>was desperately grabbing at, grasping a fraction. <text:line-break/>They looked infected with a disease that made them grab, type, swipe and scroll with arms flailing and jerky. </text:p>
      <text:p text:style-name="P7"/>
      <text:p text:style-name="P7">This behavior set Dag on alert. “There are two packs here- One not trading the windows. And the others are ignoring it” He looked closer. Why in a room full of sharks- would one group not be eating a fated whale? He might ask Dreth but he was no where to be found. </text:p>
      <text:p text:style-name="P7"/>
      <text:p text:style-name="P7"><text:s/>Barria Petrosvik sat with his head hung between his hands.His cloak hung over his head and hid his features. But Daginal knew him by his tattoos. He was watching the center pulpit and breathing in and out in deep long breaths. </text:p>
      <text:p text:style-name="P7"/>
      <text:p text:style-name="P7">“Wonder if Petrovk knows what's going on here.” He siddled past a few other students, did a “no you go- ok I'll go- oh stop you're going” trying to pass in the space between the pews. Petrovk had noticed him when he sat down. <text:line-break/><text:line-break/>Petrovk came from another old manufacturing family. Theirs was a weapons foundry that built small arms, munitions, and very effective body armor. It was said wether you were shot or survived on a battlefield- the Petrovik's made money. </text:p>
      <text:p text:style-name="P7">Dag jerked his head towards the group of traders at the windows and dove one eye brow deep in furrow then shrugged. </text:p>
      <text:p text:style-name="P7"><text:soft-page-break/></text:p>
      <text:p text:style-name="P7">Petrovik exhaled then looked towards the windows. He stared long at Daginal, an amused smile on his lips. Then he went back to his breathing. Daginal wasn't having this. He jostled Petrovik and again repeated his eyebrow query. <text:line-break/><text:line-break/>Eyes rolling Petrovik looked at him again. He couldn't belive someone from an old house like the Kastligar knew so little of the world. Competition would not be so fierce. </text:p>
      <text:p text:style-name="P7"/>
      <text:p text:style-name="P7">Petrovik pantomimed his hands cuffed together and then looked at the traders. He took a coin from his pocket and held it up. Daginal was putitng words together in his head. Slavery. Money.</text:p>
      <text:p text:style-name="P7"/>
      <text:p text:style-name="P7">On the inlay of the wood of each pew was a holofoil sensor square. It was a place where the penatent, the worshipers could donate to the temple. There was a moment in each service- where wallets came out- phones were scanned and money poured into the edifice. The largest donators were shown on the temple windows. </text:p>
      <text:p text:style-name="P7"/>
      <text:p text:style-name="P7">The coin danced, in Petrovik's hand, and he motioned as if to slide into the holofoil. <text:s/>“The church's money-” Pointing to the traders he shook his head. “The traders have no money” He palmed the coin from one hand- the hand close to the holofoil and then to the hand exteneded to the traders- “they've borrowed- they're trading on margin.” </text:p>
      <text:p text:style-name="P7"/>
      <text:p text:style-name="P7">Daginal's pupils widened when the relizatoin hit him. It was a trap. He needed to find Dreth. He stood up and clapped Petrovik on the shoulder and gave him a salute. The motion pleased the nascent arms merchant who seemed deeply amused at the whole interaction. Daginal held out his hand and willed an image to show on his holodisplay. Dreth's face shown from the projector</text:p>
      <text:p text:style-name="P7"/>
      <text:p text:style-name="P7">Petrovik shook his head. Daginal scanned the room. It was now – that Daginal began to realize just ho much he depended on Dreth. For knowledge, for aid in tasks he could not do. His cocksuredness on walking into the temple was fading. Down the rows of pews he nudged other students and showed them the holo of Dreth. Most shook their head. He was closer to the front of the temple now and the pulpit loomed. <text:line-break/><text:line-break/>Then one student did knod his head. He pointed to a glowing alcove. Someone had seen Dreth! He walked quickly his cerimonial robe flowing behind him. </text:p>
      <text:p text:style-name="P7"/>
      <text:p text:style-name="P7">The alove lead into the depths of the temple. What was down here? Daginal asked himself. There were many things he was asking himself at this moment. Like did he have any idea how to run a company? He'd always thought that you passed your start up and then.... “and then you were just head of the company. Money came easy and you wouldn't have to worry.” He thought about the hundred things his father did- non of which he knew how to do. He took the steps two at a time and passed few students on his way.</text:p>
      <text:p text:style-name="P7"/>
      <text:p text:style-name="P7">The first basement floor was a laticwork above and below. It was colder here. Great arches of frosted metal rose in loops in the walls. Daginal could feel them taking heat from his skin. Light flowed through the interwoven deck, and Daginal noticed that the floor above was visable, through none above could see him. Feet and shadows made strange darknesses like the passing of clouds. One such shadow hung over Dreth.<text:line-break/><text:line-break/>He was at the man's side in a moment and smiling. Dreth looked up from the book he was reading. His <text:soft-page-break/>face was ashen pale and he did not smile back. </text:p>
      <text:p text:style-name="P7"/>
      <text:p text:style-name="P7">Daginal did not like the look of this. His accomplice had always had the answers- they'd made it through the startup on his wits. <text:line-break/><text:line-break/>He begain to speak, then checked himself when the garbled grunt escaped his lips. He'd have started the same game of charades that he'd started with Petrosvik but Dreth had a pad of worn parchment at his elbow. He scratched out in a shakey hand <text:line-break/><text:line-break/>“We are fucked.” <text:line-break/><text:line-break/>“Why?” </text:p>
      <text:p text:style-name="P7"/>
      <text:p text:style-name="P7">He held up a corporation sectional book. Dag knew what it was but not what it contained. <text:line-break/><text:line-break/>“That doesn't mean anything to me. You're the master of the accounts ”</text:p>
      <text:p text:style-name="P7"/>
      <text:p text:style-name="P7">Dreth took the parchment away before he could finish. <text:line-break/><text:line-break/>“I got in here early. They'd set up the rituals two days before.” <text:line-break/></text:p>
      <text:p text:style-name="P7">Two days? Though Dag. Why were they letting people in that early? He shifted uneasily, he was deeply unprepared for this. <text:line-break/><text:line-break/>“I overhead the Precept sisters talking about it” Scrawled Dreth, his handwriting getting messy as he wrote faster. “competitive advantages. It's who you know they said. So I came early. I didn't think you'd want to do the reading- and you know I wanted something good to contribute.”</text:p>
      <text:p text:style-name="P7"/>
      <text:p text:style-name="P7">Daginal was regretting not doing the reading now. Dreth had saved them once again. Take good care of this man thought Daginal. He took the pen.</text:p>
      <text:p text:style-name="P7"/>
      <text:p text:style-name="P7">“Thank you. We'd be screwed without you. What'd you find? ” </text:p>
      <text:p text:style-name="P7"/>
      <text:p text:style-name="P7">Dreth shook his head and crossed out the “d be” and “without you” from daginals sentence and wrote a “'re screwed” above it like a teacher correcting a paper. It read “We're screwed” now. </text:p>
      <text:p text:style-name="P7"/>
      <text:p text:style-name="P7">Daginal underlined “What'd you find?” to ask it again<text:line-break/><text:line-break/>“Corporate structures. That's why were here. To corporate.” He set down the pen began flipping through the book. </text:p>
      <text:p text:style-name="P7"/>
      <text:p text:style-name="P7">“To <text:s/>i<text:span text:style-name="T1">n</text:span>corporate?” but dreth didn't notice the addition and instead pointed to the book. <text:line-break/><text:line-break/>It was a dusty tomb bound in leather of weird origin. Light and rippled. The pages listed hundreds of corporation types and the author's insights into the advantages and disadvantages of each one. </text:p>
      <text:p text:style-name="P7"/>
      <text:p text:style-name="P7">“Why is this bad?” asked Daginal. <text:line-break/><text:line-break/>Dreth crossed out “incorporate” and wrote “no it is corportate- to give body to. We have to give the <text:soft-page-break/>corporation personhood.”</text:p>
      <text:p text:style-name="P7"/>
      <text:p text:style-name="P7">Then he pointed to each of the </text:p>
      <text:p text:style-name="P7"/>
      <text:p text:style-name="P7"><text:line-break/><text:line-break/><text:line-break/><text:line-break/></text:p>
      <text:p text:style-name="P7"/>
      <text:p text:style-name="P7"/>
      <text:p text:style-name="P7"/>
      <text:p text:style-name="P7"/>
      <text:p text:style-name="P7"/>
      <text:p text:style-name="P7"><text:line-break/><text:line-break/></text:p>
      <text:p text:style-name="P7"/>
      <text:p text:style-name="P7"/>
      <text:p text:style-name="P7"><text:line-break/><text:line-break/></text:p>
      <text:p text:style-name="P7"/>
      <text:p text:style-name="P7"/>
      <text:p text:style-name="P7"/>
      <text:p text:style-name="P5"><text:line-break/><text:line-break/> </text:p>
      <text:p text:style-name="P5">THE BARBAST NEEDS MORE INTRO AND DIFFERENT&gt; NEEDS TO BE <text:s/>CORPORATION LIKE THE LDS CHURCH&gt; MORE CLEAN- less catholic- can be catholic in the structures but more.... suits and ties and such as a huge contrast to the dirty- and beggarly people. <text:line-break/><text:line-break/>Daginal will have a corperation- There are two types of people in this world- those that own corperatoins and those that don't and there is a huge devide between the two. The AI at the center is the same type- the type that used its person hood. <text:line-break/><text:line-break/>When daginal get's his corperation- he notices a clause in the fine print that most people don't even notice- that the AI has the exclusive right to buy out the corporation- the Ancient stake clause- most see it as an amazing thing_ “Imagine- one day to be bought by the ancients-” like it would be an honor. But Dag is both scared that someone might see the drugs on his books, and greedy- he doesn't want to have anyone take what is his. HE BUILT IT (Not really he's a privalidged fuck) so he searches throught the corprate structures and finds one an ancient one- the onboard personhood transfer- where the corporation becomes the person- takes their personhood- and it affords him all kinds of things. But he doesn't really realize that he's become a host for a virus. The Corprate irus and we get to see the inception- of what can be done when a virus takes over- and the suspected start of the AI itself. He starts to hear it talk. Like venom. But it wants money- power- and to grow. </text:p>
      <text:p text:style-name="P5"/>
      <text:p text:style-name="P5"/>
      <text:p text:style-name="P5"><text:line-break/><text:soft-page-break/><text:line-break/><text:line-break/><text:line-break/><text:line-break/><text:line-break/><text:line-break/></text:p>
      <text:p text:style-name="P4"><text:s/></text:p>
      <text:p text:style-name="P4"/>
      <text:p text:style-name="P4"/>
      <text:p text:style-name="P4"><text:line-break/><text:line-break/></text:p>
      <text:p text:style-name="P4"/>
      <text:p text:style-name="P4"><text:line-break/> </text:p>
      <text:p text:style-name="P4"/>
      <text:p text:style-name="P4"><text:line-break/><text:line-break/><text:line-break/><text:line-break/> <text:line-break/><text:line-break/><text:line-break/><text:line-break/><text:line-break/><text:line-break/></text:p>
      <text:p text:style-name="P4"><text:s/><text:line-break/>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ogle Sans" svg:font-family="'Google Sans', Roboto,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3-07-02T20:39:24.94</dc:date>
    <dc:creator>Blake Stanger</dc:creator>
    <meta:editing-duration>P14DT7H17M27S</meta:editing-duration>
    <meta:editing-cycles>270</meta:editing-cycles>
    <meta:generator>OpenOffice/4.1.11$Win32 OpenOffice.org_project/4111m1$Build-9808</meta:generator>
    <meta:document-statistic meta:table-count="0" meta:image-count="2" meta:object-count="0" meta:page-count="129" meta:paragraph-count="1228" meta:word-count="57039" meta:character-count="310717"/>
  </office:meta>
</office:document-meta>
</file>